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254000001B7B6B02AB2C7E529A6.png" manifest:media-type="image/png"/>
  <manifest:file-entry manifest:full-path="Object 1/Pictures/200001D500003D8500002D51112BB68CF4D79778.svm" manifest:media-type="image/x-svm"/>
  <manifest:file-entry manifest:full-path="Object 1/Pictures/10000001000002CF000002C00F85BD61C4746AA0.png" manifest:media-type="image/png"/>
  <manifest:file-entry manifest:full-path="Object 1/Pictures/2000000600004A37000048B5F7B0AAC0359406BC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999999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b2b2b2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b2b2b2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2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29:Sheet1.M39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padding</text:p>
          </table:table-cell>
          <table:table-cell table:number-columns-repeated="1638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formula="of:=[.A2]+2*[.B2]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0" office:value-type="string" calcext:value-type="string" table:number-columns-spanned="15" table:number-rows-spanned="1">
            <text:p>col</text:p>
          </table:table-cell>
          <table:covered-table-cell table:number-columns-repeated="14"/>
          <table:table-cell table:number-columns-repeated="3"/>
          <table:table-cell table:style-name="ce30" office:value-type="string" calcext:value-type="string" table:number-columns-spanned="15" table:number-rows-spanned="1">
            <text:p>col</text:p>
          </table:table-cell>
          <table:covered-table-cell table:number-columns-repeated="14"/>
          <table:table-cell table:number-columns-repeated="16347"/>
        </table:table-row>
        <table:table-row table:style-name="ro1">
          <table:table-cell table:number-columns-repeated="3"/>
          <table:table-cell table:style-name="ce30" office:value-type="string" calcext:value-type="string">
            <text:p>index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E5]+1" office:value-type="float" office:value="1" calcext:value-type="float">
            <text:p>1</text:p>
          </table:table-cell>
          <table:table-cell table:style-name="ce9" table:formula="of:=[.F5]+1" office:value-type="float" office:value="2" calcext:value-type="float">
            <text:p>2</text:p>
          </table:table-cell>
          <table:table-cell table:style-name="ce9" table:formula="of:=[.G5]+1" office:value-type="float" office:value="3" calcext:value-type="float">
            <text:p>3</text:p>
          </table:table-cell>
          <table:table-cell table:style-name="ce9" table:formula="of:=[.H5]+1" office:value-type="float" office:value="4" calcext:value-type="float">
            <text:p>4</text:p>
          </table:table-cell>
          <table:table-cell table:style-name="ce9" table:formula="of:=[.I5]+1" office:value-type="float" office:value="5" calcext:value-type="float">
            <text:p>5</text:p>
          </table:table-cell>
          <table:table-cell table:style-name="ce9" table:formula="of:=[.J5]+1" office:value-type="float" office:value="6" calcext:value-type="float">
            <text:p>6</text:p>
          </table:table-cell>
          <table:table-cell table:style-name="ce9" table:formula="of:=[.K5]+1" office:value-type="float" office:value="7" calcext:value-type="float">
            <text:p>7</text:p>
          </table:table-cell>
          <table:table-cell table:style-name="ce9" table:formula="of:=[.L5]+1" office:value-type="float" office:value="8" calcext:value-type="float">
            <text:p>8</text:p>
          </table:table-cell>
          <table:table-cell table:style-name="ce9" table:formula="of:=[.M5]+1" office:value-type="float" office:value="9" calcext:value-type="float">
            <text:p>9</text:p>
          </table:table-cell>
          <table:table-cell table:style-name="ce9" table:formula="of:=[.N5]+1" office:value-type="float" office:value="10" calcext:value-type="float">
            <text:p>10</text:p>
          </table:table-cell>
          <table:table-cell table:style-name="ce9" table:formula="of:=[.O5]+1" office:value-type="float" office:value="11" calcext:value-type="float">
            <text:p>11</text:p>
          </table:table-cell>
          <table:table-cell table:style-name="ce9" table:formula="of:=[.P5]+1" office:value-type="float" office:value="12" calcext:value-type="float">
            <text:p>12</text:p>
          </table:table-cell>
          <table:table-cell table:style-name="ce9" table:formula="of:=[.Q5]+1" office:value-type="float" office:value="13" calcext:value-type="float">
            <text:p>13</text:p>
          </table:table-cell>
          <table:table-cell table:style-name="ce19" table:formula="of:=[.R5]+1" office:value-type="float" office:value="14" calcext:value-type="float">
            <text:p>14</text:p>
          </table:table-cell>
          <table:table-cell table:number-columns-repeated="2"/>
          <table:table-cell table:style-name="ce30" office:value-type="string" calcext:value-type="string">
            <text:p>index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W5]+1" office:value-type="float" office:value="1" calcext:value-type="float">
            <text:p>1</text:p>
          </table:table-cell>
          <table:table-cell table:style-name="ce9" table:formula="of:=[.X5]+1" office:value-type="float" office:value="2" calcext:value-type="float">
            <text:p>2</text:p>
          </table:table-cell>
          <table:table-cell table:style-name="ce9" table:formula="of:=[.Y5]+1" office:value-type="float" office:value="3" calcext:value-type="float">
            <text:p>3</text:p>
          </table:table-cell>
          <table:table-cell table:style-name="ce9" table:formula="of:=[.Z5]+1" office:value-type="float" office:value="4" calcext:value-type="float">
            <text:p>4</text:p>
          </table:table-cell>
          <table:table-cell table:style-name="ce9" table:formula="of:=[.AA5]+1" office:value-type="float" office:value="5" calcext:value-type="float">
            <text:p>5</text:p>
          </table:table-cell>
          <table:table-cell table:style-name="ce9" table:formula="of:=[.AB5]+1" office:value-type="float" office:value="6" calcext:value-type="float">
            <text:p>6</text:p>
          </table:table-cell>
          <table:table-cell table:style-name="ce9" table:formula="of:=[.AC5]+1" office:value-type="float" office:value="7" calcext:value-type="float">
            <text:p>7</text:p>
          </table:table-cell>
          <table:table-cell table:style-name="ce9" table:formula="of:=[.AD5]+1" office:value-type="float" office:value="8" calcext:value-type="float">
            <text:p>8</text:p>
          </table:table-cell>
          <table:table-cell table:style-name="ce9" table:formula="of:=[.AE5]+1" office:value-type="float" office:value="9" calcext:value-type="float">
            <text:p>9</text:p>
          </table:table-cell>
          <table:table-cell table:style-name="ce9" table:formula="of:=[.AF5]+1" office:value-type="float" office:value="10" calcext:value-type="float">
            <text:p>10</text:p>
          </table:table-cell>
          <table:table-cell table:style-name="ce9" table:formula="of:=[.AG5]+1" office:value-type="float" office:value="11" calcext:value-type="float">
            <text:p>11</text:p>
          </table:table-cell>
          <table:table-cell table:style-name="ce9" table:formula="of:=[.AH5]+1" office:value-type="float" office:value="12" calcext:value-type="float">
            <text:p>12</text:p>
          </table:table-cell>
          <table:table-cell table:style-name="ce9" table:formula="of:=[.AI5]+1" office:value-type="float" office:value="13" calcext:value-type="float">
            <text:p>13</text:p>
          </table:table-cell>
          <table:table-cell table:style-name="ce19" table:formula="of:=[.AJ5]+1" office:value-type="float" office:value="14" calcext:value-type="float">
            <text:p>14</text:p>
          </table:table-cell>
          <table:table-cell table:number-columns-repeated="16347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1" table:number-rows-spanned="15">
            <text:p>row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IF(OR(([.$D6]*[.$C$2]+MOD([.$C$2]+[.E$5];[.$C$2])&gt;(-1+[.$C$2]^2));([.$D6]*[.$C$2]+MOD([.$C$2]+[.E$5];[.$C$2])&lt;([.$D6]*[.$C$2]+[.E$5])));&quot;&quot;;[.$D6]*[.$C$2]+MOD([.$C$2]+[.E$5];[.$C$2]))" office:value-type="float" office:value="0" calcext:value-type="float">
            <text:p>0</text:p>
          </table:table-cell>
          <table:table-cell table:style-name="ce14" table:formula="of:=IF(OR(([.$D6]*[.$C$2]+MOD([.$C$2]+[.F$5];[.$C$2])&gt;(-1+[.$C$2]^2));([.$D6]*[.$C$2]+MOD([.$C$2]+[.F$5];[.$C$2])&lt;([.$D6]*[.$C$2]+[.F$5])));&quot;&quot;;[.$D6]*[.$C$2]+MOD([.$C$2]+[.F$5];[.$C$2]))" office:value-type="float" office:value="1" calcext:value-type="float">
            <text:p>1</text:p>
          </table:table-cell>
          <table:table-cell table:style-name="ce14" table:formula="of:=IF(OR(([.$D6]*[.$C$2]+MOD([.$C$2]+[.G$5];[.$C$2])&gt;(-1+[.$C$2]^2));([.$D6]*[.$C$2]+MOD([.$C$2]+[.G$5];[.$C$2])&lt;([.$D6]*[.$C$2]+[.G$5])));&quot;&quot;;[.$D6]*[.$C$2]+MOD([.$C$2]+[.G$5];[.$C$2]))" office:value-type="float" office:value="2" calcext:value-type="float">
            <text:p>2</text:p>
          </table:table-cell>
          <table:table-cell table:style-name="ce14" table:formula="of:=IF(OR(([.$D6]*[.$C$2]+MOD([.$C$2]+[.H$5];[.$C$2])&gt;(-1+[.$C$2]^2));([.$D6]*[.$C$2]+MOD([.$C$2]+[.H$5];[.$C$2])&lt;([.$D6]*[.$C$2]+[.H$5])));&quot;&quot;;[.$D6]*[.$C$2]+MOD([.$C$2]+[.H$5];[.$C$2]))" office:value-type="float" office:value="3" calcext:value-type="float">
            <text:p>3</text:p>
          </table:table-cell>
          <table:table-cell table:style-name="ce14" table:formula="of:=IF(OR(([.$D6]*[.$C$2]+MOD([.$C$2]+[.I$5];[.$C$2])&gt;(-1+[.$C$2]^2));([.$D6]*[.$C$2]+MOD([.$C$2]+[.I$5];[.$C$2])&lt;([.$D6]*[.$C$2]+[.I$5])));&quot;&quot;;[.$D6]*[.$C$2]+MOD([.$C$2]+[.I$5];[.$C$2]))" office:value-type="float" office:value="4" calcext:value-type="float">
            <text:p>4</text:p>
          </table:table-cell>
          <table:table-cell table:style-name="ce14" table:formula="of:=IF(OR(([.$D6]*[.$C$2]+MOD([.$C$2]+[.J$5];[.$C$2])&gt;(-1+[.$C$2]^2));([.$D6]*[.$C$2]+MOD([.$C$2]+[.J$5];[.$C$2])&lt;([.$D6]*[.$C$2]+[.J$5])));&quot;&quot;;[.$D6]*[.$C$2]+MOD([.$C$2]+[.J$5];[.$C$2]))" office:value-type="float" office:value="5" calcext:value-type="float">
            <text:p>5</text:p>
          </table:table-cell>
          <table:table-cell table:style-name="ce14" table:formula="of:=IF(OR(([.$D6]*[.$C$2]+MOD([.$C$2]+[.K$5];[.$C$2])&gt;(-1+[.$C$2]^2));([.$D6]*[.$C$2]+MOD([.$C$2]+[.K$5];[.$C$2])&lt;([.$D6]*[.$C$2]+[.K$5])));&quot;&quot;;[.$D6]*[.$C$2]+MOD([.$C$2]+[.K$5];[.$C$2]))" office:value-type="float" office:value="6" calcext:value-type="float">
            <text:p>6</text:p>
          </table:table-cell>
          <table:table-cell table:style-name="ce14" table:formula="of:=IF(OR(([.$D6]*[.$C$2]+MOD([.$C$2]+[.L$5];[.$C$2])&gt;(-1+[.$C$2]^2));([.$D6]*[.$C$2]+MOD([.$C$2]+[.L$5];[.$C$2])&lt;([.$D6]*[.$C$2]+[.L$5])));&quot;&quot;;[.$D6]*[.$C$2]+MOD([.$C$2]+[.L$5];[.$C$2]))" office:value-type="float" office:value="7" calcext:value-type="float">
            <text:p>7</text:p>
          </table:table-cell>
          <table:table-cell table:style-name="ce14" table:formula="of:=IF(OR(([.$D6]*[.$C$2]+MOD([.$C$2]+[.M$5];[.$C$2])&gt;(-1+[.$C$2]^2));([.$D6]*[.$C$2]+MOD([.$C$2]+[.M$5];[.$C$2])&lt;([.$D6]*[.$C$2]+[.M$5])));&quot;&quot;;[.$D6]*[.$C$2]+MOD([.$C$2]+[.M$5];[.$C$2]))" office:value-type="float" office:value="8" calcext:value-type="float">
            <text:p>8</text:p>
          </table:table-cell>
          <table:table-cell table:style-name="ce18" table:formula="of:=IF(OR(([.$D6]*[.$C$2]+MOD([.$C$2]+[.N$5];[.$C$2])&gt;(-1+[.$C$2]^2));([.$D6]*[.$C$2]+MOD([.$C$2]+[.N$5];[.$C$2])&lt;([.$D6]*[.$C$2]+[.N$5])));&quot;&quot;;[.$D6]*[.$C$2]+MOD([.$C$2]+[.N$5];[.$C$2]))" office:value-type="float" office:value="9" calcext:value-type="float">
            <text:p>9</text:p>
          </table:table-cell>
          <table:table-cell table:style-name="ce18" table:formula="of:=IF(OR(([.$D6]*[.$C$2]+MOD([.$C$2]+[.O$5];[.$C$2])&gt;(-1+[.$C$2]^2));([.$D6]*[.$C$2]+MOD([.$C$2]+[.O$5];[.$C$2])&lt;([.$D6]*[.$C$2]+[.O$5])));&quot;&quot;;[.$D6]*[.$C$2]+MOD([.$C$2]+[.O$5];[.$C$2]))">
            <text:p/>
          </table:table-cell>
          <table:table-cell table:style-name="ce18" table:formula="of:=IF(OR(([.$D6]*[.$C$2]+MOD([.$C$2]+[.P$5];[.$C$2])&gt;(-1+[.$C$2]^2));([.$D6]*[.$C$2]+MOD([.$C$2]+[.P$5];[.$C$2])&lt;([.$D6]*[.$C$2]+[.P$5])));&quot;&quot;;[.$D6]*[.$C$2]+MOD([.$C$2]+[.P$5];[.$C$2]))">
            <text:p/>
          </table:table-cell>
          <table:table-cell table:style-name="ce18" table:formula="of:=IF(OR(([.$D6]*[.$C$2]+MOD([.$C$2]+[.Q$5];[.$C$2])&gt;(-1+[.$C$2]^2));([.$D6]*[.$C$2]+MOD([.$C$2]+[.Q$5];[.$C$2])&lt;([.$D6]*[.$C$2]+[.Q$5])));&quot;&quot;;[.$D6]*[.$C$2]+MOD([.$C$2]+[.Q$5];[.$C$2]))">
            <text:p/>
          </table:table-cell>
          <table:table-cell table:style-name="ce18" table:formula="of:=IF(OR(([.$D6]*[.$C$2]+MOD([.$C$2]+[.R$5];[.$C$2])&gt;(-1+[.$C$2]^2));([.$D6]*[.$C$2]+MOD([.$C$2]+[.R$5];[.$C$2])&lt;([.$D6]*[.$C$2]+[.R$5])));&quot;&quot;;[.$D6]*[.$C$2]+MOD([.$C$2]+[.R$5];[.$C$2]))">
            <text:p/>
          </table:table-cell>
          <table:table-cell table:style-name="ce20" table:formula="of:=IF(OR(([.$D6]*[.$C$2]+MOD([.$C$2]+[.S$5];[.$C$2])&gt;(-1+[.$C$2]^2));([.$D6]*[.$C$2]+MOD([.$C$2]+[.S$5];[.$C$2])&lt;([.$D6]*[.$C$2]+[.S$5])));&quot;&quot;;[.$D6]*[.$C$2]+MOD([.$C$2]+[.S$5];[.$C$2]))">
            <text:p/>
          </table:table-cell>
          <table:table-cell/>
          <table:table-cell table:style-name="ce30" office:value-type="string" calcext:value-type="string" table:number-columns-spanned="1" table:number-rows-spanned="15">
            <text:p>row</text:p>
          </table:table-cell>
          <table:table-cell table:style-name="ce5" office:value-type="float" office:value="0" calcext:value-type="float">
            <text:p>0</text:p>
          </table:table-cell>
          <table:table-cell table:style-name="ce25" table:formula="of:=IF(OR(([.$D6]*[.$C$2]+MOD([.$C$2]+[.W$5];[.$C$2])&gt;(-1+[.$C$2]^2));([.$D6]*[.$C$2]+MOD([.$C$2]+[.W$5];[.$C$2])&lt;([.$D6]*[.$C$2]+[.W$5])));&quot;&quot;;[.$D6]*[.$C$2]+MOD([.$C$2]+[.W$5];[.$C$2]))" office:value-type="float" office:value="0" calcext:value-type="float">
            <text:p>0</text:p>
          </table:table-cell>
          <table:table-cell table:style-name="ce18" table:formula="of:=IF(OR(([.$D6]*[.$C$2]+MOD([.$C$2]+[.X$5];[.$C$2])&gt;(-1+[.$C$2]^2));([.$D6]*[.$C$2]+MOD([.$C$2]+[.X$5];[.$C$2])&lt;([.$D6]*[.$C$2]+[.X$5])));&quot;&quot;;[.$D6]*[.$C$2]+MOD([.$C$2]+[.X$5];[.$C$2]))" office:value-type="float" office:value="1" calcext:value-type="float">
            <text:p>1</text:p>
          </table:table-cell>
          <table:table-cell table:style-name="ce18" table:formula="of:=IF(OR(([.$D6]*[.$C$2]+MOD([.$C$2]+[.Y$5];[.$C$2])&gt;(-1+[.$C$2]^2));([.$D6]*[.$C$2]+MOD([.$C$2]+[.Y$5];[.$C$2])&lt;([.$D6]*[.$C$2]+[.Y$5])));&quot;&quot;;[.$D6]*[.$C$2]+MOD([.$C$2]+[.Y$5];[.$C$2]))" office:value-type="float" office:value="2" calcext:value-type="float">
            <text:p>2</text:p>
          </table:table-cell>
          <table:table-cell table:style-name="ce18" table:formula="of:=IF(OR(([.$D6]*[.$C$2]+MOD([.$C$2]+[.Z$5];[.$C$2])&gt;(-1+[.$C$2]^2));([.$D6]*[.$C$2]+MOD([.$C$2]+[.Z$5];[.$C$2])&lt;([.$D6]*[.$C$2]+[.Z$5])));&quot;&quot;;[.$D6]*[.$C$2]+MOD([.$C$2]+[.Z$5];[.$C$2]))" office:value-type="float" office:value="3" calcext:value-type="float">
            <text:p>3</text:p>
          </table:table-cell>
          <table:table-cell table:style-name="ce18" table:formula="of:=IF(OR(([.$D6]*[.$C$2]+MOD([.$C$2]+[.AA$5];[.$C$2])&gt;(-1+[.$C$2]^2));([.$D6]*[.$C$2]+MOD([.$C$2]+[.AA$5];[.$C$2])&lt;([.$D6]*[.$C$2]+[.AA$5])));&quot;&quot;;[.$D6]*[.$C$2]+MOD([.$C$2]+[.AA$5];[.$C$2]))" office:value-type="float" office:value="4" calcext:value-type="float">
            <text:p>4</text:p>
          </table:table-cell>
          <table:table-cell table:style-name="ce18" table:formula="of:=IF(OR(([.$D6]*[.$C$2]+MOD([.$C$2]+[.AB$5];[.$C$2])&gt;(-1+[.$C$2]^2));([.$D6]*[.$C$2]+MOD([.$C$2]+[.AB$5];[.$C$2])&lt;([.$D6]*[.$C$2]+[.AB$5])));&quot;&quot;;[.$D6]*[.$C$2]+MOD([.$C$2]+[.AB$5];[.$C$2]))" office:value-type="float" office:value="5" calcext:value-type="float">
            <text:p>5</text:p>
          </table:table-cell>
          <table:table-cell table:style-name="ce18" table:formula="of:=IF(OR(([.$D6]*[.$C$2]+MOD([.$C$2]+[.AC$5];[.$C$2])&gt;(-1+[.$C$2]^2));([.$D6]*[.$C$2]+MOD([.$C$2]+[.AC$5];[.$C$2])&lt;([.$D6]*[.$C$2]+[.AC$5])));&quot;&quot;;[.$D6]*[.$C$2]+MOD([.$C$2]+[.AC$5];[.$C$2]))" office:value-type="float" office:value="6" calcext:value-type="float">
            <text:p>6</text:p>
          </table:table-cell>
          <table:table-cell table:style-name="ce18" table:formula="of:=IF(OR(([.$D6]*[.$C$2]+MOD([.$C$2]+[.AD$5];[.$C$2])&gt;(-1+[.$C$2]^2));([.$D6]*[.$C$2]+MOD([.$C$2]+[.AD$5];[.$C$2])&lt;([.$D6]*[.$C$2]+[.AD$5])));&quot;&quot;;[.$D6]*[.$C$2]+MOD([.$C$2]+[.AD$5];[.$C$2]))" office:value-type="float" office:value="7" calcext:value-type="float">
            <text:p>7</text:p>
          </table:table-cell>
          <table:table-cell table:style-name="ce18" table:formula="of:=IF(OR(([.$D6]*[.$C$2]+MOD([.$C$2]+[.AE$5];[.$C$2])&gt;(-1+[.$C$2]^2));([.$D6]*[.$C$2]+MOD([.$C$2]+[.AE$5];[.$C$2])&lt;([.$D6]*[.$C$2]+[.AE$5])));&quot;&quot;;[.$D6]*[.$C$2]+MOD([.$C$2]+[.AE$5];[.$C$2]))" office:value-type="float" office:value="8" calcext:value-type="float">
            <text:p>8</text:p>
          </table:table-cell>
          <table:table-cell table:style-name="ce18" table:formula="of:=IF(OR(([.$D6]*[.$C$2]+MOD([.$C$2]+[.AF$5];[.$C$2])&gt;(-1+[.$C$2]^2));([.$D6]*[.$C$2]+MOD([.$C$2]+[.AF$5];[.$C$2])&lt;([.$D6]*[.$C$2]+[.AF$5])));&quot;&quot;;[.$D6]*[.$C$2]+MOD([.$C$2]+[.AF$5];[.$C$2]))" office:value-type="float" office:value="9" calcext:value-type="float">
            <text:p>9</text:p>
          </table:table-cell>
          <table:table-cell table:style-name="ce18" table:formula="of:=IF(OR(([.$D6]*[.$C$2]+MOD([.$C$2]+[.AG$5];[.$C$2])&gt;(-1+[.$C$2]^2));([.$D6]*[.$C$2]+MOD([.$C$2]+[.AG$5];[.$C$2])&lt;([.$D6]*[.$C$2]+[.AG$5])));&quot;&quot;;[.$D6]*[.$C$2]+MOD([.$C$2]+[.AG$5];[.$C$2]))">
            <text:p/>
          </table:table-cell>
          <table:table-cell table:style-name="ce18" table:formula="of:=IF(OR(([.$D6]*[.$C$2]+MOD([.$C$2]+[.AH$5];[.$C$2])&gt;(-1+[.$C$2]^2));([.$D6]*[.$C$2]+MOD([.$C$2]+[.AH$5];[.$C$2])&lt;([.$D6]*[.$C$2]+[.AH$5])));&quot;&quot;;[.$D6]*[.$C$2]+MOD([.$C$2]+[.AH$5];[.$C$2]))">
            <text:p/>
          </table:table-cell>
          <table:table-cell table:style-name="ce18" table:formula="of:=IF(OR(([.$D6]*[.$C$2]+MOD([.$C$2]+[.AI$5];[.$C$2])&gt;(-1+[.$C$2]^2));([.$D6]*[.$C$2]+MOD([.$C$2]+[.AI$5];[.$C$2])&lt;([.$D6]*[.$C$2]+[.AI$5])));&quot;&quot;;[.$D6]*[.$C$2]+MOD([.$C$2]+[.AI$5];[.$C$2]))">
            <text:p/>
          </table:table-cell>
          <table:table-cell table:style-name="ce18" table:formula="of:=IF(OR(([.$D6]*[.$C$2]+MOD([.$C$2]+[.AJ$5];[.$C$2])&gt;(-1+[.$C$2]^2));([.$D6]*[.$C$2]+MOD([.$C$2]+[.AJ$5];[.$C$2])&lt;([.$D6]*[.$C$2]+[.AJ$5])));&quot;&quot;;[.$D6]*[.$C$2]+MOD([.$C$2]+[.AJ$5];[.$C$2]))">
            <text:p/>
          </table:table-cell>
          <table:table-cell table:style-name="ce20" table:formula="of:=IF(OR(([.$D6]*[.$C$2]+MOD([.$C$2]+[.AK$5];[.$C$2])&gt;(-1+[.$C$2]^2));([.$D6]*[.$C$2]+MOD([.$C$2]+[.AK$5];[.$C$2])&lt;([.$D6]*[.$C$2]+[.AK$5])));&quot;&quot;;[.$D6]*[.$C$2]+MOD([.$C$2]+[.AK$5];[.$C$2]))">
            <text:p/>
          </table:table-cell>
          <table:table-cell table:number-columns-repeated="16347"/>
        </table:table-row>
        <table:table-row table:style-name="ro1">
          <table:table-cell table:number-columns-repeated="2"/>
          <table:covered-table-cell/>
          <table:table-cell table:style-name="ce5" table:formula="of:=[.D6]+1" office:value-type="float" office:value="1" calcext:value-type="float">
            <text:p>1</text:p>
          </table:table-cell>
          <table:table-cell table:style-name="ce11" table:formula="of:=IF(OR(([.$D7]*[.$C$2]+MOD([.$C$2]+[.E$5];[.$C$2])&gt;(-1+[.$C$2]^2));([.$D7]*[.$C$2]+MOD([.$C$2]+[.E$5];[.$C$2])&lt;([.$D7]*[.$C$2]+[.E$5])));&quot;&quot;;[.$D7]*[.$C$2]+MOD([.$C$2]+[.E$5];[.$C$2]))" office:value-type="float" office:value="10" calcext:value-type="float">
            <text:p>10</text:p>
          </table:table-cell>
          <table:table-cell table:style-name="ce15" table:formula="of:=IF(OR(([.$D7]*[.$C$2]+MOD([.$C$2]+[.F$5];[.$C$2])&gt;(-1+[.$C$2]^2));([.$D7]*[.$C$2]+MOD([.$C$2]+[.F$5];[.$C$2])&lt;([.$D7]*[.$C$2]+[.F$5])));&quot;&quot;;[.$D7]*[.$C$2]+MOD([.$C$2]+[.F$5];[.$C$2]))" office:value-type="float" office:value="11" calcext:value-type="float">
            <text:p>11</text:p>
          </table:table-cell>
          <table:table-cell table:style-name="ce15" table:formula="of:=IF(OR(([.$D7]*[.$C$2]+MOD([.$C$2]+[.G$5];[.$C$2])&gt;(-1+[.$C$2]^2));([.$D7]*[.$C$2]+MOD([.$C$2]+[.G$5];[.$C$2])&lt;([.$D7]*[.$C$2]+[.G$5])));&quot;&quot;;[.$D7]*[.$C$2]+MOD([.$C$2]+[.G$5];[.$C$2]))" office:value-type="float" office:value="12" calcext:value-type="float">
            <text:p>12</text:p>
          </table:table-cell>
          <table:table-cell table:style-name="ce15" table:formula="of:=IF(OR(([.$D7]*[.$C$2]+MOD([.$C$2]+[.H$5];[.$C$2])&gt;(-1+[.$C$2]^2));([.$D7]*[.$C$2]+MOD([.$C$2]+[.H$5];[.$C$2])&lt;([.$D7]*[.$C$2]+[.H$5])));&quot;&quot;;[.$D7]*[.$C$2]+MOD([.$C$2]+[.H$5];[.$C$2]))" office:value-type="float" office:value="13" calcext:value-type="float">
            <text:p>13</text:p>
          </table:table-cell>
          <table:table-cell table:style-name="ce15" table:formula="of:=IF(OR(([.$D7]*[.$C$2]+MOD([.$C$2]+[.I$5];[.$C$2])&gt;(-1+[.$C$2]^2));([.$D7]*[.$C$2]+MOD([.$C$2]+[.I$5];[.$C$2])&lt;([.$D7]*[.$C$2]+[.I$5])));&quot;&quot;;[.$D7]*[.$C$2]+MOD([.$C$2]+[.I$5];[.$C$2]))" office:value-type="float" office:value="14" calcext:value-type="float">
            <text:p>14</text:p>
          </table:table-cell>
          <table:table-cell table:style-name="ce15" table:formula="of:=IF(OR(([.$D7]*[.$C$2]+MOD([.$C$2]+[.J$5];[.$C$2])&gt;(-1+[.$C$2]^2));([.$D7]*[.$C$2]+MOD([.$C$2]+[.J$5];[.$C$2])&lt;([.$D7]*[.$C$2]+[.J$5])));&quot;&quot;;[.$D7]*[.$C$2]+MOD([.$C$2]+[.J$5];[.$C$2]))" office:value-type="float" office:value="15" calcext:value-type="float">
            <text:p>15</text:p>
          </table:table-cell>
          <table:table-cell table:style-name="ce15" table:formula="of:=IF(OR(([.$D7]*[.$C$2]+MOD([.$C$2]+[.K$5];[.$C$2])&gt;(-1+[.$C$2]^2));([.$D7]*[.$C$2]+MOD([.$C$2]+[.K$5];[.$C$2])&lt;([.$D7]*[.$C$2]+[.K$5])));&quot;&quot;;[.$D7]*[.$C$2]+MOD([.$C$2]+[.K$5];[.$C$2]))" office:value-type="float" office:value="16" calcext:value-type="float">
            <text:p>16</text:p>
          </table:table-cell>
          <table:table-cell table:style-name="ce15" table:formula="of:=IF(OR(([.$D7]*[.$C$2]+MOD([.$C$2]+[.L$5];[.$C$2])&gt;(-1+[.$C$2]^2));([.$D7]*[.$C$2]+MOD([.$C$2]+[.L$5];[.$C$2])&lt;([.$D7]*[.$C$2]+[.L$5])));&quot;&quot;;[.$D7]*[.$C$2]+MOD([.$C$2]+[.L$5];[.$C$2]))" office:value-type="float" office:value="17" calcext:value-type="float">
            <text:p>17</text:p>
          </table:table-cell>
          <table:table-cell table:style-name="ce15" table:formula="of:=IF(OR(([.$D7]*[.$C$2]+MOD([.$C$2]+[.M$5];[.$C$2])&gt;(-1+[.$C$2]^2));([.$D7]*[.$C$2]+MOD([.$C$2]+[.M$5];[.$C$2])&lt;([.$D7]*[.$C$2]+[.M$5])));&quot;&quot;;[.$D7]*[.$C$2]+MOD([.$C$2]+[.M$5];[.$C$2]))" office:value-type="float" office:value="18" calcext:value-type="float">
            <text:p>18</text:p>
          </table:table-cell>
          <table:table-cell table:style-name="ce16" table:formula="of:=IF(OR(([.$D7]*[.$C$2]+MOD([.$C$2]+[.N$5];[.$C$2])&gt;(-1+[.$C$2]^2));([.$D7]*[.$C$2]+MOD([.$C$2]+[.N$5];[.$C$2])&lt;([.$D7]*[.$C$2]+[.N$5])));&quot;&quot;;[.$D7]*[.$C$2]+MOD([.$C$2]+[.N$5];[.$C$2]))" office:value-type="float" office:value="19" calcext:value-type="float">
            <text:p>19</text:p>
          </table:table-cell>
          <table:table-cell table:style-name="ce16" table:formula="of:=IF(OR(([.$D7]*[.$C$2]+MOD([.$C$2]+[.O$5];[.$C$2])&gt;(-1+[.$C$2]^2));([.$D7]*[.$C$2]+MOD([.$C$2]+[.O$5];[.$C$2])&lt;([.$D7]*[.$C$2]+[.O$5])));&quot;&quot;;[.$D7]*[.$C$2]+MOD([.$C$2]+[.O$5];[.$C$2]))">
            <text:p/>
          </table:table-cell>
          <table:table-cell table:style-name="ce16" table:formula="of:=IF(OR(([.$D7]*[.$C$2]+MOD([.$C$2]+[.P$5];[.$C$2])&gt;(-1+[.$C$2]^2));([.$D7]*[.$C$2]+MOD([.$C$2]+[.P$5];[.$C$2])&lt;([.$D7]*[.$C$2]+[.P$5])));&quot;&quot;;[.$D7]*[.$C$2]+MOD([.$C$2]+[.P$5];[.$C$2]))">
            <text:p/>
          </table:table-cell>
          <table:table-cell table:style-name="ce16" table:formula="of:=IF(OR(([.$D7]*[.$C$2]+MOD([.$C$2]+[.Q$5];[.$C$2])&gt;(-1+[.$C$2]^2));([.$D7]*[.$C$2]+MOD([.$C$2]+[.Q$5];[.$C$2])&lt;([.$D7]*[.$C$2]+[.Q$5])));&quot;&quot;;[.$D7]*[.$C$2]+MOD([.$C$2]+[.Q$5];[.$C$2]))">
            <text:p/>
          </table:table-cell>
          <table:table-cell table:style-name="ce16" table:formula="of:=IF(OR(([.$D7]*[.$C$2]+MOD([.$C$2]+[.R$5];[.$C$2])&gt;(-1+[.$C$2]^2));([.$D7]*[.$C$2]+MOD([.$C$2]+[.R$5];[.$C$2])&lt;([.$D7]*[.$C$2]+[.R$5])));&quot;&quot;;[.$D7]*[.$C$2]+MOD([.$C$2]+[.R$5];[.$C$2]))">
            <text:p/>
          </table:table-cell>
          <table:table-cell table:style-name="ce21" table:formula="of:=IF(OR(([.$D7]*[.$C$2]+MOD([.$C$2]+[.S$5];[.$C$2])&gt;(-1+[.$C$2]^2));([.$D7]*[.$C$2]+MOD([.$C$2]+[.S$5];[.$C$2])&lt;([.$D7]*[.$C$2]+[.S$5])));&quot;&quot;;[.$D7]*[.$C$2]+MOD([.$C$2]+[.S$5];[.$C$2]))">
            <text:p/>
          </table:table-cell>
          <table:table-cell/>
          <table:covered-table-cell/>
          <table:table-cell table:style-name="ce5" table:formula="of:=[.V6]+1" office:value-type="float" office:value="1" calcext:value-type="float">
            <text:p>1</text:p>
          </table:table-cell>
          <table:table-cell table:style-name="ce12" table:formula="of:=IF(OR(([.$D7]*[.$C$2]+MOD([.$C$2]+[.W$5];[.$C$2])&gt;(-1+[.$C$2]^2));([.$D7]*[.$C$2]+MOD([.$C$2]+[.W$5];[.$C$2])&lt;([.$D7]*[.$C$2]+[.W$5])));&quot;&quot;;[.$D7]*[.$C$2]+MOD([.$C$2]+[.W$5];[.$C$2]))" office:value-type="float" office:value="10" calcext:value-type="float">
            <text:p>10</text:p>
          </table:table-cell>
          <table:table-cell table:style-name="ce16" table:formula="of:=IF(OR(([.$D7]*[.$C$2]+MOD([.$C$2]+[.X$5];[.$C$2])&gt;(-1+[.$C$2]^2));([.$D7]*[.$C$2]+MOD([.$C$2]+[.X$5];[.$C$2])&lt;([.$D7]*[.$C$2]+[.X$5])));&quot;&quot;;[.$D7]*[.$C$2]+MOD([.$C$2]+[.X$5];[.$C$2]))" office:value-type="float" office:value="11" calcext:value-type="float">
            <text:p>11</text:p>
          </table:table-cell>
          <table:table-cell table:style-name="ce16" table:formula="of:=IF(OR(([.$D7]*[.$C$2]+MOD([.$C$2]+[.Y$5];[.$C$2])&gt;(-1+[.$C$2]^2));([.$D7]*[.$C$2]+MOD([.$C$2]+[.Y$5];[.$C$2])&lt;([.$D7]*[.$C$2]+[.Y$5])));&quot;&quot;;[.$D7]*[.$C$2]+MOD([.$C$2]+[.Y$5];[.$C$2]))" office:value-type="float" office:value="12" calcext:value-type="float">
            <text:p>12</text:p>
          </table:table-cell>
          <table:table-cell table:style-name="ce16" table:formula="of:=IF(OR(([.$D7]*[.$C$2]+MOD([.$C$2]+[.Z$5];[.$C$2])&gt;(-1+[.$C$2]^2));([.$D7]*[.$C$2]+MOD([.$C$2]+[.Z$5];[.$C$2])&lt;([.$D7]*[.$C$2]+[.Z$5])));&quot;&quot;;[.$D7]*[.$C$2]+MOD([.$C$2]+[.Z$5];[.$C$2]))" office:value-type="float" office:value="13" calcext:value-type="float">
            <text:p>13</text:p>
          </table:table-cell>
          <table:table-cell table:style-name="ce16" table:formula="of:=IF(OR(([.$D7]*[.$C$2]+MOD([.$C$2]+[.AA$5];[.$C$2])&gt;(-1+[.$C$2]^2));([.$D7]*[.$C$2]+MOD([.$C$2]+[.AA$5];[.$C$2])&lt;([.$D7]*[.$C$2]+[.AA$5])));&quot;&quot;;[.$D7]*[.$C$2]+MOD([.$C$2]+[.AA$5];[.$C$2]))" office:value-type="float" office:value="14" calcext:value-type="float">
            <text:p>14</text:p>
          </table:table-cell>
          <table:table-cell table:style-name="ce16" table:formula="of:=IF(OR(([.$D7]*[.$C$2]+MOD([.$C$2]+[.AB$5];[.$C$2])&gt;(-1+[.$C$2]^2));([.$D7]*[.$C$2]+MOD([.$C$2]+[.AB$5];[.$C$2])&lt;([.$D7]*[.$C$2]+[.AB$5])));&quot;&quot;;[.$D7]*[.$C$2]+MOD([.$C$2]+[.AB$5];[.$C$2]))" office:value-type="float" office:value="15" calcext:value-type="float">
            <text:p>15</text:p>
          </table:table-cell>
          <table:table-cell table:style-name="ce16" table:formula="of:=IF(OR(([.$D7]*[.$C$2]+MOD([.$C$2]+[.AC$5];[.$C$2])&gt;(-1+[.$C$2]^2));([.$D7]*[.$C$2]+MOD([.$C$2]+[.AC$5];[.$C$2])&lt;([.$D7]*[.$C$2]+[.AC$5])));&quot;&quot;;[.$D7]*[.$C$2]+MOD([.$C$2]+[.AC$5];[.$C$2]))" office:value-type="float" office:value="16" calcext:value-type="float">
            <text:p>16</text:p>
          </table:table-cell>
          <table:table-cell table:style-name="ce16" table:formula="of:=IF(OR(([.$D7]*[.$C$2]+MOD([.$C$2]+[.AD$5];[.$C$2])&gt;(-1+[.$C$2]^2));([.$D7]*[.$C$2]+MOD([.$C$2]+[.AD$5];[.$C$2])&lt;([.$D7]*[.$C$2]+[.AD$5])));&quot;&quot;;[.$D7]*[.$C$2]+MOD([.$C$2]+[.AD$5];[.$C$2]))" office:value-type="float" office:value="17" calcext:value-type="float">
            <text:p>17</text:p>
          </table:table-cell>
          <table:table-cell table:style-name="ce16" table:formula="of:=IF(OR(([.$D7]*[.$C$2]+MOD([.$C$2]+[.AE$5];[.$C$2])&gt;(-1+[.$C$2]^2));([.$D7]*[.$C$2]+MOD([.$C$2]+[.AE$5];[.$C$2])&lt;([.$D7]*[.$C$2]+[.AE$5])));&quot;&quot;;[.$D7]*[.$C$2]+MOD([.$C$2]+[.AE$5];[.$C$2]))" office:value-type="float" office:value="18" calcext:value-type="float">
            <text:p>18</text:p>
          </table:table-cell>
          <table:table-cell table:style-name="ce16" table:formula="of:=IF(OR(([.$D7]*[.$C$2]+MOD([.$C$2]+[.AF$5];[.$C$2])&gt;(-1+[.$C$2]^2));([.$D7]*[.$C$2]+MOD([.$C$2]+[.AF$5];[.$C$2])&lt;([.$D7]*[.$C$2]+[.AF$5])));&quot;&quot;;[.$D7]*[.$C$2]+MOD([.$C$2]+[.AF$5];[.$C$2]))" office:value-type="float" office:value="19" calcext:value-type="float">
            <text:p>19</text:p>
          </table:table-cell>
          <table:table-cell table:style-name="ce16" table:formula="of:=IF(OR(([.$D7]*[.$C$2]+MOD([.$C$2]+[.AG$5];[.$C$2])&gt;(-1+[.$C$2]^2));([.$D7]*[.$C$2]+MOD([.$C$2]+[.AG$5];[.$C$2])&lt;([.$D7]*[.$C$2]+[.AG$5])));&quot;&quot;;[.$D7]*[.$C$2]+MOD([.$C$2]+[.AG$5];[.$C$2]))">
            <text:p/>
          </table:table-cell>
          <table:table-cell table:style-name="ce16" table:formula="of:=IF(OR(([.$D7]*[.$C$2]+MOD([.$C$2]+[.AH$5];[.$C$2])&gt;(-1+[.$C$2]^2));([.$D7]*[.$C$2]+MOD([.$C$2]+[.AH$5];[.$C$2])&lt;([.$D7]*[.$C$2]+[.AH$5])));&quot;&quot;;[.$D7]*[.$C$2]+MOD([.$C$2]+[.AH$5];[.$C$2]))">
            <text:p/>
          </table:table-cell>
          <table:table-cell table:style-name="ce16" table:formula="of:=IF(OR(([.$D7]*[.$C$2]+MOD([.$C$2]+[.AI$5];[.$C$2])&gt;(-1+[.$C$2]^2));([.$D7]*[.$C$2]+MOD([.$C$2]+[.AI$5];[.$C$2])&lt;([.$D7]*[.$C$2]+[.AI$5])));&quot;&quot;;[.$D7]*[.$C$2]+MOD([.$C$2]+[.AI$5];[.$C$2]))">
            <text:p/>
          </table:table-cell>
          <table:table-cell table:style-name="ce16" table:formula="of:=IF(OR(([.$D7]*[.$C$2]+MOD([.$C$2]+[.AJ$5];[.$C$2])&gt;(-1+[.$C$2]^2));([.$D7]*[.$C$2]+MOD([.$C$2]+[.AJ$5];[.$C$2])&lt;([.$D7]*[.$C$2]+[.AJ$5])));&quot;&quot;;[.$D7]*[.$C$2]+MOD([.$C$2]+[.AJ$5];[.$C$2]))">
            <text:p/>
          </table:table-cell>
          <table:table-cell table:style-name="ce21" table:formula="of:=IF(OR(([.$D7]*[.$C$2]+MOD([.$C$2]+[.AK$5];[.$C$2])&gt;(-1+[.$C$2]^2));([.$D7]*[.$C$2]+MOD([.$C$2]+[.AK$5];[.$C$2])&lt;([.$D7]*[.$C$2]+[.AK$5])));&quot;&quot;;[.$D7]*[.$C$2]+MOD([.$C$2]+[.AK$5];[.$C$2]))">
            <text:p/>
          </table:table-cell>
          <table:table-cell table:number-columns-repeated="16347"/>
        </table:table-row>
        <table:table-row table:style-name="ro1">
          <table:table-cell table:number-columns-repeated="2"/>
          <table:covered-table-cell/>
          <table:table-cell table:style-name="ce5" table:formula="of:=[.D7]+1" office:value-type="float" office:value="2" calcext:value-type="float">
            <text:p>2</text:p>
          </table:table-cell>
          <table:table-cell table:style-name="ce11" table:formula="of:=IF(OR(([.$D8]*[.$C$2]+MOD([.$C$2]+[.E$5];[.$C$2])&gt;(-1+[.$C$2]^2));([.$D8]*[.$C$2]+MOD([.$C$2]+[.E$5];[.$C$2])&lt;([.$D8]*[.$C$2]+[.E$5])));&quot;&quot;;[.$D8]*[.$C$2]+MOD([.$C$2]+[.E$5];[.$C$2]))" office:value-type="float" office:value="20" calcext:value-type="float">
            <text:p>20</text:p>
          </table:table-cell>
          <table:table-cell table:style-name="ce15" table:formula="of:=IF(OR(([.$D8]*[.$C$2]+MOD([.$C$2]+[.F$5];[.$C$2])&gt;(-1+[.$C$2]^2));([.$D8]*[.$C$2]+MOD([.$C$2]+[.F$5];[.$C$2])&lt;([.$D8]*[.$C$2]+[.F$5])));&quot;&quot;;[.$D8]*[.$C$2]+MOD([.$C$2]+[.F$5];[.$C$2]))" office:value-type="float" office:value="21" calcext:value-type="float">
            <text:p>21</text:p>
          </table:table-cell>
          <table:table-cell table:style-name="ce15" table:formula="of:=IF(OR(([.$D8]*[.$C$2]+MOD([.$C$2]+[.G$5];[.$C$2])&gt;(-1+[.$C$2]^2));([.$D8]*[.$C$2]+MOD([.$C$2]+[.G$5];[.$C$2])&lt;([.$D8]*[.$C$2]+[.G$5])));&quot;&quot;;[.$D8]*[.$C$2]+MOD([.$C$2]+[.G$5];[.$C$2]))" office:value-type="float" office:value="22" calcext:value-type="float">
            <text:p>22</text:p>
          </table:table-cell>
          <table:table-cell table:style-name="ce15" table:formula="of:=IF(OR(([.$D8]*[.$C$2]+MOD([.$C$2]+[.H$5];[.$C$2])&gt;(-1+[.$C$2]^2));([.$D8]*[.$C$2]+MOD([.$C$2]+[.H$5];[.$C$2])&lt;([.$D8]*[.$C$2]+[.H$5])));&quot;&quot;;[.$D8]*[.$C$2]+MOD([.$C$2]+[.H$5];[.$C$2]))" office:value-type="float" office:value="23" calcext:value-type="float">
            <text:p>23</text:p>
          </table:table-cell>
          <table:table-cell table:style-name="ce15" table:formula="of:=IF(OR(([.$D8]*[.$C$2]+MOD([.$C$2]+[.I$5];[.$C$2])&gt;(-1+[.$C$2]^2));([.$D8]*[.$C$2]+MOD([.$C$2]+[.I$5];[.$C$2])&lt;([.$D8]*[.$C$2]+[.I$5])));&quot;&quot;;[.$D8]*[.$C$2]+MOD([.$C$2]+[.I$5];[.$C$2]))" office:value-type="float" office:value="24" calcext:value-type="float">
            <text:p>24</text:p>
          </table:table-cell>
          <table:table-cell table:style-name="ce15" table:formula="of:=IF(OR(([.$D8]*[.$C$2]+MOD([.$C$2]+[.J$5];[.$C$2])&gt;(-1+[.$C$2]^2));([.$D8]*[.$C$2]+MOD([.$C$2]+[.J$5];[.$C$2])&lt;([.$D8]*[.$C$2]+[.J$5])));&quot;&quot;;[.$D8]*[.$C$2]+MOD([.$C$2]+[.J$5];[.$C$2]))" office:value-type="float" office:value="25" calcext:value-type="float">
            <text:p>25</text:p>
          </table:table-cell>
          <table:table-cell table:style-name="ce15" table:formula="of:=IF(OR(([.$D8]*[.$C$2]+MOD([.$C$2]+[.K$5];[.$C$2])&gt;(-1+[.$C$2]^2));([.$D8]*[.$C$2]+MOD([.$C$2]+[.K$5];[.$C$2])&lt;([.$D8]*[.$C$2]+[.K$5])));&quot;&quot;;[.$D8]*[.$C$2]+MOD([.$C$2]+[.K$5];[.$C$2]))" office:value-type="float" office:value="26" calcext:value-type="float">
            <text:p>26</text:p>
          </table:table-cell>
          <table:table-cell table:style-name="ce15" table:formula="of:=IF(OR(([.$D8]*[.$C$2]+MOD([.$C$2]+[.L$5];[.$C$2])&gt;(-1+[.$C$2]^2));([.$D8]*[.$C$2]+MOD([.$C$2]+[.L$5];[.$C$2])&lt;([.$D8]*[.$C$2]+[.L$5])));&quot;&quot;;[.$D8]*[.$C$2]+MOD([.$C$2]+[.L$5];[.$C$2]))" office:value-type="float" office:value="27" calcext:value-type="float">
            <text:p>27</text:p>
          </table:table-cell>
          <table:table-cell table:style-name="ce15" table:formula="of:=IF(OR(([.$D8]*[.$C$2]+MOD([.$C$2]+[.M$5];[.$C$2])&gt;(-1+[.$C$2]^2));([.$D8]*[.$C$2]+MOD([.$C$2]+[.M$5];[.$C$2])&lt;([.$D8]*[.$C$2]+[.M$5])));&quot;&quot;;[.$D8]*[.$C$2]+MOD([.$C$2]+[.M$5];[.$C$2]))" office:value-type="float" office:value="28" calcext:value-type="float">
            <text:p>28</text:p>
          </table:table-cell>
          <table:table-cell table:style-name="ce16" table:formula="of:=IF(OR(([.$D8]*[.$C$2]+MOD([.$C$2]+[.N$5];[.$C$2])&gt;(-1+[.$C$2]^2));([.$D8]*[.$C$2]+MOD([.$C$2]+[.N$5];[.$C$2])&lt;([.$D8]*[.$C$2]+[.N$5])));&quot;&quot;;[.$D8]*[.$C$2]+MOD([.$C$2]+[.N$5];[.$C$2]))" office:value-type="float" office:value="29" calcext:value-type="float">
            <text:p>29</text:p>
          </table:table-cell>
          <table:table-cell table:style-name="ce16" table:formula="of:=IF(OR(([.$D8]*[.$C$2]+MOD([.$C$2]+[.O$5];[.$C$2])&gt;(-1+[.$C$2]^2));([.$D8]*[.$C$2]+MOD([.$C$2]+[.O$5];[.$C$2])&lt;([.$D8]*[.$C$2]+[.O$5])));&quot;&quot;;[.$D8]*[.$C$2]+MOD([.$C$2]+[.O$5];[.$C$2]))">
            <text:p/>
          </table:table-cell>
          <table:table-cell table:style-name="ce16" table:formula="of:=IF(OR(([.$D8]*[.$C$2]+MOD([.$C$2]+[.P$5];[.$C$2])&gt;(-1+[.$C$2]^2));([.$D8]*[.$C$2]+MOD([.$C$2]+[.P$5];[.$C$2])&lt;([.$D8]*[.$C$2]+[.P$5])));&quot;&quot;;[.$D8]*[.$C$2]+MOD([.$C$2]+[.P$5];[.$C$2]))">
            <text:p/>
          </table:table-cell>
          <table:table-cell table:style-name="ce16" table:formula="of:=IF(OR(([.$D8]*[.$C$2]+MOD([.$C$2]+[.Q$5];[.$C$2])&gt;(-1+[.$C$2]^2));([.$D8]*[.$C$2]+MOD([.$C$2]+[.Q$5];[.$C$2])&lt;([.$D8]*[.$C$2]+[.Q$5])));&quot;&quot;;[.$D8]*[.$C$2]+MOD([.$C$2]+[.Q$5];[.$C$2]))">
            <text:p/>
          </table:table-cell>
          <table:table-cell table:style-name="ce16" table:formula="of:=IF(OR(([.$D8]*[.$C$2]+MOD([.$C$2]+[.R$5];[.$C$2])&gt;(-1+[.$C$2]^2));([.$D8]*[.$C$2]+MOD([.$C$2]+[.R$5];[.$C$2])&lt;([.$D8]*[.$C$2]+[.R$5])));&quot;&quot;;[.$D8]*[.$C$2]+MOD([.$C$2]+[.R$5];[.$C$2]))">
            <text:p/>
          </table:table-cell>
          <table:table-cell table:style-name="ce21" table:formula="of:=IF(OR(([.$D8]*[.$C$2]+MOD([.$C$2]+[.S$5];[.$C$2])&gt;(-1+[.$C$2]^2));([.$D8]*[.$C$2]+MOD([.$C$2]+[.S$5];[.$C$2])&lt;([.$D8]*[.$C$2]+[.S$5])));&quot;&quot;;[.$D8]*[.$C$2]+MOD([.$C$2]+[.S$5];[.$C$2]))">
            <text:p/>
          </table:table-cell>
          <table:table-cell/>
          <table:covered-table-cell/>
          <table:table-cell table:style-name="ce5" table:formula="of:=[.V7]+1" office:value-type="float" office:value="2" calcext:value-type="float">
            <text:p>2</text:p>
          </table:table-cell>
          <table:table-cell table:style-name="ce12" table:formula="of:=IF(OR(([.$D8]*[.$C$2]+MOD([.$C$2]+[.W$5];[.$C$2])&gt;(-1+[.$C$2]^2));([.$D8]*[.$C$2]+MOD([.$C$2]+[.W$5];[.$C$2])&lt;([.$D8]*[.$C$2]+[.W$5])));&quot;&quot;;[.$D8]*[.$C$2]+MOD([.$C$2]+[.W$5];[.$C$2]))" office:value-type="float" office:value="20" calcext:value-type="float">
            <text:p>20</text:p>
          </table:table-cell>
          <table:table-cell table:style-name="ce16" table:formula="of:=IF(OR(([.$D8]*[.$C$2]+MOD([.$C$2]+[.X$5];[.$C$2])&gt;(-1+[.$C$2]^2));([.$D8]*[.$C$2]+MOD([.$C$2]+[.X$5];[.$C$2])&lt;([.$D8]*[.$C$2]+[.X$5])));&quot;&quot;;[.$D8]*[.$C$2]+MOD([.$C$2]+[.X$5];[.$C$2]))" office:value-type="float" office:value="21" calcext:value-type="float">
            <text:p>21</text:p>
          </table:table-cell>
          <table:table-cell table:style-name="ce16" table:formula="of:=IF(OR(([.$D8]*[.$C$2]+MOD([.$C$2]+[.Y$5];[.$C$2])&gt;(-1+[.$C$2]^2));([.$D8]*[.$C$2]+MOD([.$C$2]+[.Y$5];[.$C$2])&lt;([.$D8]*[.$C$2]+[.Y$5])));&quot;&quot;;[.$D8]*[.$C$2]+MOD([.$C$2]+[.Y$5];[.$C$2]))" office:value-type="float" office:value="22" calcext:value-type="float">
            <text:p>22</text:p>
          </table:table-cell>
          <table:table-cell table:style-name="ce16" table:formula="of:=IF(OR(([.$D8]*[.$C$2]+MOD([.$C$2]+[.Z$5];[.$C$2])&gt;(-1+[.$C$2]^2));([.$D8]*[.$C$2]+MOD([.$C$2]+[.Z$5];[.$C$2])&lt;([.$D8]*[.$C$2]+[.Z$5])));&quot;&quot;;[.$D8]*[.$C$2]+MOD([.$C$2]+[.Z$5];[.$C$2]))" office:value-type="float" office:value="23" calcext:value-type="float">
            <text:p>23</text:p>
          </table:table-cell>
          <table:table-cell table:style-name="ce16" table:formula="of:=IF(OR(([.$D8]*[.$C$2]+MOD([.$C$2]+[.AA$5];[.$C$2])&gt;(-1+[.$C$2]^2));([.$D8]*[.$C$2]+MOD([.$C$2]+[.AA$5];[.$C$2])&lt;([.$D8]*[.$C$2]+[.AA$5])));&quot;&quot;;[.$D8]*[.$C$2]+MOD([.$C$2]+[.AA$5];[.$C$2]))" office:value-type="float" office:value="24" calcext:value-type="float">
            <text:p>24</text:p>
          </table:table-cell>
          <table:table-cell table:style-name="ce16" table:formula="of:=IF(OR(([.$D8]*[.$C$2]+MOD([.$C$2]+[.AB$5];[.$C$2])&gt;(-1+[.$C$2]^2));([.$D8]*[.$C$2]+MOD([.$C$2]+[.AB$5];[.$C$2])&lt;([.$D8]*[.$C$2]+[.AB$5])));&quot;&quot;;[.$D8]*[.$C$2]+MOD([.$C$2]+[.AB$5];[.$C$2]))" office:value-type="float" office:value="25" calcext:value-type="float">
            <text:p>25</text:p>
          </table:table-cell>
          <table:table-cell table:style-name="ce16" table:formula="of:=IF(OR(([.$D8]*[.$C$2]+MOD([.$C$2]+[.AC$5];[.$C$2])&gt;(-1+[.$C$2]^2));([.$D8]*[.$C$2]+MOD([.$C$2]+[.AC$5];[.$C$2])&lt;([.$D8]*[.$C$2]+[.AC$5])));&quot;&quot;;[.$D8]*[.$C$2]+MOD([.$C$2]+[.AC$5];[.$C$2]))" office:value-type="float" office:value="26" calcext:value-type="float">
            <text:p>26</text:p>
          </table:table-cell>
          <table:table-cell table:style-name="ce16" table:formula="of:=IF(OR(([.$D8]*[.$C$2]+MOD([.$C$2]+[.AD$5];[.$C$2])&gt;(-1+[.$C$2]^2));([.$D8]*[.$C$2]+MOD([.$C$2]+[.AD$5];[.$C$2])&lt;([.$D8]*[.$C$2]+[.AD$5])));&quot;&quot;;[.$D8]*[.$C$2]+MOD([.$C$2]+[.AD$5];[.$C$2]))" office:value-type="float" office:value="27" calcext:value-type="float">
            <text:p>27</text:p>
          </table:table-cell>
          <table:table-cell table:style-name="ce16" table:formula="of:=IF(OR(([.$D8]*[.$C$2]+MOD([.$C$2]+[.AE$5];[.$C$2])&gt;(-1+[.$C$2]^2));([.$D8]*[.$C$2]+MOD([.$C$2]+[.AE$5];[.$C$2])&lt;([.$D8]*[.$C$2]+[.AE$5])));&quot;&quot;;[.$D8]*[.$C$2]+MOD([.$C$2]+[.AE$5];[.$C$2]))" office:value-type="float" office:value="28" calcext:value-type="float">
            <text:p>28</text:p>
          </table:table-cell>
          <table:table-cell table:style-name="ce16" table:formula="of:=IF(OR(([.$D8]*[.$C$2]+MOD([.$C$2]+[.AF$5];[.$C$2])&gt;(-1+[.$C$2]^2));([.$D8]*[.$C$2]+MOD([.$C$2]+[.AF$5];[.$C$2])&lt;([.$D8]*[.$C$2]+[.AF$5])));&quot;&quot;;[.$D8]*[.$C$2]+MOD([.$C$2]+[.AF$5];[.$C$2]))" office:value-type="float" office:value="29" calcext:value-type="float">
            <text:p>29</text:p>
          </table:table-cell>
          <table:table-cell table:style-name="ce16" table:formula="of:=IF(OR(([.$D8]*[.$C$2]+MOD([.$C$2]+[.AG$5];[.$C$2])&gt;(-1+[.$C$2]^2));([.$D8]*[.$C$2]+MOD([.$C$2]+[.AG$5];[.$C$2])&lt;([.$D8]*[.$C$2]+[.AG$5])));&quot;&quot;;[.$D8]*[.$C$2]+MOD([.$C$2]+[.AG$5];[.$C$2]))">
            <text:p/>
          </table:table-cell>
          <table:table-cell table:style-name="ce16" table:formula="of:=IF(OR(([.$D8]*[.$C$2]+MOD([.$C$2]+[.AH$5];[.$C$2])&gt;(-1+[.$C$2]^2));([.$D8]*[.$C$2]+MOD([.$C$2]+[.AH$5];[.$C$2])&lt;([.$D8]*[.$C$2]+[.AH$5])));&quot;&quot;;[.$D8]*[.$C$2]+MOD([.$C$2]+[.AH$5];[.$C$2]))">
            <text:p/>
          </table:table-cell>
          <table:table-cell table:style-name="ce16" table:formula="of:=IF(OR(([.$D8]*[.$C$2]+MOD([.$C$2]+[.AI$5];[.$C$2])&gt;(-1+[.$C$2]^2));([.$D8]*[.$C$2]+MOD([.$C$2]+[.AI$5];[.$C$2])&lt;([.$D8]*[.$C$2]+[.AI$5])));&quot;&quot;;[.$D8]*[.$C$2]+MOD([.$C$2]+[.AI$5];[.$C$2]))">
            <text:p/>
          </table:table-cell>
          <table:table-cell table:style-name="ce16" table:formula="of:=IF(OR(([.$D8]*[.$C$2]+MOD([.$C$2]+[.AJ$5];[.$C$2])&gt;(-1+[.$C$2]^2));([.$D8]*[.$C$2]+MOD([.$C$2]+[.AJ$5];[.$C$2])&lt;([.$D8]*[.$C$2]+[.AJ$5])));&quot;&quot;;[.$D8]*[.$C$2]+MOD([.$C$2]+[.AJ$5];[.$C$2]))">
            <text:p/>
          </table:table-cell>
          <table:table-cell table:style-name="ce21" table:formula="of:=IF(OR(([.$D8]*[.$C$2]+MOD([.$C$2]+[.AK$5];[.$C$2])&gt;(-1+[.$C$2]^2));([.$D8]*[.$C$2]+MOD([.$C$2]+[.AK$5];[.$C$2])&lt;([.$D8]*[.$C$2]+[.AK$5])));&quot;&quot;;[.$D8]*[.$C$2]+MOD([.$C$2]+[.AK$5];[.$C$2]))">
            <text:p/>
          </table:table-cell>
          <table:table-cell table:number-columns-repeated="16"/>
          <table:table-cell table:style-name="ce26" table:number-columns-repeated="3"/>
          <table:table-cell/>
          <table:table-cell table:style-name="ce26" table:number-columns-repeated="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8]+1" office:value-type="float" office:value="3" calcext:value-type="float">
            <text:p>3</text:p>
          </table:table-cell>
          <table:table-cell table:style-name="ce11" table:formula="of:=IF(OR(([.$D9]*[.$C$2]+MOD([.$C$2]+[.E$5];[.$C$2])&gt;(-1+[.$C$2]^2));([.$D9]*[.$C$2]+MOD([.$C$2]+[.E$5];[.$C$2])&lt;([.$D9]*[.$C$2]+[.E$5])));&quot;&quot;;[.$D9]*[.$C$2]+MOD([.$C$2]+[.E$5];[.$C$2]))" office:value-type="float" office:value="30" calcext:value-type="float">
            <text:p>30</text:p>
          </table:table-cell>
          <table:table-cell table:style-name="ce15" table:formula="of:=IF(OR(([.$D9]*[.$C$2]+MOD([.$C$2]+[.F$5];[.$C$2])&gt;(-1+[.$C$2]^2));([.$D9]*[.$C$2]+MOD([.$C$2]+[.F$5];[.$C$2])&lt;([.$D9]*[.$C$2]+[.F$5])));&quot;&quot;;[.$D9]*[.$C$2]+MOD([.$C$2]+[.F$5];[.$C$2]))" office:value-type="float" office:value="31" calcext:value-type="float">
            <text:p>31</text:p>
          </table:table-cell>
          <table:table-cell table:style-name="ce15" table:formula="of:=IF(OR(([.$D9]*[.$C$2]+MOD([.$C$2]+[.G$5];[.$C$2])&gt;(-1+[.$C$2]^2));([.$D9]*[.$C$2]+MOD([.$C$2]+[.G$5];[.$C$2])&lt;([.$D9]*[.$C$2]+[.G$5])));&quot;&quot;;[.$D9]*[.$C$2]+MOD([.$C$2]+[.G$5];[.$C$2]))" office:value-type="float" office:value="32" calcext:value-type="float">
            <text:p>32</text:p>
          </table:table-cell>
          <table:table-cell table:style-name="ce15" table:formula="of:=IF(OR(([.$D9]*[.$C$2]+MOD([.$C$2]+[.H$5];[.$C$2])&gt;(-1+[.$C$2]^2));([.$D9]*[.$C$2]+MOD([.$C$2]+[.H$5];[.$C$2])&lt;([.$D9]*[.$C$2]+[.H$5])));&quot;&quot;;[.$D9]*[.$C$2]+MOD([.$C$2]+[.H$5];[.$C$2]))" office:value-type="float" office:value="33" calcext:value-type="float">
            <text:p>33</text:p>
          </table:table-cell>
          <table:table-cell table:style-name="ce15" table:formula="of:=IF(OR(([.$D9]*[.$C$2]+MOD([.$C$2]+[.I$5];[.$C$2])&gt;(-1+[.$C$2]^2));([.$D9]*[.$C$2]+MOD([.$C$2]+[.I$5];[.$C$2])&lt;([.$D9]*[.$C$2]+[.I$5])));&quot;&quot;;[.$D9]*[.$C$2]+MOD([.$C$2]+[.I$5];[.$C$2]))" office:value-type="float" office:value="34" calcext:value-type="float">
            <text:p>34</text:p>
          </table:table-cell>
          <table:table-cell table:style-name="ce15" table:formula="of:=IF(OR(([.$D9]*[.$C$2]+MOD([.$C$2]+[.J$5];[.$C$2])&gt;(-1+[.$C$2]^2));([.$D9]*[.$C$2]+MOD([.$C$2]+[.J$5];[.$C$2])&lt;([.$D9]*[.$C$2]+[.J$5])));&quot;&quot;;[.$D9]*[.$C$2]+MOD([.$C$2]+[.J$5];[.$C$2]))" office:value-type="float" office:value="35" calcext:value-type="float">
            <text:p>35</text:p>
          </table:table-cell>
          <table:table-cell table:style-name="ce15" table:formula="of:=IF(OR(([.$D9]*[.$C$2]+MOD([.$C$2]+[.K$5];[.$C$2])&gt;(-1+[.$C$2]^2));([.$D9]*[.$C$2]+MOD([.$C$2]+[.K$5];[.$C$2])&lt;([.$D9]*[.$C$2]+[.K$5])));&quot;&quot;;[.$D9]*[.$C$2]+MOD([.$C$2]+[.K$5];[.$C$2]))" office:value-type="float" office:value="36" calcext:value-type="float">
            <text:p>36</text:p>
          </table:table-cell>
          <table:table-cell table:style-name="ce15" table:formula="of:=IF(OR(([.$D9]*[.$C$2]+MOD([.$C$2]+[.L$5];[.$C$2])&gt;(-1+[.$C$2]^2));([.$D9]*[.$C$2]+MOD([.$C$2]+[.L$5];[.$C$2])&lt;([.$D9]*[.$C$2]+[.L$5])));&quot;&quot;;[.$D9]*[.$C$2]+MOD([.$C$2]+[.L$5];[.$C$2]))" office:value-type="float" office:value="37" calcext:value-type="float">
            <text:p>37</text:p>
          </table:table-cell>
          <table:table-cell table:style-name="ce15" table:formula="of:=IF(OR(([.$D9]*[.$C$2]+MOD([.$C$2]+[.M$5];[.$C$2])&gt;(-1+[.$C$2]^2));([.$D9]*[.$C$2]+MOD([.$C$2]+[.M$5];[.$C$2])&lt;([.$D9]*[.$C$2]+[.M$5])));&quot;&quot;;[.$D9]*[.$C$2]+MOD([.$C$2]+[.M$5];[.$C$2]))" office:value-type="float" office:value="38" calcext:value-type="float">
            <text:p>38</text:p>
          </table:table-cell>
          <table:table-cell table:style-name="ce16" table:formula="of:=IF(OR(([.$D9]*[.$C$2]+MOD([.$C$2]+[.N$5];[.$C$2])&gt;(-1+[.$C$2]^2));([.$D9]*[.$C$2]+MOD([.$C$2]+[.N$5];[.$C$2])&lt;([.$D9]*[.$C$2]+[.N$5])));&quot;&quot;;[.$D9]*[.$C$2]+MOD([.$C$2]+[.N$5];[.$C$2]))" office:value-type="float" office:value="39" calcext:value-type="float">
            <text:p>39</text:p>
          </table:table-cell>
          <table:table-cell table:style-name="ce16" table:formula="of:=IF(OR(([.$D9]*[.$C$2]+MOD([.$C$2]+[.O$5];[.$C$2])&gt;(-1+[.$C$2]^2));([.$D9]*[.$C$2]+MOD([.$C$2]+[.O$5];[.$C$2])&lt;([.$D9]*[.$C$2]+[.O$5])));&quot;&quot;;[.$D9]*[.$C$2]+MOD([.$C$2]+[.O$5];[.$C$2]))">
            <text:p/>
          </table:table-cell>
          <table:table-cell table:style-name="ce16" table:formula="of:=IF(OR(([.$D9]*[.$C$2]+MOD([.$C$2]+[.P$5];[.$C$2])&gt;(-1+[.$C$2]^2));([.$D9]*[.$C$2]+MOD([.$C$2]+[.P$5];[.$C$2])&lt;([.$D9]*[.$C$2]+[.P$5])));&quot;&quot;;[.$D9]*[.$C$2]+MOD([.$C$2]+[.P$5];[.$C$2]))">
            <text:p/>
          </table:table-cell>
          <table:table-cell table:style-name="ce16" table:formula="of:=IF(OR(([.$D9]*[.$C$2]+MOD([.$C$2]+[.Q$5];[.$C$2])&gt;(-1+[.$C$2]^2));([.$D9]*[.$C$2]+MOD([.$C$2]+[.Q$5];[.$C$2])&lt;([.$D9]*[.$C$2]+[.Q$5])));&quot;&quot;;[.$D9]*[.$C$2]+MOD([.$C$2]+[.Q$5];[.$C$2]))">
            <text:p/>
          </table:table-cell>
          <table:table-cell table:style-name="ce16" table:formula="of:=IF(OR(([.$D9]*[.$C$2]+MOD([.$C$2]+[.R$5];[.$C$2])&gt;(-1+[.$C$2]^2));([.$D9]*[.$C$2]+MOD([.$C$2]+[.R$5];[.$C$2])&lt;([.$D9]*[.$C$2]+[.R$5])));&quot;&quot;;[.$D9]*[.$C$2]+MOD([.$C$2]+[.R$5];[.$C$2]))">
            <text:p/>
          </table:table-cell>
          <table:table-cell table:style-name="ce21" table:formula="of:=IF(OR(([.$D9]*[.$C$2]+MOD([.$C$2]+[.S$5];[.$C$2])&gt;(-1+[.$C$2]^2));([.$D9]*[.$C$2]+MOD([.$C$2]+[.S$5];[.$C$2])&lt;([.$D9]*[.$C$2]+[.S$5])));&quot;&quot;;[.$D9]*[.$C$2]+MOD([.$C$2]+[.S$5];[.$C$2]))">
            <text:p/>
          </table:table-cell>
          <table:table-cell/>
          <table:covered-table-cell/>
          <table:table-cell table:style-name="ce5" table:formula="of:=[.V8]+1" office:value-type="float" office:value="3" calcext:value-type="float">
            <text:p>3</text:p>
          </table:table-cell>
          <table:table-cell table:style-name="ce12" table:formula="of:=IF(OR(([.$D9]*[.$C$2]+MOD([.$C$2]+[.W$5];[.$C$2])&gt;(-1+[.$C$2]^2));([.$D9]*[.$C$2]+MOD([.$C$2]+[.W$5];[.$C$2])&lt;([.$D9]*[.$C$2]+[.W$5])));&quot;&quot;;[.$D9]*[.$C$2]+MOD([.$C$2]+[.W$5];[.$C$2]))" office:value-type="float" office:value="30" calcext:value-type="float">
            <text:p>30</text:p>
          </table:table-cell>
          <table:table-cell table:style-name="ce16" table:formula="of:=IF(OR(([.$D9]*[.$C$2]+MOD([.$C$2]+[.X$5];[.$C$2])&gt;(-1+[.$C$2]^2));([.$D9]*[.$C$2]+MOD([.$C$2]+[.X$5];[.$C$2])&lt;([.$D9]*[.$C$2]+[.X$5])));&quot;&quot;;[.$D9]*[.$C$2]+MOD([.$C$2]+[.X$5];[.$C$2]))" office:value-type="float" office:value="31" calcext:value-type="float">
            <text:p>31</text:p>
          </table:table-cell>
          <table:table-cell table:style-name="ce16" table:formula="of:=IF(OR(([.$D9]*[.$C$2]+MOD([.$C$2]+[.Y$5];[.$C$2])&gt;(-1+[.$C$2]^2));([.$D9]*[.$C$2]+MOD([.$C$2]+[.Y$5];[.$C$2])&lt;([.$D9]*[.$C$2]+[.Y$5])));&quot;&quot;;[.$D9]*[.$C$2]+MOD([.$C$2]+[.Y$5];[.$C$2]))" office:value-type="float" office:value="32" calcext:value-type="float">
            <text:p>32</text:p>
          </table:table-cell>
          <table:table-cell table:style-name="ce16" table:formula="of:=IF(OR(([.$D9]*[.$C$2]+MOD([.$C$2]+[.Z$5];[.$C$2])&gt;(-1+[.$C$2]^2));([.$D9]*[.$C$2]+MOD([.$C$2]+[.Z$5];[.$C$2])&lt;([.$D9]*[.$C$2]+[.Z$5])));&quot;&quot;;[.$D9]*[.$C$2]+MOD([.$C$2]+[.Z$5];[.$C$2]))" office:value-type="float" office:value="33" calcext:value-type="float">
            <text:p>33</text:p>
          </table:table-cell>
          <table:table-cell table:style-name="ce16" table:formula="of:=IF(OR(([.$D9]*[.$C$2]+MOD([.$C$2]+[.AA$5];[.$C$2])&gt;(-1+[.$C$2]^2));([.$D9]*[.$C$2]+MOD([.$C$2]+[.AA$5];[.$C$2])&lt;([.$D9]*[.$C$2]+[.AA$5])));&quot;&quot;;[.$D9]*[.$C$2]+MOD([.$C$2]+[.AA$5];[.$C$2]))" office:value-type="float" office:value="34" calcext:value-type="float">
            <text:p>34</text:p>
          </table:table-cell>
          <table:table-cell table:style-name="ce16" table:formula="of:=IF(OR(([.$D9]*[.$C$2]+MOD([.$C$2]+[.AB$5];[.$C$2])&gt;(-1+[.$C$2]^2));([.$D9]*[.$C$2]+MOD([.$C$2]+[.AB$5];[.$C$2])&lt;([.$D9]*[.$C$2]+[.AB$5])));&quot;&quot;;[.$D9]*[.$C$2]+MOD([.$C$2]+[.AB$5];[.$C$2]))" office:value-type="float" office:value="35" calcext:value-type="float">
            <text:p>35</text:p>
          </table:table-cell>
          <table:table-cell table:style-name="ce16" table:formula="of:=IF(OR(([.$D9]*[.$C$2]+MOD([.$C$2]+[.AC$5];[.$C$2])&gt;(-1+[.$C$2]^2));([.$D9]*[.$C$2]+MOD([.$C$2]+[.AC$5];[.$C$2])&lt;([.$D9]*[.$C$2]+[.AC$5])));&quot;&quot;;[.$D9]*[.$C$2]+MOD([.$C$2]+[.AC$5];[.$C$2]))" office:value-type="float" office:value="36" calcext:value-type="float">
            <text:p>36</text:p>
          </table:table-cell>
          <table:table-cell table:style-name="ce16" table:formula="of:=IF(OR(([.$D9]*[.$C$2]+MOD([.$C$2]+[.AD$5];[.$C$2])&gt;(-1+[.$C$2]^2));([.$D9]*[.$C$2]+MOD([.$C$2]+[.AD$5];[.$C$2])&lt;([.$D9]*[.$C$2]+[.AD$5])));&quot;&quot;;[.$D9]*[.$C$2]+MOD([.$C$2]+[.AD$5];[.$C$2]))" office:value-type="float" office:value="37" calcext:value-type="float">
            <text:p>37</text:p>
          </table:table-cell>
          <table:table-cell table:style-name="ce16" table:formula="of:=IF(OR(([.$D9]*[.$C$2]+MOD([.$C$2]+[.AE$5];[.$C$2])&gt;(-1+[.$C$2]^2));([.$D9]*[.$C$2]+MOD([.$C$2]+[.AE$5];[.$C$2])&lt;([.$D9]*[.$C$2]+[.AE$5])));&quot;&quot;;[.$D9]*[.$C$2]+MOD([.$C$2]+[.AE$5];[.$C$2]))" office:value-type="float" office:value="38" calcext:value-type="float">
            <text:p>38</text:p>
          </table:table-cell>
          <table:table-cell table:style-name="ce16" table:formula="of:=IF(OR(([.$D9]*[.$C$2]+MOD([.$C$2]+[.AF$5];[.$C$2])&gt;(-1+[.$C$2]^2));([.$D9]*[.$C$2]+MOD([.$C$2]+[.AF$5];[.$C$2])&lt;([.$D9]*[.$C$2]+[.AF$5])));&quot;&quot;;[.$D9]*[.$C$2]+MOD([.$C$2]+[.AF$5];[.$C$2]))" office:value-type="float" office:value="39" calcext:value-type="float">
            <text:p>39</text:p>
          </table:table-cell>
          <table:table-cell table:style-name="ce16" table:formula="of:=IF(OR(([.$D9]*[.$C$2]+MOD([.$C$2]+[.AG$5];[.$C$2])&gt;(-1+[.$C$2]^2));([.$D9]*[.$C$2]+MOD([.$C$2]+[.AG$5];[.$C$2])&lt;([.$D9]*[.$C$2]+[.AG$5])));&quot;&quot;;[.$D9]*[.$C$2]+MOD([.$C$2]+[.AG$5];[.$C$2]))">
            <text:p/>
          </table:table-cell>
          <table:table-cell table:style-name="ce16" table:formula="of:=IF(OR(([.$D9]*[.$C$2]+MOD([.$C$2]+[.AH$5];[.$C$2])&gt;(-1+[.$C$2]^2));([.$D9]*[.$C$2]+MOD([.$C$2]+[.AH$5];[.$C$2])&lt;([.$D9]*[.$C$2]+[.AH$5])));&quot;&quot;;[.$D9]*[.$C$2]+MOD([.$C$2]+[.AH$5];[.$C$2]))">
            <text:p/>
          </table:table-cell>
          <table:table-cell table:style-name="ce16" table:formula="of:=IF(OR(([.$D9]*[.$C$2]+MOD([.$C$2]+[.AI$5];[.$C$2])&gt;(-1+[.$C$2]^2));([.$D9]*[.$C$2]+MOD([.$C$2]+[.AI$5];[.$C$2])&lt;([.$D9]*[.$C$2]+[.AI$5])));&quot;&quot;;[.$D9]*[.$C$2]+MOD([.$C$2]+[.AI$5];[.$C$2]))">
            <text:p/>
          </table:table-cell>
          <table:table-cell table:style-name="ce16" table:formula="of:=IF(OR(([.$D9]*[.$C$2]+MOD([.$C$2]+[.AJ$5];[.$C$2])&gt;(-1+[.$C$2]^2));([.$D9]*[.$C$2]+MOD([.$C$2]+[.AJ$5];[.$C$2])&lt;([.$D9]*[.$C$2]+[.AJ$5])));&quot;&quot;;[.$D9]*[.$C$2]+MOD([.$C$2]+[.AJ$5];[.$C$2]))">
            <text:p/>
          </table:table-cell>
          <table:table-cell table:style-name="ce21" table:formula="of:=IF(OR(([.$D9]*[.$C$2]+MOD([.$C$2]+[.AK$5];[.$C$2])&gt;(-1+[.$C$2]^2));([.$D9]*[.$C$2]+MOD([.$C$2]+[.AK$5];[.$C$2])&lt;([.$D9]*[.$C$2]+[.AK$5])));&quot;&quot;;[.$D9]*[.$C$2]+MOD([.$C$2]+[.AK$5];[.$C$2]))">
            <text:p/>
          </table:table-cell>
          <table:table-cell table:number-columns-repeated="6"/>
          <table:table-cell table:style-name="ce26" table:number-columns-repeated="11"/>
          <table:table-cell/>
          <table:table-cell table:style-name="ce26"/>
          <table:table-cell/>
          <table:table-cell table:style-name="ce26"/>
          <table:table-cell table:number-columns-repeated="4"/>
          <table:table-cell table:style-name="ce2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9]+1" office:value-type="float" office:value="4" calcext:value-type="float">
            <text:p>4</text:p>
          </table:table-cell>
          <table:table-cell table:style-name="ce11" table:formula="of:=IF(OR(([.$D10]*[.$C$2]+MOD([.$C$2]+[.E$5];[.$C$2])&gt;(-1+[.$C$2]^2));([.$D10]*[.$C$2]+MOD([.$C$2]+[.E$5];[.$C$2])&lt;([.$D10]*[.$C$2]+[.E$5])));&quot;&quot;;[.$D10]*[.$C$2]+MOD([.$C$2]+[.E$5];[.$C$2]))" office:value-type="float" office:value="40" calcext:value-type="float">
            <text:p>40</text:p>
          </table:table-cell>
          <table:table-cell table:style-name="ce15" table:formula="of:=IF(OR(([.$D10]*[.$C$2]+MOD([.$C$2]+[.F$5];[.$C$2])&gt;(-1+[.$C$2]^2));([.$D10]*[.$C$2]+MOD([.$C$2]+[.F$5];[.$C$2])&lt;([.$D10]*[.$C$2]+[.F$5])));&quot;&quot;;[.$D10]*[.$C$2]+MOD([.$C$2]+[.F$5];[.$C$2]))" office:value-type="float" office:value="41" calcext:value-type="float">
            <text:p>41</text:p>
          </table:table-cell>
          <table:table-cell table:style-name="ce15" table:formula="of:=IF(OR(([.$D10]*[.$C$2]+MOD([.$C$2]+[.G$5];[.$C$2])&gt;(-1+[.$C$2]^2));([.$D10]*[.$C$2]+MOD([.$C$2]+[.G$5];[.$C$2])&lt;([.$D10]*[.$C$2]+[.G$5])));&quot;&quot;;[.$D10]*[.$C$2]+MOD([.$C$2]+[.G$5];[.$C$2]))" office:value-type="float" office:value="42" calcext:value-type="float">
            <text:p>42</text:p>
          </table:table-cell>
          <table:table-cell table:style-name="ce15" table:formula="of:=IF(OR(([.$D10]*[.$C$2]+MOD([.$C$2]+[.H$5];[.$C$2])&gt;(-1+[.$C$2]^2));([.$D10]*[.$C$2]+MOD([.$C$2]+[.H$5];[.$C$2])&lt;([.$D10]*[.$C$2]+[.H$5])));&quot;&quot;;[.$D10]*[.$C$2]+MOD([.$C$2]+[.H$5];[.$C$2]))" office:value-type="float" office:value="43" calcext:value-type="float">
            <text:p>43</text:p>
          </table:table-cell>
          <table:table-cell table:style-name="ce15" table:formula="of:=IF(OR(([.$D10]*[.$C$2]+MOD([.$C$2]+[.I$5];[.$C$2])&gt;(-1+[.$C$2]^2));([.$D10]*[.$C$2]+MOD([.$C$2]+[.I$5];[.$C$2])&lt;([.$D10]*[.$C$2]+[.I$5])));&quot;&quot;;[.$D10]*[.$C$2]+MOD([.$C$2]+[.I$5];[.$C$2]))" office:value-type="float" office:value="44" calcext:value-type="float">
            <text:p>44</text:p>
          </table:table-cell>
          <table:table-cell table:style-name="ce15" table:formula="of:=IF(OR(([.$D10]*[.$C$2]+MOD([.$C$2]+[.J$5];[.$C$2])&gt;(-1+[.$C$2]^2));([.$D10]*[.$C$2]+MOD([.$C$2]+[.J$5];[.$C$2])&lt;([.$D10]*[.$C$2]+[.J$5])));&quot;&quot;;[.$D10]*[.$C$2]+MOD([.$C$2]+[.J$5];[.$C$2]))" office:value-type="float" office:value="45" calcext:value-type="float">
            <text:p>45</text:p>
          </table:table-cell>
          <table:table-cell table:style-name="ce15" table:formula="of:=IF(OR(([.$D10]*[.$C$2]+MOD([.$C$2]+[.K$5];[.$C$2])&gt;(-1+[.$C$2]^2));([.$D10]*[.$C$2]+MOD([.$C$2]+[.K$5];[.$C$2])&lt;([.$D10]*[.$C$2]+[.K$5])));&quot;&quot;;[.$D10]*[.$C$2]+MOD([.$C$2]+[.K$5];[.$C$2]))" office:value-type="float" office:value="46" calcext:value-type="float">
            <text:p>46</text:p>
          </table:table-cell>
          <table:table-cell table:style-name="ce15" table:formula="of:=IF(OR(([.$D10]*[.$C$2]+MOD([.$C$2]+[.L$5];[.$C$2])&gt;(-1+[.$C$2]^2));([.$D10]*[.$C$2]+MOD([.$C$2]+[.L$5];[.$C$2])&lt;([.$D10]*[.$C$2]+[.L$5])));&quot;&quot;;[.$D10]*[.$C$2]+MOD([.$C$2]+[.L$5];[.$C$2]))" office:value-type="float" office:value="47" calcext:value-type="float">
            <text:p>47</text:p>
          </table:table-cell>
          <table:table-cell table:style-name="ce15" table:formula="of:=IF(OR(([.$D10]*[.$C$2]+MOD([.$C$2]+[.M$5];[.$C$2])&gt;(-1+[.$C$2]^2));([.$D10]*[.$C$2]+MOD([.$C$2]+[.M$5];[.$C$2])&lt;([.$D10]*[.$C$2]+[.M$5])));&quot;&quot;;[.$D10]*[.$C$2]+MOD([.$C$2]+[.M$5];[.$C$2]))" office:value-type="float" office:value="48" calcext:value-type="float">
            <text:p>48</text:p>
          </table:table-cell>
          <table:table-cell table:style-name="ce16" table:formula="of:=IF(OR(([.$D10]*[.$C$2]+MOD([.$C$2]+[.N$5];[.$C$2])&gt;(-1+[.$C$2]^2));([.$D10]*[.$C$2]+MOD([.$C$2]+[.N$5];[.$C$2])&lt;([.$D10]*[.$C$2]+[.N$5])));&quot;&quot;;[.$D10]*[.$C$2]+MOD([.$C$2]+[.N$5];[.$C$2]))" office:value-type="float" office:value="49" calcext:value-type="float">
            <text:p>49</text:p>
          </table:table-cell>
          <table:table-cell table:style-name="ce16" table:formula="of:=IF(OR(([.$D10]*[.$C$2]+MOD([.$C$2]+[.O$5];[.$C$2])&gt;(-1+[.$C$2]^2));([.$D10]*[.$C$2]+MOD([.$C$2]+[.O$5];[.$C$2])&lt;([.$D10]*[.$C$2]+[.O$5])));&quot;&quot;;[.$D10]*[.$C$2]+MOD([.$C$2]+[.O$5];[.$C$2]))">
            <text:p/>
          </table:table-cell>
          <table:table-cell table:style-name="ce16" table:formula="of:=IF(OR(([.$D10]*[.$C$2]+MOD([.$C$2]+[.P$5];[.$C$2])&gt;(-1+[.$C$2]^2));([.$D10]*[.$C$2]+MOD([.$C$2]+[.P$5];[.$C$2])&lt;([.$D10]*[.$C$2]+[.P$5])));&quot;&quot;;[.$D10]*[.$C$2]+MOD([.$C$2]+[.P$5];[.$C$2]))">
            <text:p/>
          </table:table-cell>
          <table:table-cell table:style-name="ce16" table:formula="of:=IF(OR(([.$D10]*[.$C$2]+MOD([.$C$2]+[.Q$5];[.$C$2])&gt;(-1+[.$C$2]^2));([.$D10]*[.$C$2]+MOD([.$C$2]+[.Q$5];[.$C$2])&lt;([.$D10]*[.$C$2]+[.Q$5])));&quot;&quot;;[.$D10]*[.$C$2]+MOD([.$C$2]+[.Q$5];[.$C$2]))">
            <text:p/>
          </table:table-cell>
          <table:table-cell table:style-name="ce16" table:formula="of:=IF(OR(([.$D10]*[.$C$2]+MOD([.$C$2]+[.R$5];[.$C$2])&gt;(-1+[.$C$2]^2));([.$D10]*[.$C$2]+MOD([.$C$2]+[.R$5];[.$C$2])&lt;([.$D10]*[.$C$2]+[.R$5])));&quot;&quot;;[.$D10]*[.$C$2]+MOD([.$C$2]+[.R$5];[.$C$2]))">
            <text:p/>
          </table:table-cell>
          <table:table-cell table:style-name="ce21" table:formula="of:=IF(OR(([.$D10]*[.$C$2]+MOD([.$C$2]+[.S$5];[.$C$2])&gt;(-1+[.$C$2]^2));([.$D10]*[.$C$2]+MOD([.$C$2]+[.S$5];[.$C$2])&lt;([.$D10]*[.$C$2]+[.S$5])));&quot;&quot;;[.$D10]*[.$C$2]+MOD([.$C$2]+[.S$5];[.$C$2]))">
            <text:p/>
          </table:table-cell>
          <table:table-cell/>
          <table:covered-table-cell/>
          <table:table-cell table:style-name="ce5" table:formula="of:=[.V9]+1" office:value-type="float" office:value="4" calcext:value-type="float">
            <text:p>4</text:p>
          </table:table-cell>
          <table:table-cell table:style-name="ce12" table:formula="of:=IF(OR(([.$D10]*[.$C$2]+MOD([.$C$2]+[.W$5];[.$C$2])&gt;(-1+[.$C$2]^2));([.$D10]*[.$C$2]+MOD([.$C$2]+[.W$5];[.$C$2])&lt;([.$D10]*[.$C$2]+[.W$5])));&quot;&quot;;[.$D10]*[.$C$2]+MOD([.$C$2]+[.W$5];[.$C$2]))" office:value-type="float" office:value="40" calcext:value-type="float">
            <text:p>40</text:p>
          </table:table-cell>
          <table:table-cell table:style-name="ce16" table:formula="of:=IF(OR(([.$D10]*[.$C$2]+MOD([.$C$2]+[.X$5];[.$C$2])&gt;(-1+[.$C$2]^2));([.$D10]*[.$C$2]+MOD([.$C$2]+[.X$5];[.$C$2])&lt;([.$D10]*[.$C$2]+[.X$5])));&quot;&quot;;[.$D10]*[.$C$2]+MOD([.$C$2]+[.X$5];[.$C$2]))" office:value-type="float" office:value="41" calcext:value-type="float">
            <text:p>41</text:p>
          </table:table-cell>
          <table:table-cell table:style-name="ce16" table:formula="of:=IF(OR(([.$D10]*[.$C$2]+MOD([.$C$2]+[.Y$5];[.$C$2])&gt;(-1+[.$C$2]^2));([.$D10]*[.$C$2]+MOD([.$C$2]+[.Y$5];[.$C$2])&lt;([.$D10]*[.$C$2]+[.Y$5])));&quot;&quot;;[.$D10]*[.$C$2]+MOD([.$C$2]+[.Y$5];[.$C$2]))" office:value-type="float" office:value="42" calcext:value-type="float">
            <text:p>42</text:p>
          </table:table-cell>
          <table:table-cell table:style-name="ce16" table:formula="of:=IF(OR(([.$D10]*[.$C$2]+MOD([.$C$2]+[.Z$5];[.$C$2])&gt;(-1+[.$C$2]^2));([.$D10]*[.$C$2]+MOD([.$C$2]+[.Z$5];[.$C$2])&lt;([.$D10]*[.$C$2]+[.Z$5])));&quot;&quot;;[.$D10]*[.$C$2]+MOD([.$C$2]+[.Z$5];[.$C$2]))" office:value-type="float" office:value="43" calcext:value-type="float">
            <text:p>43</text:p>
          </table:table-cell>
          <table:table-cell table:style-name="ce16" table:formula="of:=IF(OR(([.$D10]*[.$C$2]+MOD([.$C$2]+[.AA$5];[.$C$2])&gt;(-1+[.$C$2]^2));([.$D10]*[.$C$2]+MOD([.$C$2]+[.AA$5];[.$C$2])&lt;([.$D10]*[.$C$2]+[.AA$5])));&quot;&quot;;[.$D10]*[.$C$2]+MOD([.$C$2]+[.AA$5];[.$C$2]))" office:value-type="float" office:value="44" calcext:value-type="float">
            <text:p>44</text:p>
          </table:table-cell>
          <table:table-cell table:style-name="ce16" table:formula="of:=IF(OR(([.$D10]*[.$C$2]+MOD([.$C$2]+[.AB$5];[.$C$2])&gt;(-1+[.$C$2]^2));([.$D10]*[.$C$2]+MOD([.$C$2]+[.AB$5];[.$C$2])&lt;([.$D10]*[.$C$2]+[.AB$5])));&quot;&quot;;[.$D10]*[.$C$2]+MOD([.$C$2]+[.AB$5];[.$C$2]))" office:value-type="float" office:value="45" calcext:value-type="float">
            <text:p>45</text:p>
          </table:table-cell>
          <table:table-cell table:style-name="ce16" table:formula="of:=IF(OR(([.$D10]*[.$C$2]+MOD([.$C$2]+[.AC$5];[.$C$2])&gt;(-1+[.$C$2]^2));([.$D10]*[.$C$2]+MOD([.$C$2]+[.AC$5];[.$C$2])&lt;([.$D10]*[.$C$2]+[.AC$5])));&quot;&quot;;[.$D10]*[.$C$2]+MOD([.$C$2]+[.AC$5];[.$C$2]))" office:value-type="float" office:value="46" calcext:value-type="float">
            <text:p>46</text:p>
          </table:table-cell>
          <table:table-cell table:style-name="ce16" table:formula="of:=IF(OR(([.$D10]*[.$C$2]+MOD([.$C$2]+[.AD$5];[.$C$2])&gt;(-1+[.$C$2]^2));([.$D10]*[.$C$2]+MOD([.$C$2]+[.AD$5];[.$C$2])&lt;([.$D10]*[.$C$2]+[.AD$5])));&quot;&quot;;[.$D10]*[.$C$2]+MOD([.$C$2]+[.AD$5];[.$C$2]))" office:value-type="float" office:value="47" calcext:value-type="float">
            <text:p>47</text:p>
          </table:table-cell>
          <table:table-cell table:style-name="ce16" table:formula="of:=IF(OR(([.$D10]*[.$C$2]+MOD([.$C$2]+[.AE$5];[.$C$2])&gt;(-1+[.$C$2]^2));([.$D10]*[.$C$2]+MOD([.$C$2]+[.AE$5];[.$C$2])&lt;([.$D10]*[.$C$2]+[.AE$5])));&quot;&quot;;[.$D10]*[.$C$2]+MOD([.$C$2]+[.AE$5];[.$C$2]))" office:value-type="float" office:value="48" calcext:value-type="float">
            <text:p>48</text:p>
          </table:table-cell>
          <table:table-cell table:style-name="ce16" table:formula="of:=IF(OR(([.$D10]*[.$C$2]+MOD([.$C$2]+[.AF$5];[.$C$2])&gt;(-1+[.$C$2]^2));([.$D10]*[.$C$2]+MOD([.$C$2]+[.AF$5];[.$C$2])&lt;([.$D10]*[.$C$2]+[.AF$5])));&quot;&quot;;[.$D10]*[.$C$2]+MOD([.$C$2]+[.AF$5];[.$C$2]))" office:value-type="float" office:value="49" calcext:value-type="float">
            <text:p>49</text:p>
          </table:table-cell>
          <table:table-cell table:style-name="ce16" table:formula="of:=IF(OR(([.$D10]*[.$C$2]+MOD([.$C$2]+[.AG$5];[.$C$2])&gt;(-1+[.$C$2]^2));([.$D10]*[.$C$2]+MOD([.$C$2]+[.AG$5];[.$C$2])&lt;([.$D10]*[.$C$2]+[.AG$5])));&quot;&quot;;[.$D10]*[.$C$2]+MOD([.$C$2]+[.AG$5];[.$C$2]))">
            <text:p/>
          </table:table-cell>
          <table:table-cell table:style-name="ce16" table:formula="of:=IF(OR(([.$D10]*[.$C$2]+MOD([.$C$2]+[.AH$5];[.$C$2])&gt;(-1+[.$C$2]^2));([.$D10]*[.$C$2]+MOD([.$C$2]+[.AH$5];[.$C$2])&lt;([.$D10]*[.$C$2]+[.AH$5])));&quot;&quot;;[.$D10]*[.$C$2]+MOD([.$C$2]+[.AH$5];[.$C$2]))">
            <text:p/>
          </table:table-cell>
          <table:table-cell table:style-name="ce16" table:formula="of:=IF(OR(([.$D10]*[.$C$2]+MOD([.$C$2]+[.AI$5];[.$C$2])&gt;(-1+[.$C$2]^2));([.$D10]*[.$C$2]+MOD([.$C$2]+[.AI$5];[.$C$2])&lt;([.$D10]*[.$C$2]+[.AI$5])));&quot;&quot;;[.$D10]*[.$C$2]+MOD([.$C$2]+[.AI$5];[.$C$2]))">
            <text:p/>
          </table:table-cell>
          <table:table-cell table:style-name="ce16" table:formula="of:=IF(OR(([.$D10]*[.$C$2]+MOD([.$C$2]+[.AJ$5];[.$C$2])&gt;(-1+[.$C$2]^2));([.$D10]*[.$C$2]+MOD([.$C$2]+[.AJ$5];[.$C$2])&lt;([.$D10]*[.$C$2]+[.AJ$5])));&quot;&quot;;[.$D10]*[.$C$2]+MOD([.$C$2]+[.AJ$5];[.$C$2]))">
            <text:p/>
          </table:table-cell>
          <table:table-cell table:style-name="ce21" table:formula="of:=IF(OR(([.$D10]*[.$C$2]+MOD([.$C$2]+[.AK$5];[.$C$2])&gt;(-1+[.$C$2]^2));([.$D10]*[.$C$2]+MOD([.$C$2]+[.AK$5];[.$C$2])&lt;([.$D10]*[.$C$2]+[.AK$5])));&quot;&quot;;[.$D10]*[.$C$2]+MOD([.$C$2]+[.AK$5];[.$C$2]))">
            <text:p/>
          </table:table-cell>
          <table:table-cell table:number-columns-repeated="6"/>
          <table:table-cell table:style-name="ce26"/>
          <table:table-cell table:number-columns-repeated="11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0]+1" office:value-type="float" office:value="5" calcext:value-type="float">
            <text:p>5</text:p>
          </table:table-cell>
          <table:table-cell table:style-name="ce11" table:formula="of:=IF(OR(([.$D11]*[.$C$2]+MOD([.$C$2]+[.E$5];[.$C$2])&gt;(-1+[.$C$2]^2));([.$D11]*[.$C$2]+MOD([.$C$2]+[.E$5];[.$C$2])&lt;([.$D11]*[.$C$2]+[.E$5])));&quot;&quot;;[.$D11]*[.$C$2]+MOD([.$C$2]+[.E$5];[.$C$2]))" office:value-type="float" office:value="50" calcext:value-type="float">
            <text:p>50</text:p>
          </table:table-cell>
          <table:table-cell table:style-name="ce15" table:formula="of:=IF(OR(([.$D11]*[.$C$2]+MOD([.$C$2]+[.F$5];[.$C$2])&gt;(-1+[.$C$2]^2));([.$D11]*[.$C$2]+MOD([.$C$2]+[.F$5];[.$C$2])&lt;([.$D11]*[.$C$2]+[.F$5])));&quot;&quot;;[.$D11]*[.$C$2]+MOD([.$C$2]+[.F$5];[.$C$2]))" office:value-type="float" office:value="51" calcext:value-type="float">
            <text:p>51</text:p>
          </table:table-cell>
          <table:table-cell table:style-name="ce15" table:formula="of:=IF(OR(([.$D11]*[.$C$2]+MOD([.$C$2]+[.G$5];[.$C$2])&gt;(-1+[.$C$2]^2));([.$D11]*[.$C$2]+MOD([.$C$2]+[.G$5];[.$C$2])&lt;([.$D11]*[.$C$2]+[.G$5])));&quot;&quot;;[.$D11]*[.$C$2]+MOD([.$C$2]+[.G$5];[.$C$2]))" office:value-type="float" office:value="52" calcext:value-type="float">
            <text:p>52</text:p>
          </table:table-cell>
          <table:table-cell table:style-name="ce15" table:formula="of:=IF(OR(([.$D11]*[.$C$2]+MOD([.$C$2]+[.H$5];[.$C$2])&gt;(-1+[.$C$2]^2));([.$D11]*[.$C$2]+MOD([.$C$2]+[.H$5];[.$C$2])&lt;([.$D11]*[.$C$2]+[.H$5])));&quot;&quot;;[.$D11]*[.$C$2]+MOD([.$C$2]+[.H$5];[.$C$2]))" office:value-type="float" office:value="53" calcext:value-type="float">
            <text:p>53</text:p>
          </table:table-cell>
          <table:table-cell table:style-name="ce15" table:formula="of:=IF(OR(([.$D11]*[.$C$2]+MOD([.$C$2]+[.I$5];[.$C$2])&gt;(-1+[.$C$2]^2));([.$D11]*[.$C$2]+MOD([.$C$2]+[.I$5];[.$C$2])&lt;([.$D11]*[.$C$2]+[.I$5])));&quot;&quot;;[.$D11]*[.$C$2]+MOD([.$C$2]+[.I$5];[.$C$2]))" office:value-type="float" office:value="54" calcext:value-type="float">
            <text:p>54</text:p>
          </table:table-cell>
          <table:table-cell table:style-name="ce15" table:formula="of:=IF(OR(([.$D11]*[.$C$2]+MOD([.$C$2]+[.J$5];[.$C$2])&gt;(-1+[.$C$2]^2));([.$D11]*[.$C$2]+MOD([.$C$2]+[.J$5];[.$C$2])&lt;([.$D11]*[.$C$2]+[.J$5])));&quot;&quot;;[.$D11]*[.$C$2]+MOD([.$C$2]+[.J$5];[.$C$2]))" office:value-type="float" office:value="55" calcext:value-type="float">
            <text:p>55</text:p>
          </table:table-cell>
          <table:table-cell table:style-name="ce15" table:formula="of:=IF(OR(([.$D11]*[.$C$2]+MOD([.$C$2]+[.K$5];[.$C$2])&gt;(-1+[.$C$2]^2));([.$D11]*[.$C$2]+MOD([.$C$2]+[.K$5];[.$C$2])&lt;([.$D11]*[.$C$2]+[.K$5])));&quot;&quot;;[.$D11]*[.$C$2]+MOD([.$C$2]+[.K$5];[.$C$2]))" office:value-type="float" office:value="56" calcext:value-type="float">
            <text:p>56</text:p>
          </table:table-cell>
          <table:table-cell table:style-name="ce15" table:formula="of:=IF(OR(([.$D11]*[.$C$2]+MOD([.$C$2]+[.L$5];[.$C$2])&gt;(-1+[.$C$2]^2));([.$D11]*[.$C$2]+MOD([.$C$2]+[.L$5];[.$C$2])&lt;([.$D11]*[.$C$2]+[.L$5])));&quot;&quot;;[.$D11]*[.$C$2]+MOD([.$C$2]+[.L$5];[.$C$2]))" office:value-type="float" office:value="57" calcext:value-type="float">
            <text:p>57</text:p>
          </table:table-cell>
          <table:table-cell table:style-name="ce15" table:formula="of:=IF(OR(([.$D11]*[.$C$2]+MOD([.$C$2]+[.M$5];[.$C$2])&gt;(-1+[.$C$2]^2));([.$D11]*[.$C$2]+MOD([.$C$2]+[.M$5];[.$C$2])&lt;([.$D11]*[.$C$2]+[.M$5])));&quot;&quot;;[.$D11]*[.$C$2]+MOD([.$C$2]+[.M$5];[.$C$2]))" office:value-type="float" office:value="58" calcext:value-type="float">
            <text:p>58</text:p>
          </table:table-cell>
          <table:table-cell table:style-name="ce16" table:formula="of:=IF(OR(([.$D11]*[.$C$2]+MOD([.$C$2]+[.N$5];[.$C$2])&gt;(-1+[.$C$2]^2));([.$D11]*[.$C$2]+MOD([.$C$2]+[.N$5];[.$C$2])&lt;([.$D11]*[.$C$2]+[.N$5])));&quot;&quot;;[.$D11]*[.$C$2]+MOD([.$C$2]+[.N$5];[.$C$2]))" office:value-type="float" office:value="59" calcext:value-type="float">
            <text:p>59</text:p>
          </table:table-cell>
          <table:table-cell table:style-name="ce16" table:formula="of:=IF(OR(([.$D11]*[.$C$2]+MOD([.$C$2]+[.O$5];[.$C$2])&gt;(-1+[.$C$2]^2));([.$D11]*[.$C$2]+MOD([.$C$2]+[.O$5];[.$C$2])&lt;([.$D11]*[.$C$2]+[.O$5])));&quot;&quot;;[.$D11]*[.$C$2]+MOD([.$C$2]+[.O$5];[.$C$2]))">
            <text:p/>
          </table:table-cell>
          <table:table-cell table:style-name="ce16" table:formula="of:=IF(OR(([.$D11]*[.$C$2]+MOD([.$C$2]+[.P$5];[.$C$2])&gt;(-1+[.$C$2]^2));([.$D11]*[.$C$2]+MOD([.$C$2]+[.P$5];[.$C$2])&lt;([.$D11]*[.$C$2]+[.P$5])));&quot;&quot;;[.$D11]*[.$C$2]+MOD([.$C$2]+[.P$5];[.$C$2]))">
            <text:p/>
          </table:table-cell>
          <table:table-cell table:style-name="ce16" table:formula="of:=IF(OR(([.$D11]*[.$C$2]+MOD([.$C$2]+[.Q$5];[.$C$2])&gt;(-1+[.$C$2]^2));([.$D11]*[.$C$2]+MOD([.$C$2]+[.Q$5];[.$C$2])&lt;([.$D11]*[.$C$2]+[.Q$5])));&quot;&quot;;[.$D11]*[.$C$2]+MOD([.$C$2]+[.Q$5];[.$C$2]))">
            <text:p/>
          </table:table-cell>
          <table:table-cell table:style-name="ce16" table:formula="of:=IF(OR(([.$D11]*[.$C$2]+MOD([.$C$2]+[.R$5];[.$C$2])&gt;(-1+[.$C$2]^2));([.$D11]*[.$C$2]+MOD([.$C$2]+[.R$5];[.$C$2])&lt;([.$D11]*[.$C$2]+[.R$5])));&quot;&quot;;[.$D11]*[.$C$2]+MOD([.$C$2]+[.R$5];[.$C$2]))">
            <text:p/>
          </table:table-cell>
          <table:table-cell table:style-name="ce21" table:formula="of:=IF(OR(([.$D11]*[.$C$2]+MOD([.$C$2]+[.S$5];[.$C$2])&gt;(-1+[.$C$2]^2));([.$D11]*[.$C$2]+MOD([.$C$2]+[.S$5];[.$C$2])&lt;([.$D11]*[.$C$2]+[.S$5])));&quot;&quot;;[.$D11]*[.$C$2]+MOD([.$C$2]+[.S$5];[.$C$2]))">
            <text:p/>
          </table:table-cell>
          <table:table-cell/>
          <table:covered-table-cell/>
          <table:table-cell table:style-name="ce5" table:formula="of:=[.V10]+1" office:value-type="float" office:value="5" calcext:value-type="float">
            <text:p>5</text:p>
          </table:table-cell>
          <table:table-cell table:style-name="ce12" table:formula="of:=IF(OR(([.$D11]*[.$C$2]+MOD([.$C$2]+[.W$5];[.$C$2])&gt;(-1+[.$C$2]^2));([.$D11]*[.$C$2]+MOD([.$C$2]+[.W$5];[.$C$2])&lt;([.$D11]*[.$C$2]+[.W$5])));&quot;&quot;;[.$D11]*[.$C$2]+MOD([.$C$2]+[.W$5];[.$C$2]))" office:value-type="float" office:value="50" calcext:value-type="float">
            <text:p>50</text:p>
          </table:table-cell>
          <table:table-cell table:style-name="ce16" table:formula="of:=IF(OR(([.$D11]*[.$C$2]+MOD([.$C$2]+[.X$5];[.$C$2])&gt;(-1+[.$C$2]^2));([.$D11]*[.$C$2]+MOD([.$C$2]+[.X$5];[.$C$2])&lt;([.$D11]*[.$C$2]+[.X$5])));&quot;&quot;;[.$D11]*[.$C$2]+MOD([.$C$2]+[.X$5];[.$C$2]))" office:value-type="float" office:value="51" calcext:value-type="float">
            <text:p>51</text:p>
          </table:table-cell>
          <table:table-cell table:style-name="ce16" table:formula="of:=IF(OR(([.$D11]*[.$C$2]+MOD([.$C$2]+[.Y$5];[.$C$2])&gt;(-1+[.$C$2]^2));([.$D11]*[.$C$2]+MOD([.$C$2]+[.Y$5];[.$C$2])&lt;([.$D11]*[.$C$2]+[.Y$5])));&quot;&quot;;[.$D11]*[.$C$2]+MOD([.$C$2]+[.Y$5];[.$C$2]))" office:value-type="float" office:value="52" calcext:value-type="float">
            <text:p>52</text:p>
          </table:table-cell>
          <table:table-cell table:style-name="ce16" table:formula="of:=IF(OR(([.$D11]*[.$C$2]+MOD([.$C$2]+[.Z$5];[.$C$2])&gt;(-1+[.$C$2]^2));([.$D11]*[.$C$2]+MOD([.$C$2]+[.Z$5];[.$C$2])&lt;([.$D11]*[.$C$2]+[.Z$5])));&quot;&quot;;[.$D11]*[.$C$2]+MOD([.$C$2]+[.Z$5];[.$C$2]))" office:value-type="float" office:value="53" calcext:value-type="float">
            <text:p>53</text:p>
          </table:table-cell>
          <table:table-cell table:style-name="ce16" table:formula="of:=IF(OR(([.$D11]*[.$C$2]+MOD([.$C$2]+[.AA$5];[.$C$2])&gt;(-1+[.$C$2]^2));([.$D11]*[.$C$2]+MOD([.$C$2]+[.AA$5];[.$C$2])&lt;([.$D11]*[.$C$2]+[.AA$5])));&quot;&quot;;[.$D11]*[.$C$2]+MOD([.$C$2]+[.AA$5];[.$C$2]))" office:value-type="float" office:value="54" calcext:value-type="float">
            <text:p>54</text:p>
          </table:table-cell>
          <table:table-cell table:style-name="ce16" table:formula="of:=IF(OR(([.$D11]*[.$C$2]+MOD([.$C$2]+[.AB$5];[.$C$2])&gt;(-1+[.$C$2]^2));([.$D11]*[.$C$2]+MOD([.$C$2]+[.AB$5];[.$C$2])&lt;([.$D11]*[.$C$2]+[.AB$5])));&quot;&quot;;[.$D11]*[.$C$2]+MOD([.$C$2]+[.AB$5];[.$C$2]))" office:value-type="float" office:value="55" calcext:value-type="float">
            <text:p>55</text:p>
          </table:table-cell>
          <table:table-cell table:style-name="ce16" table:formula="of:=IF(OR(([.$D11]*[.$C$2]+MOD([.$C$2]+[.AC$5];[.$C$2])&gt;(-1+[.$C$2]^2));([.$D11]*[.$C$2]+MOD([.$C$2]+[.AC$5];[.$C$2])&lt;([.$D11]*[.$C$2]+[.AC$5])));&quot;&quot;;[.$D11]*[.$C$2]+MOD([.$C$2]+[.AC$5];[.$C$2]))" office:value-type="float" office:value="56" calcext:value-type="float">
            <text:p>56</text:p>
          </table:table-cell>
          <table:table-cell table:style-name="ce16" table:formula="of:=IF(OR(([.$D11]*[.$C$2]+MOD([.$C$2]+[.AD$5];[.$C$2])&gt;(-1+[.$C$2]^2));([.$D11]*[.$C$2]+MOD([.$C$2]+[.AD$5];[.$C$2])&lt;([.$D11]*[.$C$2]+[.AD$5])));&quot;&quot;;[.$D11]*[.$C$2]+MOD([.$C$2]+[.AD$5];[.$C$2]))" office:value-type="float" office:value="57" calcext:value-type="float">
            <text:p>57</text:p>
          </table:table-cell>
          <table:table-cell table:style-name="ce16" table:formula="of:=IF(OR(([.$D11]*[.$C$2]+MOD([.$C$2]+[.AE$5];[.$C$2])&gt;(-1+[.$C$2]^2));([.$D11]*[.$C$2]+MOD([.$C$2]+[.AE$5];[.$C$2])&lt;([.$D11]*[.$C$2]+[.AE$5])));&quot;&quot;;[.$D11]*[.$C$2]+MOD([.$C$2]+[.AE$5];[.$C$2]))" office:value-type="float" office:value="58" calcext:value-type="float">
            <text:p>58</text:p>
          </table:table-cell>
          <table:table-cell table:style-name="ce16" table:formula="of:=IF(OR(([.$D11]*[.$C$2]+MOD([.$C$2]+[.AF$5];[.$C$2])&gt;(-1+[.$C$2]^2));([.$D11]*[.$C$2]+MOD([.$C$2]+[.AF$5];[.$C$2])&lt;([.$D11]*[.$C$2]+[.AF$5])));&quot;&quot;;[.$D11]*[.$C$2]+MOD([.$C$2]+[.AF$5];[.$C$2]))" office:value-type="float" office:value="59" calcext:value-type="float">
            <text:p>59</text:p>
          </table:table-cell>
          <table:table-cell table:style-name="ce16" table:formula="of:=IF(OR(([.$D11]*[.$C$2]+MOD([.$C$2]+[.AG$5];[.$C$2])&gt;(-1+[.$C$2]^2));([.$D11]*[.$C$2]+MOD([.$C$2]+[.AG$5];[.$C$2])&lt;([.$D11]*[.$C$2]+[.AG$5])));&quot;&quot;;[.$D11]*[.$C$2]+MOD([.$C$2]+[.AG$5];[.$C$2]))">
            <text:p/>
          </table:table-cell>
          <table:table-cell table:style-name="ce16" table:formula="of:=IF(OR(([.$D11]*[.$C$2]+MOD([.$C$2]+[.AH$5];[.$C$2])&gt;(-1+[.$C$2]^2));([.$D11]*[.$C$2]+MOD([.$C$2]+[.AH$5];[.$C$2])&lt;([.$D11]*[.$C$2]+[.AH$5])));&quot;&quot;;[.$D11]*[.$C$2]+MOD([.$C$2]+[.AH$5];[.$C$2]))">
            <text:p/>
          </table:table-cell>
          <table:table-cell table:style-name="ce16" table:formula="of:=IF(OR(([.$D11]*[.$C$2]+MOD([.$C$2]+[.AI$5];[.$C$2])&gt;(-1+[.$C$2]^2));([.$D11]*[.$C$2]+MOD([.$C$2]+[.AI$5];[.$C$2])&lt;([.$D11]*[.$C$2]+[.AI$5])));&quot;&quot;;[.$D11]*[.$C$2]+MOD([.$C$2]+[.AI$5];[.$C$2]))">
            <text:p/>
          </table:table-cell>
          <table:table-cell table:style-name="ce16" table:formula="of:=IF(OR(([.$D11]*[.$C$2]+MOD([.$C$2]+[.AJ$5];[.$C$2])&gt;(-1+[.$C$2]^2));([.$D11]*[.$C$2]+MOD([.$C$2]+[.AJ$5];[.$C$2])&lt;([.$D11]*[.$C$2]+[.AJ$5])));&quot;&quot;;[.$D11]*[.$C$2]+MOD([.$C$2]+[.AJ$5];[.$C$2]))">
            <text:p/>
          </table:table-cell>
          <table:table-cell table:style-name="ce21" table:formula="of:=IF(OR(([.$D11]*[.$C$2]+MOD([.$C$2]+[.AK$5];[.$C$2])&gt;(-1+[.$C$2]^2));([.$D11]*[.$C$2]+MOD([.$C$2]+[.AK$5];[.$C$2])&lt;([.$D11]*[.$C$2]+[.AK$5])));&quot;&quot;;[.$D11]*[.$C$2]+MOD([.$C$2]+[.AK$5];[.$C$2]))">
            <text:p/>
          </table:table-cell>
          <table:table-cell table:number-columns-repeated="3"/>
          <table:table-cell table:style-name="ce26" table:number-columns-repeated="4"/>
          <table:table-cell/>
          <table:table-cell table:style-name="ce26" table:number-columns-repeated="6"/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 table:number-columns-repeated="2"/>
          <table:table-cell table:number-columns-repeated="3"/>
          <table:table-cell table:style-name="ce2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1]+1" office:value-type="float" office:value="6" calcext:value-type="float">
            <text:p>6</text:p>
          </table:table-cell>
          <table:table-cell table:style-name="ce11" table:formula="of:=IF(OR(([.$D12]*[.$C$2]+MOD([.$C$2]+[.E$5];[.$C$2])&gt;(-1+[.$C$2]^2));([.$D12]*[.$C$2]+MOD([.$C$2]+[.E$5];[.$C$2])&lt;([.$D12]*[.$C$2]+[.E$5])));&quot;&quot;;[.$D12]*[.$C$2]+MOD([.$C$2]+[.E$5];[.$C$2]))" office:value-type="float" office:value="60" calcext:value-type="float">
            <text:p>60</text:p>
          </table:table-cell>
          <table:table-cell table:style-name="ce15" table:formula="of:=IF(OR(([.$D12]*[.$C$2]+MOD([.$C$2]+[.F$5];[.$C$2])&gt;(-1+[.$C$2]^2));([.$D12]*[.$C$2]+MOD([.$C$2]+[.F$5];[.$C$2])&lt;([.$D12]*[.$C$2]+[.F$5])));&quot;&quot;;[.$D12]*[.$C$2]+MOD([.$C$2]+[.F$5];[.$C$2]))" office:value-type="float" office:value="61" calcext:value-type="float">
            <text:p>61</text:p>
          </table:table-cell>
          <table:table-cell table:style-name="ce15" table:formula="of:=IF(OR(([.$D12]*[.$C$2]+MOD([.$C$2]+[.G$5];[.$C$2])&gt;(-1+[.$C$2]^2));([.$D12]*[.$C$2]+MOD([.$C$2]+[.G$5];[.$C$2])&lt;([.$D12]*[.$C$2]+[.G$5])));&quot;&quot;;[.$D12]*[.$C$2]+MOD([.$C$2]+[.G$5];[.$C$2]))" office:value-type="float" office:value="62" calcext:value-type="float">
            <text:p>62</text:p>
          </table:table-cell>
          <table:table-cell table:style-name="ce15" table:formula="of:=IF(OR(([.$D12]*[.$C$2]+MOD([.$C$2]+[.H$5];[.$C$2])&gt;(-1+[.$C$2]^2));([.$D12]*[.$C$2]+MOD([.$C$2]+[.H$5];[.$C$2])&lt;([.$D12]*[.$C$2]+[.H$5])));&quot;&quot;;[.$D12]*[.$C$2]+MOD([.$C$2]+[.H$5];[.$C$2]))" office:value-type="float" office:value="63" calcext:value-type="float">
            <text:p>63</text:p>
          </table:table-cell>
          <table:table-cell table:style-name="ce15" table:formula="of:=IF(OR(([.$D12]*[.$C$2]+MOD([.$C$2]+[.I$5];[.$C$2])&gt;(-1+[.$C$2]^2));([.$D12]*[.$C$2]+MOD([.$C$2]+[.I$5];[.$C$2])&lt;([.$D12]*[.$C$2]+[.I$5])));&quot;&quot;;[.$D12]*[.$C$2]+MOD([.$C$2]+[.I$5];[.$C$2]))" office:value-type="float" office:value="64" calcext:value-type="float">
            <text:p>64</text:p>
          </table:table-cell>
          <table:table-cell table:style-name="ce15" table:formula="of:=IF(OR(([.$D12]*[.$C$2]+MOD([.$C$2]+[.J$5];[.$C$2])&gt;(-1+[.$C$2]^2));([.$D12]*[.$C$2]+MOD([.$C$2]+[.J$5];[.$C$2])&lt;([.$D12]*[.$C$2]+[.J$5])));&quot;&quot;;[.$D12]*[.$C$2]+MOD([.$C$2]+[.J$5];[.$C$2]))" office:value-type="float" office:value="65" calcext:value-type="float">
            <text:p>65</text:p>
          </table:table-cell>
          <table:table-cell table:style-name="ce15" table:formula="of:=IF(OR(([.$D12]*[.$C$2]+MOD([.$C$2]+[.K$5];[.$C$2])&gt;(-1+[.$C$2]^2));([.$D12]*[.$C$2]+MOD([.$C$2]+[.K$5];[.$C$2])&lt;([.$D12]*[.$C$2]+[.K$5])));&quot;&quot;;[.$D12]*[.$C$2]+MOD([.$C$2]+[.K$5];[.$C$2]))" office:value-type="float" office:value="66" calcext:value-type="float">
            <text:p>66</text:p>
          </table:table-cell>
          <table:table-cell table:style-name="ce15" table:formula="of:=IF(OR(([.$D12]*[.$C$2]+MOD([.$C$2]+[.L$5];[.$C$2])&gt;(-1+[.$C$2]^2));([.$D12]*[.$C$2]+MOD([.$C$2]+[.L$5];[.$C$2])&lt;([.$D12]*[.$C$2]+[.L$5])));&quot;&quot;;[.$D12]*[.$C$2]+MOD([.$C$2]+[.L$5];[.$C$2]))" office:value-type="float" office:value="67" calcext:value-type="float">
            <text:p>67</text:p>
          </table:table-cell>
          <table:table-cell table:style-name="ce15" table:formula="of:=IF(OR(([.$D12]*[.$C$2]+MOD([.$C$2]+[.M$5];[.$C$2])&gt;(-1+[.$C$2]^2));([.$D12]*[.$C$2]+MOD([.$C$2]+[.M$5];[.$C$2])&lt;([.$D12]*[.$C$2]+[.M$5])));&quot;&quot;;[.$D12]*[.$C$2]+MOD([.$C$2]+[.M$5];[.$C$2]))" office:value-type="float" office:value="68" calcext:value-type="float">
            <text:p>68</text:p>
          </table:table-cell>
          <table:table-cell table:style-name="ce16" table:formula="of:=IF(OR(([.$D12]*[.$C$2]+MOD([.$C$2]+[.N$5];[.$C$2])&gt;(-1+[.$C$2]^2));([.$D12]*[.$C$2]+MOD([.$C$2]+[.N$5];[.$C$2])&lt;([.$D12]*[.$C$2]+[.N$5])));&quot;&quot;;[.$D12]*[.$C$2]+MOD([.$C$2]+[.N$5];[.$C$2]))" office:value-type="float" office:value="69" calcext:value-type="float">
            <text:p>69</text:p>
          </table:table-cell>
          <table:table-cell table:style-name="ce16" table:formula="of:=IF(OR(([.$D12]*[.$C$2]+MOD([.$C$2]+[.O$5];[.$C$2])&gt;(-1+[.$C$2]^2));([.$D12]*[.$C$2]+MOD([.$C$2]+[.O$5];[.$C$2])&lt;([.$D12]*[.$C$2]+[.O$5])));&quot;&quot;;[.$D12]*[.$C$2]+MOD([.$C$2]+[.O$5];[.$C$2]))">
            <text:p/>
          </table:table-cell>
          <table:table-cell table:style-name="ce16" table:formula="of:=IF(OR(([.$D12]*[.$C$2]+MOD([.$C$2]+[.P$5];[.$C$2])&gt;(-1+[.$C$2]^2));([.$D12]*[.$C$2]+MOD([.$C$2]+[.P$5];[.$C$2])&lt;([.$D12]*[.$C$2]+[.P$5])));&quot;&quot;;[.$D12]*[.$C$2]+MOD([.$C$2]+[.P$5];[.$C$2]))">
            <text:p/>
          </table:table-cell>
          <table:table-cell table:style-name="ce16" table:formula="of:=IF(OR(([.$D12]*[.$C$2]+MOD([.$C$2]+[.Q$5];[.$C$2])&gt;(-1+[.$C$2]^2));([.$D12]*[.$C$2]+MOD([.$C$2]+[.Q$5];[.$C$2])&lt;([.$D12]*[.$C$2]+[.Q$5])));&quot;&quot;;[.$D12]*[.$C$2]+MOD([.$C$2]+[.Q$5];[.$C$2]))">
            <text:p/>
          </table:table-cell>
          <table:table-cell table:style-name="ce16" table:formula="of:=IF(OR(([.$D12]*[.$C$2]+MOD([.$C$2]+[.R$5];[.$C$2])&gt;(-1+[.$C$2]^2));([.$D12]*[.$C$2]+MOD([.$C$2]+[.R$5];[.$C$2])&lt;([.$D12]*[.$C$2]+[.R$5])));&quot;&quot;;[.$D12]*[.$C$2]+MOD([.$C$2]+[.R$5];[.$C$2]))">
            <text:p/>
          </table:table-cell>
          <table:table-cell table:style-name="ce21" table:formula="of:=IF(OR(([.$D12]*[.$C$2]+MOD([.$C$2]+[.S$5];[.$C$2])&gt;(-1+[.$C$2]^2));([.$D12]*[.$C$2]+MOD([.$C$2]+[.S$5];[.$C$2])&lt;([.$D12]*[.$C$2]+[.S$5])));&quot;&quot;;[.$D12]*[.$C$2]+MOD([.$C$2]+[.S$5];[.$C$2]))">
            <text:p/>
          </table:table-cell>
          <table:table-cell/>
          <table:covered-table-cell/>
          <table:table-cell table:style-name="ce5" table:formula="of:=[.V11]+1" office:value-type="float" office:value="6" calcext:value-type="float">
            <text:p>6</text:p>
          </table:table-cell>
          <table:table-cell table:style-name="ce12" table:formula="of:=IF(OR(([.$D12]*[.$C$2]+MOD([.$C$2]+[.W$5];[.$C$2])&gt;(-1+[.$C$2]^2));([.$D12]*[.$C$2]+MOD([.$C$2]+[.W$5];[.$C$2])&lt;([.$D12]*[.$C$2]+[.W$5])));&quot;&quot;;[.$D12]*[.$C$2]+MOD([.$C$2]+[.W$5];[.$C$2]))" office:value-type="float" office:value="60" calcext:value-type="float">
            <text:p>60</text:p>
          </table:table-cell>
          <table:table-cell table:style-name="ce16" table:formula="of:=IF(OR(([.$D12]*[.$C$2]+MOD([.$C$2]+[.X$5];[.$C$2])&gt;(-1+[.$C$2]^2));([.$D12]*[.$C$2]+MOD([.$C$2]+[.X$5];[.$C$2])&lt;([.$D12]*[.$C$2]+[.X$5])));&quot;&quot;;[.$D12]*[.$C$2]+MOD([.$C$2]+[.X$5];[.$C$2]))" office:value-type="float" office:value="61" calcext:value-type="float">
            <text:p>61</text:p>
          </table:table-cell>
          <table:table-cell table:style-name="ce16" table:formula="of:=IF(OR(([.$D12]*[.$C$2]+MOD([.$C$2]+[.Y$5];[.$C$2])&gt;(-1+[.$C$2]^2));([.$D12]*[.$C$2]+MOD([.$C$2]+[.Y$5];[.$C$2])&lt;([.$D12]*[.$C$2]+[.Y$5])));&quot;&quot;;[.$D12]*[.$C$2]+MOD([.$C$2]+[.Y$5];[.$C$2]))" office:value-type="float" office:value="62" calcext:value-type="float">
            <text:p>62</text:p>
          </table:table-cell>
          <table:table-cell table:style-name="ce16" table:formula="of:=IF(OR(([.$D12]*[.$C$2]+MOD([.$C$2]+[.Z$5];[.$C$2])&gt;(-1+[.$C$2]^2));([.$D12]*[.$C$2]+MOD([.$C$2]+[.Z$5];[.$C$2])&lt;([.$D12]*[.$C$2]+[.Z$5])));&quot;&quot;;[.$D12]*[.$C$2]+MOD([.$C$2]+[.Z$5];[.$C$2]))" office:value-type="float" office:value="63" calcext:value-type="float">
            <text:p>63</text:p>
          </table:table-cell>
          <table:table-cell table:style-name="ce16" table:formula="of:=IF(OR(([.$D12]*[.$C$2]+MOD([.$C$2]+[.AA$5];[.$C$2])&gt;(-1+[.$C$2]^2));([.$D12]*[.$C$2]+MOD([.$C$2]+[.AA$5];[.$C$2])&lt;([.$D12]*[.$C$2]+[.AA$5])));&quot;&quot;;[.$D12]*[.$C$2]+MOD([.$C$2]+[.AA$5];[.$C$2]))" office:value-type="float" office:value="64" calcext:value-type="float">
            <text:p>64</text:p>
          </table:table-cell>
          <table:table-cell table:style-name="ce16" table:formula="of:=IF(OR(([.$D12]*[.$C$2]+MOD([.$C$2]+[.AB$5];[.$C$2])&gt;(-1+[.$C$2]^2));([.$D12]*[.$C$2]+MOD([.$C$2]+[.AB$5];[.$C$2])&lt;([.$D12]*[.$C$2]+[.AB$5])));&quot;&quot;;[.$D12]*[.$C$2]+MOD([.$C$2]+[.AB$5];[.$C$2]))" office:value-type="float" office:value="65" calcext:value-type="float">
            <text:p>65</text:p>
          </table:table-cell>
          <table:table-cell table:style-name="ce16" table:formula="of:=IF(OR(([.$D12]*[.$C$2]+MOD([.$C$2]+[.AC$5];[.$C$2])&gt;(-1+[.$C$2]^2));([.$D12]*[.$C$2]+MOD([.$C$2]+[.AC$5];[.$C$2])&lt;([.$D12]*[.$C$2]+[.AC$5])));&quot;&quot;;[.$D12]*[.$C$2]+MOD([.$C$2]+[.AC$5];[.$C$2]))" office:value-type="float" office:value="66" calcext:value-type="float">
            <text:p>66</text:p>
          </table:table-cell>
          <table:table-cell table:style-name="ce16" table:formula="of:=IF(OR(([.$D12]*[.$C$2]+MOD([.$C$2]+[.AD$5];[.$C$2])&gt;(-1+[.$C$2]^2));([.$D12]*[.$C$2]+MOD([.$C$2]+[.AD$5];[.$C$2])&lt;([.$D12]*[.$C$2]+[.AD$5])));&quot;&quot;;[.$D12]*[.$C$2]+MOD([.$C$2]+[.AD$5];[.$C$2]))" office:value-type="float" office:value="67" calcext:value-type="float">
            <text:p>67</text:p>
          </table:table-cell>
          <table:table-cell table:style-name="ce16" table:formula="of:=IF(OR(([.$D12]*[.$C$2]+MOD([.$C$2]+[.AE$5];[.$C$2])&gt;(-1+[.$C$2]^2));([.$D12]*[.$C$2]+MOD([.$C$2]+[.AE$5];[.$C$2])&lt;([.$D12]*[.$C$2]+[.AE$5])));&quot;&quot;;[.$D12]*[.$C$2]+MOD([.$C$2]+[.AE$5];[.$C$2]))" office:value-type="float" office:value="68" calcext:value-type="float">
            <text:p>68</text:p>
          </table:table-cell>
          <table:table-cell table:style-name="ce16" table:formula="of:=IF(OR(([.$D12]*[.$C$2]+MOD([.$C$2]+[.AF$5];[.$C$2])&gt;(-1+[.$C$2]^2));([.$D12]*[.$C$2]+MOD([.$C$2]+[.AF$5];[.$C$2])&lt;([.$D12]*[.$C$2]+[.AF$5])));&quot;&quot;;[.$D12]*[.$C$2]+MOD([.$C$2]+[.AF$5];[.$C$2]))" office:value-type="float" office:value="69" calcext:value-type="float">
            <text:p>69</text:p>
          </table:table-cell>
          <table:table-cell table:style-name="ce16" table:formula="of:=IF(OR(([.$D12]*[.$C$2]+MOD([.$C$2]+[.AG$5];[.$C$2])&gt;(-1+[.$C$2]^2));([.$D12]*[.$C$2]+MOD([.$C$2]+[.AG$5];[.$C$2])&lt;([.$D12]*[.$C$2]+[.AG$5])));&quot;&quot;;[.$D12]*[.$C$2]+MOD([.$C$2]+[.AG$5];[.$C$2]))">
            <text:p/>
          </table:table-cell>
          <table:table-cell table:style-name="ce16" table:formula="of:=IF(OR(([.$D12]*[.$C$2]+MOD([.$C$2]+[.AH$5];[.$C$2])&gt;(-1+[.$C$2]^2));([.$D12]*[.$C$2]+MOD([.$C$2]+[.AH$5];[.$C$2])&lt;([.$D12]*[.$C$2]+[.AH$5])));&quot;&quot;;[.$D12]*[.$C$2]+MOD([.$C$2]+[.AH$5];[.$C$2]))">
            <text:p/>
          </table:table-cell>
          <table:table-cell table:style-name="ce16" table:formula="of:=IF(OR(([.$D12]*[.$C$2]+MOD([.$C$2]+[.AI$5];[.$C$2])&gt;(-1+[.$C$2]^2));([.$D12]*[.$C$2]+MOD([.$C$2]+[.AI$5];[.$C$2])&lt;([.$D12]*[.$C$2]+[.AI$5])));&quot;&quot;;[.$D12]*[.$C$2]+MOD([.$C$2]+[.AI$5];[.$C$2]))">
            <text:p/>
          </table:table-cell>
          <table:table-cell table:style-name="ce16" table:formula="of:=IF(OR(([.$D12]*[.$C$2]+MOD([.$C$2]+[.AJ$5];[.$C$2])&gt;(-1+[.$C$2]^2));([.$D12]*[.$C$2]+MOD([.$C$2]+[.AJ$5];[.$C$2])&lt;([.$D12]*[.$C$2]+[.AJ$5])));&quot;&quot;;[.$D12]*[.$C$2]+MOD([.$C$2]+[.AJ$5];[.$C$2]))">
            <text:p/>
          </table:table-cell>
          <table:table-cell table:style-name="ce21" table:formula="of:=IF(OR(([.$D12]*[.$C$2]+MOD([.$C$2]+[.AK$5];[.$C$2])&gt;(-1+[.$C$2]^2));([.$D12]*[.$C$2]+MOD([.$C$2]+[.AK$5];[.$C$2])&lt;([.$D12]*[.$C$2]+[.AK$5])));&quot;&quot;;[.$D12]*[.$C$2]+MOD([.$C$2]+[.AK$5];[.$C$2]))">
            <text:p/>
          </table:table-cell>
          <table:table-cell table:number-columns-repeated="3"/>
          <table:table-cell table:style-name="ce26"/>
          <table:table-cell table:number-columns-repeated="4"/>
          <table:table-cell table:style-name="ce26"/>
          <table:table-cell table:number-columns-repeated="4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3"/>
          <table:table-cell table:style-name="ce2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2]+1" office:value-type="float" office:value="7" calcext:value-type="float">
            <text:p>7</text:p>
          </table:table-cell>
          <table:table-cell table:style-name="ce11" table:formula="of:=IF(OR(([.$D13]*[.$C$2]+MOD([.$C$2]+[.E$5];[.$C$2])&gt;(-1+[.$C$2]^2));([.$D13]*[.$C$2]+MOD([.$C$2]+[.E$5];[.$C$2])&lt;([.$D13]*[.$C$2]+[.E$5])));&quot;&quot;;[.$D13]*[.$C$2]+MOD([.$C$2]+[.E$5];[.$C$2]))" office:value-type="float" office:value="70" calcext:value-type="float">
            <text:p>70</text:p>
          </table:table-cell>
          <table:table-cell table:style-name="ce15" table:formula="of:=IF(OR(([.$D13]*[.$C$2]+MOD([.$C$2]+[.F$5];[.$C$2])&gt;(-1+[.$C$2]^2));([.$D13]*[.$C$2]+MOD([.$C$2]+[.F$5];[.$C$2])&lt;([.$D13]*[.$C$2]+[.F$5])));&quot;&quot;;[.$D13]*[.$C$2]+MOD([.$C$2]+[.F$5];[.$C$2]))" office:value-type="float" office:value="71" calcext:value-type="float">
            <text:p>71</text:p>
          </table:table-cell>
          <table:table-cell table:style-name="ce15" table:formula="of:=IF(OR(([.$D13]*[.$C$2]+MOD([.$C$2]+[.G$5];[.$C$2])&gt;(-1+[.$C$2]^2));([.$D13]*[.$C$2]+MOD([.$C$2]+[.G$5];[.$C$2])&lt;([.$D13]*[.$C$2]+[.G$5])));&quot;&quot;;[.$D13]*[.$C$2]+MOD([.$C$2]+[.G$5];[.$C$2]))" office:value-type="float" office:value="72" calcext:value-type="float">
            <text:p>72</text:p>
          </table:table-cell>
          <table:table-cell table:style-name="ce15" table:formula="of:=IF(OR(([.$D13]*[.$C$2]+MOD([.$C$2]+[.H$5];[.$C$2])&gt;(-1+[.$C$2]^2));([.$D13]*[.$C$2]+MOD([.$C$2]+[.H$5];[.$C$2])&lt;([.$D13]*[.$C$2]+[.H$5])));&quot;&quot;;[.$D13]*[.$C$2]+MOD([.$C$2]+[.H$5];[.$C$2]))" office:value-type="float" office:value="73" calcext:value-type="float">
            <text:p>73</text:p>
          </table:table-cell>
          <table:table-cell table:style-name="ce15" table:formula="of:=IF(OR(([.$D13]*[.$C$2]+MOD([.$C$2]+[.I$5];[.$C$2])&gt;(-1+[.$C$2]^2));([.$D13]*[.$C$2]+MOD([.$C$2]+[.I$5];[.$C$2])&lt;([.$D13]*[.$C$2]+[.I$5])));&quot;&quot;;[.$D13]*[.$C$2]+MOD([.$C$2]+[.I$5];[.$C$2]))" office:value-type="float" office:value="74" calcext:value-type="float">
            <text:p>74</text:p>
          </table:table-cell>
          <table:table-cell table:style-name="ce15" table:formula="of:=IF(OR(([.$D13]*[.$C$2]+MOD([.$C$2]+[.J$5];[.$C$2])&gt;(-1+[.$C$2]^2));([.$D13]*[.$C$2]+MOD([.$C$2]+[.J$5];[.$C$2])&lt;([.$D13]*[.$C$2]+[.J$5])));&quot;&quot;;[.$D13]*[.$C$2]+MOD([.$C$2]+[.J$5];[.$C$2]))" office:value-type="float" office:value="75" calcext:value-type="float">
            <text:p>75</text:p>
          </table:table-cell>
          <table:table-cell table:style-name="ce15" table:formula="of:=IF(OR(([.$D13]*[.$C$2]+MOD([.$C$2]+[.K$5];[.$C$2])&gt;(-1+[.$C$2]^2));([.$D13]*[.$C$2]+MOD([.$C$2]+[.K$5];[.$C$2])&lt;([.$D13]*[.$C$2]+[.K$5])));&quot;&quot;;[.$D13]*[.$C$2]+MOD([.$C$2]+[.K$5];[.$C$2]))" office:value-type="float" office:value="76" calcext:value-type="float">
            <text:p>76</text:p>
          </table:table-cell>
          <table:table-cell table:style-name="ce15" table:formula="of:=IF(OR(([.$D13]*[.$C$2]+MOD([.$C$2]+[.L$5];[.$C$2])&gt;(-1+[.$C$2]^2));([.$D13]*[.$C$2]+MOD([.$C$2]+[.L$5];[.$C$2])&lt;([.$D13]*[.$C$2]+[.L$5])));&quot;&quot;;[.$D13]*[.$C$2]+MOD([.$C$2]+[.L$5];[.$C$2]))" office:value-type="float" office:value="77" calcext:value-type="float">
            <text:p>77</text:p>
          </table:table-cell>
          <table:table-cell table:style-name="ce15" table:formula="of:=IF(OR(([.$D13]*[.$C$2]+MOD([.$C$2]+[.M$5];[.$C$2])&gt;(-1+[.$C$2]^2));([.$D13]*[.$C$2]+MOD([.$C$2]+[.M$5];[.$C$2])&lt;([.$D13]*[.$C$2]+[.M$5])));&quot;&quot;;[.$D13]*[.$C$2]+MOD([.$C$2]+[.M$5];[.$C$2]))" office:value-type="float" office:value="78" calcext:value-type="float">
            <text:p>78</text:p>
          </table:table-cell>
          <table:table-cell table:style-name="ce16" table:formula="of:=IF(OR(([.$D13]*[.$C$2]+MOD([.$C$2]+[.N$5];[.$C$2])&gt;(-1+[.$C$2]^2));([.$D13]*[.$C$2]+MOD([.$C$2]+[.N$5];[.$C$2])&lt;([.$D13]*[.$C$2]+[.N$5])));&quot;&quot;;[.$D13]*[.$C$2]+MOD([.$C$2]+[.N$5];[.$C$2]))" office:value-type="float" office:value="79" calcext:value-type="float">
            <text:p>79</text:p>
          </table:table-cell>
          <table:table-cell table:style-name="ce16" table:formula="of:=IF(OR(([.$D13]*[.$C$2]+MOD([.$C$2]+[.O$5];[.$C$2])&gt;(-1+[.$C$2]^2));([.$D13]*[.$C$2]+MOD([.$C$2]+[.O$5];[.$C$2])&lt;([.$D13]*[.$C$2]+[.O$5])));&quot;&quot;;[.$D13]*[.$C$2]+MOD([.$C$2]+[.O$5];[.$C$2]))">
            <text:p/>
          </table:table-cell>
          <table:table-cell table:style-name="ce16" table:formula="of:=IF(OR(([.$D13]*[.$C$2]+MOD([.$C$2]+[.P$5];[.$C$2])&gt;(-1+[.$C$2]^2));([.$D13]*[.$C$2]+MOD([.$C$2]+[.P$5];[.$C$2])&lt;([.$D13]*[.$C$2]+[.P$5])));&quot;&quot;;[.$D13]*[.$C$2]+MOD([.$C$2]+[.P$5];[.$C$2]))">
            <text:p/>
          </table:table-cell>
          <table:table-cell table:style-name="ce16" table:formula="of:=IF(OR(([.$D13]*[.$C$2]+MOD([.$C$2]+[.Q$5];[.$C$2])&gt;(-1+[.$C$2]^2));([.$D13]*[.$C$2]+MOD([.$C$2]+[.Q$5];[.$C$2])&lt;([.$D13]*[.$C$2]+[.Q$5])));&quot;&quot;;[.$D13]*[.$C$2]+MOD([.$C$2]+[.Q$5];[.$C$2]))">
            <text:p/>
          </table:table-cell>
          <table:table-cell table:style-name="ce16" table:formula="of:=IF(OR(([.$D13]*[.$C$2]+MOD([.$C$2]+[.R$5];[.$C$2])&gt;(-1+[.$C$2]^2));([.$D13]*[.$C$2]+MOD([.$C$2]+[.R$5];[.$C$2])&lt;([.$D13]*[.$C$2]+[.R$5])));&quot;&quot;;[.$D13]*[.$C$2]+MOD([.$C$2]+[.R$5];[.$C$2]))">
            <text:p/>
          </table:table-cell>
          <table:table-cell table:style-name="ce21" table:formula="of:=IF(OR(([.$D13]*[.$C$2]+MOD([.$C$2]+[.S$5];[.$C$2])&gt;(-1+[.$C$2]^2));([.$D13]*[.$C$2]+MOD([.$C$2]+[.S$5];[.$C$2])&lt;([.$D13]*[.$C$2]+[.S$5])));&quot;&quot;;[.$D13]*[.$C$2]+MOD([.$C$2]+[.S$5];[.$C$2]))">
            <text:p/>
          </table:table-cell>
          <table:table-cell/>
          <table:covered-table-cell/>
          <table:table-cell table:style-name="ce5" table:formula="of:=[.V12]+1" office:value-type="float" office:value="7" calcext:value-type="float">
            <text:p>7</text:p>
          </table:table-cell>
          <table:table-cell table:style-name="ce12" table:formula="of:=IF(OR(([.$D13]*[.$C$2]+MOD([.$C$2]+[.W$5];[.$C$2])&gt;(-1+[.$C$2]^2));([.$D13]*[.$C$2]+MOD([.$C$2]+[.W$5];[.$C$2])&lt;([.$D13]*[.$C$2]+[.W$5])));&quot;&quot;;[.$D13]*[.$C$2]+MOD([.$C$2]+[.W$5];[.$C$2]))" office:value-type="float" office:value="70" calcext:value-type="float">
            <text:p>70</text:p>
          </table:table-cell>
          <table:table-cell table:style-name="ce16" table:formula="of:=IF(OR(([.$D13]*[.$C$2]+MOD([.$C$2]+[.X$5];[.$C$2])&gt;(-1+[.$C$2]^2));([.$D13]*[.$C$2]+MOD([.$C$2]+[.X$5];[.$C$2])&lt;([.$D13]*[.$C$2]+[.X$5])));&quot;&quot;;[.$D13]*[.$C$2]+MOD([.$C$2]+[.X$5];[.$C$2]))" office:value-type="float" office:value="71" calcext:value-type="float">
            <text:p>71</text:p>
          </table:table-cell>
          <table:table-cell table:style-name="ce16" table:formula="of:=IF(OR(([.$D13]*[.$C$2]+MOD([.$C$2]+[.Y$5];[.$C$2])&gt;(-1+[.$C$2]^2));([.$D13]*[.$C$2]+MOD([.$C$2]+[.Y$5];[.$C$2])&lt;([.$D13]*[.$C$2]+[.Y$5])));&quot;&quot;;[.$D13]*[.$C$2]+MOD([.$C$2]+[.Y$5];[.$C$2]))" office:value-type="float" office:value="72" calcext:value-type="float">
            <text:p>72</text:p>
          </table:table-cell>
          <table:table-cell table:style-name="ce16" table:formula="of:=IF(OR(([.$D13]*[.$C$2]+MOD([.$C$2]+[.Z$5];[.$C$2])&gt;(-1+[.$C$2]^2));([.$D13]*[.$C$2]+MOD([.$C$2]+[.Z$5];[.$C$2])&lt;([.$D13]*[.$C$2]+[.Z$5])));&quot;&quot;;[.$D13]*[.$C$2]+MOD([.$C$2]+[.Z$5];[.$C$2]))" office:value-type="float" office:value="73" calcext:value-type="float">
            <text:p>73</text:p>
          </table:table-cell>
          <table:table-cell table:style-name="ce16" table:formula="of:=IF(OR(([.$D13]*[.$C$2]+MOD([.$C$2]+[.AA$5];[.$C$2])&gt;(-1+[.$C$2]^2));([.$D13]*[.$C$2]+MOD([.$C$2]+[.AA$5];[.$C$2])&lt;([.$D13]*[.$C$2]+[.AA$5])));&quot;&quot;;[.$D13]*[.$C$2]+MOD([.$C$2]+[.AA$5];[.$C$2]))" office:value-type="float" office:value="74" calcext:value-type="float">
            <text:p>74</text:p>
          </table:table-cell>
          <table:table-cell table:style-name="ce16" table:formula="of:=IF(OR(([.$D13]*[.$C$2]+MOD([.$C$2]+[.AB$5];[.$C$2])&gt;(-1+[.$C$2]^2));([.$D13]*[.$C$2]+MOD([.$C$2]+[.AB$5];[.$C$2])&lt;([.$D13]*[.$C$2]+[.AB$5])));&quot;&quot;;[.$D13]*[.$C$2]+MOD([.$C$2]+[.AB$5];[.$C$2]))" office:value-type="float" office:value="75" calcext:value-type="float">
            <text:p>75</text:p>
          </table:table-cell>
          <table:table-cell table:style-name="ce16" table:formula="of:=IF(OR(([.$D13]*[.$C$2]+MOD([.$C$2]+[.AC$5];[.$C$2])&gt;(-1+[.$C$2]^2));([.$D13]*[.$C$2]+MOD([.$C$2]+[.AC$5];[.$C$2])&lt;([.$D13]*[.$C$2]+[.AC$5])));&quot;&quot;;[.$D13]*[.$C$2]+MOD([.$C$2]+[.AC$5];[.$C$2]))" office:value-type="float" office:value="76" calcext:value-type="float">
            <text:p>76</text:p>
          </table:table-cell>
          <table:table-cell table:style-name="ce16" table:formula="of:=IF(OR(([.$D13]*[.$C$2]+MOD([.$C$2]+[.AD$5];[.$C$2])&gt;(-1+[.$C$2]^2));([.$D13]*[.$C$2]+MOD([.$C$2]+[.AD$5];[.$C$2])&lt;([.$D13]*[.$C$2]+[.AD$5])));&quot;&quot;;[.$D13]*[.$C$2]+MOD([.$C$2]+[.AD$5];[.$C$2]))" office:value-type="float" office:value="77" calcext:value-type="float">
            <text:p>77</text:p>
          </table:table-cell>
          <table:table-cell table:style-name="ce16" table:formula="of:=IF(OR(([.$D13]*[.$C$2]+MOD([.$C$2]+[.AE$5];[.$C$2])&gt;(-1+[.$C$2]^2));([.$D13]*[.$C$2]+MOD([.$C$2]+[.AE$5];[.$C$2])&lt;([.$D13]*[.$C$2]+[.AE$5])));&quot;&quot;;[.$D13]*[.$C$2]+MOD([.$C$2]+[.AE$5];[.$C$2]))" office:value-type="float" office:value="78" calcext:value-type="float">
            <text:p>78</text:p>
          </table:table-cell>
          <table:table-cell table:style-name="ce16" table:formula="of:=IF(OR(([.$D13]*[.$C$2]+MOD([.$C$2]+[.AF$5];[.$C$2])&gt;(-1+[.$C$2]^2));([.$D13]*[.$C$2]+MOD([.$C$2]+[.AF$5];[.$C$2])&lt;([.$D13]*[.$C$2]+[.AF$5])));&quot;&quot;;[.$D13]*[.$C$2]+MOD([.$C$2]+[.AF$5];[.$C$2]))" office:value-type="float" office:value="79" calcext:value-type="float">
            <text:p>79</text:p>
          </table:table-cell>
          <table:table-cell table:style-name="ce16" table:formula="of:=IF(OR(([.$D13]*[.$C$2]+MOD([.$C$2]+[.AG$5];[.$C$2])&gt;(-1+[.$C$2]^2));([.$D13]*[.$C$2]+MOD([.$C$2]+[.AG$5];[.$C$2])&lt;([.$D13]*[.$C$2]+[.AG$5])));&quot;&quot;;[.$D13]*[.$C$2]+MOD([.$C$2]+[.AG$5];[.$C$2]))">
            <text:p/>
          </table:table-cell>
          <table:table-cell table:style-name="ce16" table:formula="of:=IF(OR(([.$D13]*[.$C$2]+MOD([.$C$2]+[.AH$5];[.$C$2])&gt;(-1+[.$C$2]^2));([.$D13]*[.$C$2]+MOD([.$C$2]+[.AH$5];[.$C$2])&lt;([.$D13]*[.$C$2]+[.AH$5])));&quot;&quot;;[.$D13]*[.$C$2]+MOD([.$C$2]+[.AH$5];[.$C$2]))">
            <text:p/>
          </table:table-cell>
          <table:table-cell table:style-name="ce16" table:formula="of:=IF(OR(([.$D13]*[.$C$2]+MOD([.$C$2]+[.AI$5];[.$C$2])&gt;(-1+[.$C$2]^2));([.$D13]*[.$C$2]+MOD([.$C$2]+[.AI$5];[.$C$2])&lt;([.$D13]*[.$C$2]+[.AI$5])));&quot;&quot;;[.$D13]*[.$C$2]+MOD([.$C$2]+[.AI$5];[.$C$2]))">
            <text:p/>
          </table:table-cell>
          <table:table-cell table:style-name="ce16" table:formula="of:=IF(OR(([.$D13]*[.$C$2]+MOD([.$C$2]+[.AJ$5];[.$C$2])&gt;(-1+[.$C$2]^2));([.$D13]*[.$C$2]+MOD([.$C$2]+[.AJ$5];[.$C$2])&lt;([.$D13]*[.$C$2]+[.AJ$5])));&quot;&quot;;[.$D13]*[.$C$2]+MOD([.$C$2]+[.AJ$5];[.$C$2]))">
            <text:p/>
          </table:table-cell>
          <table:table-cell table:style-name="ce21" table:formula="of:=IF(OR(([.$D13]*[.$C$2]+MOD([.$C$2]+[.AK$5];[.$C$2])&gt;(-1+[.$C$2]^2));([.$D13]*[.$C$2]+MOD([.$C$2]+[.AK$5];[.$C$2])&lt;([.$D13]*[.$C$2]+[.AK$5])));&quot;&quot;;[.$D13]*[.$C$2]+MOD([.$C$2]+[.AK$5];[.$C$2]))">
            <text:p/>
          </table:table-cell>
          <table:table-cell table:number-columns-repeated="3"/>
          <table:table-cell table:style-name="ce26"/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 table:number-columns-repeated="2"/>
          <table:table-cell/>
          <table:table-cell table:style-name="ce26"/>
          <table:table-cell table:number-columns-repeated="3"/>
          <table:table-cell table:style-name="ce26" table:number-columns-repeated="2"/>
          <table:table-cell/>
          <table:table-cell table:style-name="ce26" table:number-columns-repeated="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3]+1" office:value-type="float" office:value="8" calcext:value-type="float">
            <text:p>8</text:p>
          </table:table-cell>
          <table:table-cell table:style-name="ce11" table:formula="of:=IF(OR(([.$D14]*[.$C$2]+MOD([.$C$2]+[.E$5];[.$C$2])&gt;(-1+[.$C$2]^2));([.$D14]*[.$C$2]+MOD([.$C$2]+[.E$5];[.$C$2])&lt;([.$D14]*[.$C$2]+[.E$5])));&quot;&quot;;[.$D14]*[.$C$2]+MOD([.$C$2]+[.E$5];[.$C$2]))" office:value-type="float" office:value="80" calcext:value-type="float">
            <text:p>80</text:p>
          </table:table-cell>
          <table:table-cell table:style-name="ce15" table:formula="of:=IF(OR(([.$D14]*[.$C$2]+MOD([.$C$2]+[.F$5];[.$C$2])&gt;(-1+[.$C$2]^2));([.$D14]*[.$C$2]+MOD([.$C$2]+[.F$5];[.$C$2])&lt;([.$D14]*[.$C$2]+[.F$5])));&quot;&quot;;[.$D14]*[.$C$2]+MOD([.$C$2]+[.F$5];[.$C$2]))" office:value-type="float" office:value="81" calcext:value-type="float">
            <text:p>81</text:p>
          </table:table-cell>
          <table:table-cell table:style-name="ce15" table:formula="of:=IF(OR(([.$D14]*[.$C$2]+MOD([.$C$2]+[.G$5];[.$C$2])&gt;(-1+[.$C$2]^2));([.$D14]*[.$C$2]+MOD([.$C$2]+[.G$5];[.$C$2])&lt;([.$D14]*[.$C$2]+[.G$5])));&quot;&quot;;[.$D14]*[.$C$2]+MOD([.$C$2]+[.G$5];[.$C$2]))" office:value-type="float" office:value="82" calcext:value-type="float">
            <text:p>82</text:p>
          </table:table-cell>
          <table:table-cell table:style-name="ce15" table:formula="of:=IF(OR(([.$D14]*[.$C$2]+MOD([.$C$2]+[.H$5];[.$C$2])&gt;(-1+[.$C$2]^2));([.$D14]*[.$C$2]+MOD([.$C$2]+[.H$5];[.$C$2])&lt;([.$D14]*[.$C$2]+[.H$5])));&quot;&quot;;[.$D14]*[.$C$2]+MOD([.$C$2]+[.H$5];[.$C$2]))" office:value-type="float" office:value="83" calcext:value-type="float">
            <text:p>83</text:p>
          </table:table-cell>
          <table:table-cell table:style-name="ce15" table:formula="of:=IF(OR(([.$D14]*[.$C$2]+MOD([.$C$2]+[.I$5];[.$C$2])&gt;(-1+[.$C$2]^2));([.$D14]*[.$C$2]+MOD([.$C$2]+[.I$5];[.$C$2])&lt;([.$D14]*[.$C$2]+[.I$5])));&quot;&quot;;[.$D14]*[.$C$2]+MOD([.$C$2]+[.I$5];[.$C$2]))" office:value-type="float" office:value="84" calcext:value-type="float">
            <text:p>84</text:p>
          </table:table-cell>
          <table:table-cell table:style-name="ce15" table:formula="of:=IF(OR(([.$D14]*[.$C$2]+MOD([.$C$2]+[.J$5];[.$C$2])&gt;(-1+[.$C$2]^2));([.$D14]*[.$C$2]+MOD([.$C$2]+[.J$5];[.$C$2])&lt;([.$D14]*[.$C$2]+[.J$5])));&quot;&quot;;[.$D14]*[.$C$2]+MOD([.$C$2]+[.J$5];[.$C$2]))" office:value-type="float" office:value="85" calcext:value-type="float">
            <text:p>85</text:p>
          </table:table-cell>
          <table:table-cell table:style-name="ce15" table:formula="of:=IF(OR(([.$D14]*[.$C$2]+MOD([.$C$2]+[.K$5];[.$C$2])&gt;(-1+[.$C$2]^2));([.$D14]*[.$C$2]+MOD([.$C$2]+[.K$5];[.$C$2])&lt;([.$D14]*[.$C$2]+[.K$5])));&quot;&quot;;[.$D14]*[.$C$2]+MOD([.$C$2]+[.K$5];[.$C$2]))" office:value-type="float" office:value="86" calcext:value-type="float">
            <text:p>86</text:p>
          </table:table-cell>
          <table:table-cell table:style-name="ce15" table:formula="of:=IF(OR(([.$D14]*[.$C$2]+MOD([.$C$2]+[.L$5];[.$C$2])&gt;(-1+[.$C$2]^2));([.$D14]*[.$C$2]+MOD([.$C$2]+[.L$5];[.$C$2])&lt;([.$D14]*[.$C$2]+[.L$5])));&quot;&quot;;[.$D14]*[.$C$2]+MOD([.$C$2]+[.L$5];[.$C$2]))" office:value-type="float" office:value="87" calcext:value-type="float">
            <text:p>87</text:p>
          </table:table-cell>
          <table:table-cell table:style-name="ce15" table:formula="of:=IF(OR(([.$D14]*[.$C$2]+MOD([.$C$2]+[.M$5];[.$C$2])&gt;(-1+[.$C$2]^2));([.$D14]*[.$C$2]+MOD([.$C$2]+[.M$5];[.$C$2])&lt;([.$D14]*[.$C$2]+[.M$5])));&quot;&quot;;[.$D14]*[.$C$2]+MOD([.$C$2]+[.M$5];[.$C$2]))" office:value-type="float" office:value="88" calcext:value-type="float">
            <text:p>88</text:p>
          </table:table-cell>
          <table:table-cell table:style-name="ce16" table:formula="of:=IF(OR(([.$D14]*[.$C$2]+MOD([.$C$2]+[.N$5];[.$C$2])&gt;(-1+[.$C$2]^2));([.$D14]*[.$C$2]+MOD([.$C$2]+[.N$5];[.$C$2])&lt;([.$D14]*[.$C$2]+[.N$5])));&quot;&quot;;[.$D14]*[.$C$2]+MOD([.$C$2]+[.N$5];[.$C$2]))" office:value-type="float" office:value="89" calcext:value-type="float">
            <text:p>89</text:p>
          </table:table-cell>
          <table:table-cell table:style-name="ce16" table:formula="of:=IF(OR(([.$D14]*[.$C$2]+MOD([.$C$2]+[.O$5];[.$C$2])&gt;(-1+[.$C$2]^2));([.$D14]*[.$C$2]+MOD([.$C$2]+[.O$5];[.$C$2])&lt;([.$D14]*[.$C$2]+[.O$5])));&quot;&quot;;[.$D14]*[.$C$2]+MOD([.$C$2]+[.O$5];[.$C$2]))">
            <text:p/>
          </table:table-cell>
          <table:table-cell table:style-name="ce16" table:formula="of:=IF(OR(([.$D14]*[.$C$2]+MOD([.$C$2]+[.P$5];[.$C$2])&gt;(-1+[.$C$2]^2));([.$D14]*[.$C$2]+MOD([.$C$2]+[.P$5];[.$C$2])&lt;([.$D14]*[.$C$2]+[.P$5])));&quot;&quot;;[.$D14]*[.$C$2]+MOD([.$C$2]+[.P$5];[.$C$2]))">
            <text:p/>
          </table:table-cell>
          <table:table-cell table:style-name="ce16" table:formula="of:=IF(OR(([.$D14]*[.$C$2]+MOD([.$C$2]+[.Q$5];[.$C$2])&gt;(-1+[.$C$2]^2));([.$D14]*[.$C$2]+MOD([.$C$2]+[.Q$5];[.$C$2])&lt;([.$D14]*[.$C$2]+[.Q$5])));&quot;&quot;;[.$D14]*[.$C$2]+MOD([.$C$2]+[.Q$5];[.$C$2]))">
            <text:p/>
          </table:table-cell>
          <table:table-cell table:style-name="ce16" table:formula="of:=IF(OR(([.$D14]*[.$C$2]+MOD([.$C$2]+[.R$5];[.$C$2])&gt;(-1+[.$C$2]^2));([.$D14]*[.$C$2]+MOD([.$C$2]+[.R$5];[.$C$2])&lt;([.$D14]*[.$C$2]+[.R$5])));&quot;&quot;;[.$D14]*[.$C$2]+MOD([.$C$2]+[.R$5];[.$C$2]))">
            <text:p/>
          </table:table-cell>
          <table:table-cell table:style-name="ce21" table:formula="of:=IF(OR(([.$D14]*[.$C$2]+MOD([.$C$2]+[.S$5];[.$C$2])&gt;(-1+[.$C$2]^2));([.$D14]*[.$C$2]+MOD([.$C$2]+[.S$5];[.$C$2])&lt;([.$D14]*[.$C$2]+[.S$5])));&quot;&quot;;[.$D14]*[.$C$2]+MOD([.$C$2]+[.S$5];[.$C$2]))">
            <text:p/>
          </table:table-cell>
          <table:table-cell/>
          <table:covered-table-cell/>
          <table:table-cell table:style-name="ce5" table:formula="of:=[.V13]+1" office:value-type="float" office:value="8" calcext:value-type="float">
            <text:p>8</text:p>
          </table:table-cell>
          <table:table-cell table:style-name="ce12" table:formula="of:=IF(OR(([.$D14]*[.$C$2]+MOD([.$C$2]+[.W$5];[.$C$2])&gt;(-1+[.$C$2]^2));([.$D14]*[.$C$2]+MOD([.$C$2]+[.W$5];[.$C$2])&lt;([.$D14]*[.$C$2]+[.W$5])));&quot;&quot;;[.$D14]*[.$C$2]+MOD([.$C$2]+[.W$5];[.$C$2]))" office:value-type="float" office:value="80" calcext:value-type="float">
            <text:p>80</text:p>
          </table:table-cell>
          <table:table-cell table:style-name="ce16" table:formula="of:=IF(OR(([.$D14]*[.$C$2]+MOD([.$C$2]+[.X$5];[.$C$2])&gt;(-1+[.$C$2]^2));([.$D14]*[.$C$2]+MOD([.$C$2]+[.X$5];[.$C$2])&lt;([.$D14]*[.$C$2]+[.X$5])));&quot;&quot;;[.$D14]*[.$C$2]+MOD([.$C$2]+[.X$5];[.$C$2]))" office:value-type="float" office:value="81" calcext:value-type="float">
            <text:p>81</text:p>
          </table:table-cell>
          <table:table-cell table:style-name="ce16" table:formula="of:=IF(OR(([.$D14]*[.$C$2]+MOD([.$C$2]+[.Y$5];[.$C$2])&gt;(-1+[.$C$2]^2));([.$D14]*[.$C$2]+MOD([.$C$2]+[.Y$5];[.$C$2])&lt;([.$D14]*[.$C$2]+[.Y$5])));&quot;&quot;;[.$D14]*[.$C$2]+MOD([.$C$2]+[.Y$5];[.$C$2]))" office:value-type="float" office:value="82" calcext:value-type="float">
            <text:p>82</text:p>
          </table:table-cell>
          <table:table-cell table:style-name="ce16" table:formula="of:=IF(OR(([.$D14]*[.$C$2]+MOD([.$C$2]+[.Z$5];[.$C$2])&gt;(-1+[.$C$2]^2));([.$D14]*[.$C$2]+MOD([.$C$2]+[.Z$5];[.$C$2])&lt;([.$D14]*[.$C$2]+[.Z$5])));&quot;&quot;;[.$D14]*[.$C$2]+MOD([.$C$2]+[.Z$5];[.$C$2]))" office:value-type="float" office:value="83" calcext:value-type="float">
            <text:p>83</text:p>
          </table:table-cell>
          <table:table-cell table:style-name="ce16" table:formula="of:=IF(OR(([.$D14]*[.$C$2]+MOD([.$C$2]+[.AA$5];[.$C$2])&gt;(-1+[.$C$2]^2));([.$D14]*[.$C$2]+MOD([.$C$2]+[.AA$5];[.$C$2])&lt;([.$D14]*[.$C$2]+[.AA$5])));&quot;&quot;;[.$D14]*[.$C$2]+MOD([.$C$2]+[.AA$5];[.$C$2]))" office:value-type="float" office:value="84" calcext:value-type="float">
            <text:p>84</text:p>
          </table:table-cell>
          <table:table-cell table:style-name="ce16" table:formula="of:=IF(OR(([.$D14]*[.$C$2]+MOD([.$C$2]+[.AB$5];[.$C$2])&gt;(-1+[.$C$2]^2));([.$D14]*[.$C$2]+MOD([.$C$2]+[.AB$5];[.$C$2])&lt;([.$D14]*[.$C$2]+[.AB$5])));&quot;&quot;;[.$D14]*[.$C$2]+MOD([.$C$2]+[.AB$5];[.$C$2]))" office:value-type="float" office:value="85" calcext:value-type="float">
            <text:p>85</text:p>
          </table:table-cell>
          <table:table-cell table:style-name="ce16" table:formula="of:=IF(OR(([.$D14]*[.$C$2]+MOD([.$C$2]+[.AC$5];[.$C$2])&gt;(-1+[.$C$2]^2));([.$D14]*[.$C$2]+MOD([.$C$2]+[.AC$5];[.$C$2])&lt;([.$D14]*[.$C$2]+[.AC$5])));&quot;&quot;;[.$D14]*[.$C$2]+MOD([.$C$2]+[.AC$5];[.$C$2]))" office:value-type="float" office:value="86" calcext:value-type="float">
            <text:p>86</text:p>
          </table:table-cell>
          <table:table-cell table:style-name="ce16" table:formula="of:=IF(OR(([.$D14]*[.$C$2]+MOD([.$C$2]+[.AD$5];[.$C$2])&gt;(-1+[.$C$2]^2));([.$D14]*[.$C$2]+MOD([.$C$2]+[.AD$5];[.$C$2])&lt;([.$D14]*[.$C$2]+[.AD$5])));&quot;&quot;;[.$D14]*[.$C$2]+MOD([.$C$2]+[.AD$5];[.$C$2]))" office:value-type="float" office:value="87" calcext:value-type="float">
            <text:p>87</text:p>
          </table:table-cell>
          <table:table-cell table:style-name="ce16" table:formula="of:=IF(OR(([.$D14]*[.$C$2]+MOD([.$C$2]+[.AE$5];[.$C$2])&gt;(-1+[.$C$2]^2));([.$D14]*[.$C$2]+MOD([.$C$2]+[.AE$5];[.$C$2])&lt;([.$D14]*[.$C$2]+[.AE$5])));&quot;&quot;;[.$D14]*[.$C$2]+MOD([.$C$2]+[.AE$5];[.$C$2]))" office:value-type="float" office:value="88" calcext:value-type="float">
            <text:p>88</text:p>
          </table:table-cell>
          <table:table-cell table:style-name="ce16" table:formula="of:=IF(OR(([.$D14]*[.$C$2]+MOD([.$C$2]+[.AF$5];[.$C$2])&gt;(-1+[.$C$2]^2));([.$D14]*[.$C$2]+MOD([.$C$2]+[.AF$5];[.$C$2])&lt;([.$D14]*[.$C$2]+[.AF$5])));&quot;&quot;;[.$D14]*[.$C$2]+MOD([.$C$2]+[.AF$5];[.$C$2]))" office:value-type="float" office:value="89" calcext:value-type="float">
            <text:p>89</text:p>
          </table:table-cell>
          <table:table-cell table:style-name="ce16" table:formula="of:=IF(OR(([.$D14]*[.$C$2]+MOD([.$C$2]+[.AG$5];[.$C$2])&gt;(-1+[.$C$2]^2));([.$D14]*[.$C$2]+MOD([.$C$2]+[.AG$5];[.$C$2])&lt;([.$D14]*[.$C$2]+[.AG$5])));&quot;&quot;;[.$D14]*[.$C$2]+MOD([.$C$2]+[.AG$5];[.$C$2]))">
            <text:p/>
          </table:table-cell>
          <table:table-cell table:style-name="ce16" table:formula="of:=IF(OR(([.$D14]*[.$C$2]+MOD([.$C$2]+[.AH$5];[.$C$2])&gt;(-1+[.$C$2]^2));([.$D14]*[.$C$2]+MOD([.$C$2]+[.AH$5];[.$C$2])&lt;([.$D14]*[.$C$2]+[.AH$5])));&quot;&quot;;[.$D14]*[.$C$2]+MOD([.$C$2]+[.AH$5];[.$C$2]))">
            <text:p/>
          </table:table-cell>
          <table:table-cell table:style-name="ce16" table:formula="of:=IF(OR(([.$D14]*[.$C$2]+MOD([.$C$2]+[.AI$5];[.$C$2])&gt;(-1+[.$C$2]^2));([.$D14]*[.$C$2]+MOD([.$C$2]+[.AI$5];[.$C$2])&lt;([.$D14]*[.$C$2]+[.AI$5])));&quot;&quot;;[.$D14]*[.$C$2]+MOD([.$C$2]+[.AI$5];[.$C$2]))">
            <text:p/>
          </table:table-cell>
          <table:table-cell table:style-name="ce16" table:formula="of:=IF(OR(([.$D14]*[.$C$2]+MOD([.$C$2]+[.AJ$5];[.$C$2])&gt;(-1+[.$C$2]^2));([.$D14]*[.$C$2]+MOD([.$C$2]+[.AJ$5];[.$C$2])&lt;([.$D14]*[.$C$2]+[.AJ$5])));&quot;&quot;;[.$D14]*[.$C$2]+MOD([.$C$2]+[.AJ$5];[.$C$2]))">
            <text:p/>
          </table:table-cell>
          <table:table-cell table:style-name="ce21" table:formula="of:=IF(OR(([.$D14]*[.$C$2]+MOD([.$C$2]+[.AK$5];[.$C$2])&gt;(-1+[.$C$2]^2));([.$D14]*[.$C$2]+MOD([.$C$2]+[.AK$5];[.$C$2])&lt;([.$D14]*[.$C$2]+[.AK$5])));&quot;&quot;;[.$D14]*[.$C$2]+MOD([.$C$2]+[.AK$5];[.$C$2]))">
            <text:p/>
          </table:table-cell>
          <table:table-cell table:number-columns-repeated="3"/>
          <table:table-cell table:style-name="ce26"/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26"/>
          <table:table-cell/>
          <table:table-cell table:style-name="ce26" table:number-columns-repeated="3"/>
          <table:table-cell table:number-columns-repeated="2"/>
          <table:table-cell table:style-name="ce26"/>
          <table:table-cell table:number-columns-repeated="16326"/>
        </table:table-row>
        <table:table-row table:style-name="ro1">
          <table:table-cell table:number-columns-repeated="2"/>
          <table:covered-table-cell/>
          <table:table-cell table:style-name="ce5" table:formula="of:=[.D14]+1" office:value-type="float" office:value="9" calcext:value-type="float">
            <text:p>9</text:p>
          </table:table-cell>
          <table:table-cell table:style-name="ce12" table:formula="of:=IF(OR(([.$D15]*[.$C$2]+MOD([.$C$2]+[.E$5];[.$C$2])&gt;(-1+[.$C$2]^2));([.$D15]*[.$C$2]+MOD([.$C$2]+[.E$5];[.$C$2])&lt;([.$D15]*[.$C$2]+[.E$5])));&quot;&quot;;[.$D15]*[.$C$2]+MOD([.$C$2]+[.E$5];[.$C$2]))" office:value-type="float" office:value="90" calcext:value-type="float">
            <text:p>90</text:p>
          </table:table-cell>
          <table:table-cell table:style-name="ce16" table:formula="of:=IF(OR(([.$D15]*[.$C$2]+MOD([.$C$2]+[.F$5];[.$C$2])&gt;(-1+[.$C$2]^2));([.$D15]*[.$C$2]+MOD([.$C$2]+[.F$5];[.$C$2])&lt;([.$D15]*[.$C$2]+[.F$5])));&quot;&quot;;[.$D15]*[.$C$2]+MOD([.$C$2]+[.F$5];[.$C$2]))" office:value-type="float" office:value="91" calcext:value-type="float">
            <text:p>91</text:p>
          </table:table-cell>
          <table:table-cell table:style-name="ce16" table:formula="of:=IF(OR(([.$D15]*[.$C$2]+MOD([.$C$2]+[.G$5];[.$C$2])&gt;(-1+[.$C$2]^2));([.$D15]*[.$C$2]+MOD([.$C$2]+[.G$5];[.$C$2])&lt;([.$D15]*[.$C$2]+[.G$5])));&quot;&quot;;[.$D15]*[.$C$2]+MOD([.$C$2]+[.G$5];[.$C$2]))" office:value-type="float" office:value="92" calcext:value-type="float">
            <text:p>92</text:p>
          </table:table-cell>
          <table:table-cell table:style-name="ce16" table:formula="of:=IF(OR(([.$D15]*[.$C$2]+MOD([.$C$2]+[.H$5];[.$C$2])&gt;(-1+[.$C$2]^2));([.$D15]*[.$C$2]+MOD([.$C$2]+[.H$5];[.$C$2])&lt;([.$D15]*[.$C$2]+[.H$5])));&quot;&quot;;[.$D15]*[.$C$2]+MOD([.$C$2]+[.H$5];[.$C$2]))" office:value-type="float" office:value="93" calcext:value-type="float">
            <text:p>93</text:p>
          </table:table-cell>
          <table:table-cell table:style-name="ce16" table:formula="of:=IF(OR(([.$D15]*[.$C$2]+MOD([.$C$2]+[.I$5];[.$C$2])&gt;(-1+[.$C$2]^2));([.$D15]*[.$C$2]+MOD([.$C$2]+[.I$5];[.$C$2])&lt;([.$D15]*[.$C$2]+[.I$5])));&quot;&quot;;[.$D15]*[.$C$2]+MOD([.$C$2]+[.I$5];[.$C$2]))" office:value-type="float" office:value="94" calcext:value-type="float">
            <text:p>94</text:p>
          </table:table-cell>
          <table:table-cell table:style-name="ce16" table:formula="of:=IF(OR(([.$D15]*[.$C$2]+MOD([.$C$2]+[.J$5];[.$C$2])&gt;(-1+[.$C$2]^2));([.$D15]*[.$C$2]+MOD([.$C$2]+[.J$5];[.$C$2])&lt;([.$D15]*[.$C$2]+[.J$5])));&quot;&quot;;[.$D15]*[.$C$2]+MOD([.$C$2]+[.J$5];[.$C$2]))" office:value-type="float" office:value="95" calcext:value-type="float">
            <text:p>95</text:p>
          </table:table-cell>
          <table:table-cell table:style-name="ce16" table:formula="of:=IF(OR(([.$D15]*[.$C$2]+MOD([.$C$2]+[.K$5];[.$C$2])&gt;(-1+[.$C$2]^2));([.$D15]*[.$C$2]+MOD([.$C$2]+[.K$5];[.$C$2])&lt;([.$D15]*[.$C$2]+[.K$5])));&quot;&quot;;[.$D15]*[.$C$2]+MOD([.$C$2]+[.K$5];[.$C$2]))" office:value-type="float" office:value="96" calcext:value-type="float">
            <text:p>96</text:p>
          </table:table-cell>
          <table:table-cell table:style-name="ce16" table:formula="of:=IF(OR(([.$D15]*[.$C$2]+MOD([.$C$2]+[.L$5];[.$C$2])&gt;(-1+[.$C$2]^2));([.$D15]*[.$C$2]+MOD([.$C$2]+[.L$5];[.$C$2])&lt;([.$D15]*[.$C$2]+[.L$5])));&quot;&quot;;[.$D15]*[.$C$2]+MOD([.$C$2]+[.L$5];[.$C$2]))" office:value-type="float" office:value="97" calcext:value-type="float">
            <text:p>97</text:p>
          </table:table-cell>
          <table:table-cell table:style-name="ce16" table:formula="of:=IF(OR(([.$D15]*[.$C$2]+MOD([.$C$2]+[.M$5];[.$C$2])&gt;(-1+[.$C$2]^2));([.$D15]*[.$C$2]+MOD([.$C$2]+[.M$5];[.$C$2])&lt;([.$D15]*[.$C$2]+[.M$5])));&quot;&quot;;[.$D15]*[.$C$2]+MOD([.$C$2]+[.M$5];[.$C$2]))" office:value-type="float" office:value="98" calcext:value-type="float">
            <text:p>98</text:p>
          </table:table-cell>
          <table:table-cell table:style-name="ce16" table:formula="of:=IF(OR(([.$D15]*[.$C$2]+MOD([.$C$2]+[.N$5];[.$C$2])&gt;(-1+[.$C$2]^2));([.$D15]*[.$C$2]+MOD([.$C$2]+[.N$5];[.$C$2])&lt;([.$D15]*[.$C$2]+[.N$5])));&quot;&quot;;[.$D15]*[.$C$2]+MOD([.$C$2]+[.N$5];[.$C$2]))" office:value-type="float" office:value="99" calcext:value-type="float">
            <text:p>99</text:p>
          </table:table-cell>
          <table:table-cell table:style-name="ce16" table:formula="of:=IF(OR(([.$D15]*[.$C$2]+MOD([.$C$2]+[.O$5];[.$C$2])&gt;(-1+[.$C$2]^2));([.$D15]*[.$C$2]+MOD([.$C$2]+[.O$5];[.$C$2])&lt;([.$D15]*[.$C$2]+[.O$5])));&quot;&quot;;[.$D15]*[.$C$2]+MOD([.$C$2]+[.O$5];[.$C$2]))">
            <text:p/>
          </table:table-cell>
          <table:table-cell table:style-name="ce16" table:formula="of:=IF(OR(([.$D15]*[.$C$2]+MOD([.$C$2]+[.P$5];[.$C$2])&gt;(-1+[.$C$2]^2));([.$D15]*[.$C$2]+MOD([.$C$2]+[.P$5];[.$C$2])&lt;([.$D15]*[.$C$2]+[.P$5])));&quot;&quot;;[.$D15]*[.$C$2]+MOD([.$C$2]+[.P$5];[.$C$2]))">
            <text:p/>
          </table:table-cell>
          <table:table-cell table:style-name="ce16" table:formula="of:=IF(OR(([.$D15]*[.$C$2]+MOD([.$C$2]+[.Q$5];[.$C$2])&gt;(-1+[.$C$2]^2));([.$D15]*[.$C$2]+MOD([.$C$2]+[.Q$5];[.$C$2])&lt;([.$D15]*[.$C$2]+[.Q$5])));&quot;&quot;;[.$D15]*[.$C$2]+MOD([.$C$2]+[.Q$5];[.$C$2]))">
            <text:p/>
          </table:table-cell>
          <table:table-cell table:style-name="ce16" table:formula="of:=IF(OR(([.$D15]*[.$C$2]+MOD([.$C$2]+[.R$5];[.$C$2])&gt;(-1+[.$C$2]^2));([.$D15]*[.$C$2]+MOD([.$C$2]+[.R$5];[.$C$2])&lt;([.$D15]*[.$C$2]+[.R$5])));&quot;&quot;;[.$D15]*[.$C$2]+MOD([.$C$2]+[.R$5];[.$C$2]))">
            <text:p/>
          </table:table-cell>
          <table:table-cell table:style-name="ce21" table:formula="of:=IF(OR(([.$D15]*[.$C$2]+MOD([.$C$2]+[.S$5];[.$C$2])&gt;(-1+[.$C$2]^2));([.$D15]*[.$C$2]+MOD([.$C$2]+[.S$5];[.$C$2])&lt;([.$D15]*[.$C$2]+[.S$5])));&quot;&quot;;[.$D15]*[.$C$2]+MOD([.$C$2]+[.S$5];[.$C$2]))">
            <text:p/>
          </table:table-cell>
          <table:table-cell/>
          <table:covered-table-cell/>
          <table:table-cell table:style-name="ce5" table:formula="of:=[.V14]+1" office:value-type="float" office:value="9" calcext:value-type="float">
            <text:p>9</text:p>
          </table:table-cell>
          <table:table-cell table:style-name="ce12" table:formula="of:=IF(OR(([.$D15]*[.$C$2]+MOD([.$C$2]+[.W$5];[.$C$2])&gt;(-1+[.$C$2]^2));([.$D15]*[.$C$2]+MOD([.$C$2]+[.W$5];[.$C$2])&lt;([.$D15]*[.$C$2]+[.W$5])));&quot;&quot;;[.$D15]*[.$C$2]+MOD([.$C$2]+[.W$5];[.$C$2]))" office:value-type="float" office:value="90" calcext:value-type="float">
            <text:p>90</text:p>
          </table:table-cell>
          <table:table-cell table:style-name="ce16" table:formula="of:=IF(OR(([.$D15]*[.$C$2]+MOD([.$C$2]+[.X$5];[.$C$2])&gt;(-1+[.$C$2]^2));([.$D15]*[.$C$2]+MOD([.$C$2]+[.X$5];[.$C$2])&lt;([.$D15]*[.$C$2]+[.X$5])));&quot;&quot;;[.$D15]*[.$C$2]+MOD([.$C$2]+[.X$5];[.$C$2]))" office:value-type="float" office:value="91" calcext:value-type="float">
            <text:p>91</text:p>
          </table:table-cell>
          <table:table-cell table:style-name="ce16" table:formula="of:=IF(OR(([.$D15]*[.$C$2]+MOD([.$C$2]+[.Y$5];[.$C$2])&gt;(-1+[.$C$2]^2));([.$D15]*[.$C$2]+MOD([.$C$2]+[.Y$5];[.$C$2])&lt;([.$D15]*[.$C$2]+[.Y$5])));&quot;&quot;;[.$D15]*[.$C$2]+MOD([.$C$2]+[.Y$5];[.$C$2]))" office:value-type="float" office:value="92" calcext:value-type="float">
            <text:p>92</text:p>
          </table:table-cell>
          <table:table-cell table:style-name="ce16" table:formula="of:=IF(OR(([.$D15]*[.$C$2]+MOD([.$C$2]+[.Z$5];[.$C$2])&gt;(-1+[.$C$2]^2));([.$D15]*[.$C$2]+MOD([.$C$2]+[.Z$5];[.$C$2])&lt;([.$D15]*[.$C$2]+[.Z$5])));&quot;&quot;;[.$D15]*[.$C$2]+MOD([.$C$2]+[.Z$5];[.$C$2]))" office:value-type="float" office:value="93" calcext:value-type="float">
            <text:p>93</text:p>
          </table:table-cell>
          <table:table-cell table:style-name="ce16" table:formula="of:=IF(OR(([.$D15]*[.$C$2]+MOD([.$C$2]+[.AA$5];[.$C$2])&gt;(-1+[.$C$2]^2));([.$D15]*[.$C$2]+MOD([.$C$2]+[.AA$5];[.$C$2])&lt;([.$D15]*[.$C$2]+[.AA$5])));&quot;&quot;;[.$D15]*[.$C$2]+MOD([.$C$2]+[.AA$5];[.$C$2]))" office:value-type="float" office:value="94" calcext:value-type="float">
            <text:p>94</text:p>
          </table:table-cell>
          <table:table-cell table:style-name="ce16" table:formula="of:=IF(OR(([.$D15]*[.$C$2]+MOD([.$C$2]+[.AB$5];[.$C$2])&gt;(-1+[.$C$2]^2));([.$D15]*[.$C$2]+MOD([.$C$2]+[.AB$5];[.$C$2])&lt;([.$D15]*[.$C$2]+[.AB$5])));&quot;&quot;;[.$D15]*[.$C$2]+MOD([.$C$2]+[.AB$5];[.$C$2]))" office:value-type="float" office:value="95" calcext:value-type="float">
            <text:p>95</text:p>
          </table:table-cell>
          <table:table-cell table:style-name="ce16" table:formula="of:=IF(OR(([.$D15]*[.$C$2]+MOD([.$C$2]+[.AC$5];[.$C$2])&gt;(-1+[.$C$2]^2));([.$D15]*[.$C$2]+MOD([.$C$2]+[.AC$5];[.$C$2])&lt;([.$D15]*[.$C$2]+[.AC$5])));&quot;&quot;;[.$D15]*[.$C$2]+MOD([.$C$2]+[.AC$5];[.$C$2]))" office:value-type="float" office:value="96" calcext:value-type="float">
            <text:p>96</text:p>
          </table:table-cell>
          <table:table-cell table:style-name="ce16" table:formula="of:=IF(OR(([.$D15]*[.$C$2]+MOD([.$C$2]+[.AD$5];[.$C$2])&gt;(-1+[.$C$2]^2));([.$D15]*[.$C$2]+MOD([.$C$2]+[.AD$5];[.$C$2])&lt;([.$D15]*[.$C$2]+[.AD$5])));&quot;&quot;;[.$D15]*[.$C$2]+MOD([.$C$2]+[.AD$5];[.$C$2]))" office:value-type="float" office:value="97" calcext:value-type="float">
            <text:p>97</text:p>
          </table:table-cell>
          <table:table-cell table:style-name="ce16" table:formula="of:=IF(OR(([.$D15]*[.$C$2]+MOD([.$C$2]+[.AE$5];[.$C$2])&gt;(-1+[.$C$2]^2));([.$D15]*[.$C$2]+MOD([.$C$2]+[.AE$5];[.$C$2])&lt;([.$D15]*[.$C$2]+[.AE$5])));&quot;&quot;;[.$D15]*[.$C$2]+MOD([.$C$2]+[.AE$5];[.$C$2]))" office:value-type="float" office:value="98" calcext:value-type="float">
            <text:p>98</text:p>
          </table:table-cell>
          <table:table-cell table:style-name="ce16" table:formula="of:=IF(OR(([.$D15]*[.$C$2]+MOD([.$C$2]+[.AF$5];[.$C$2])&gt;(-1+[.$C$2]^2));([.$D15]*[.$C$2]+MOD([.$C$2]+[.AF$5];[.$C$2])&lt;([.$D15]*[.$C$2]+[.AF$5])));&quot;&quot;;[.$D15]*[.$C$2]+MOD([.$C$2]+[.AF$5];[.$C$2]))" office:value-type="float" office:value="99" calcext:value-type="float">
            <text:p>99</text:p>
          </table:table-cell>
          <table:table-cell table:style-name="ce16" table:formula="of:=IF(OR(([.$D15]*[.$C$2]+MOD([.$C$2]+[.AG$5];[.$C$2])&gt;(-1+[.$C$2]^2));([.$D15]*[.$C$2]+MOD([.$C$2]+[.AG$5];[.$C$2])&lt;([.$D15]*[.$C$2]+[.AG$5])));&quot;&quot;;[.$D15]*[.$C$2]+MOD([.$C$2]+[.AG$5];[.$C$2]))">
            <text:p/>
          </table:table-cell>
          <table:table-cell table:style-name="ce16" table:formula="of:=IF(OR(([.$D15]*[.$C$2]+MOD([.$C$2]+[.AH$5];[.$C$2])&gt;(-1+[.$C$2]^2));([.$D15]*[.$C$2]+MOD([.$C$2]+[.AH$5];[.$C$2])&lt;([.$D15]*[.$C$2]+[.AH$5])));&quot;&quot;;[.$D15]*[.$C$2]+MOD([.$C$2]+[.AH$5];[.$C$2]))">
            <text:p/>
          </table:table-cell>
          <table:table-cell table:style-name="ce16" table:formula="of:=IF(OR(([.$D15]*[.$C$2]+MOD([.$C$2]+[.AI$5];[.$C$2])&gt;(-1+[.$C$2]^2));([.$D15]*[.$C$2]+MOD([.$C$2]+[.AI$5];[.$C$2])&lt;([.$D15]*[.$C$2]+[.AI$5])));&quot;&quot;;[.$D15]*[.$C$2]+MOD([.$C$2]+[.AI$5];[.$C$2]))">
            <text:p/>
          </table:table-cell>
          <table:table-cell table:style-name="ce16" table:formula="of:=IF(OR(([.$D15]*[.$C$2]+MOD([.$C$2]+[.AJ$5];[.$C$2])&gt;(-1+[.$C$2]^2));([.$D15]*[.$C$2]+MOD([.$C$2]+[.AJ$5];[.$C$2])&lt;([.$D15]*[.$C$2]+[.AJ$5])));&quot;&quot;;[.$D15]*[.$C$2]+MOD([.$C$2]+[.AJ$5];[.$C$2]))">
            <text:p/>
          </table:table-cell>
          <table:table-cell table:style-name="ce21" table:formula="of:=IF(OR(([.$D15]*[.$C$2]+MOD([.$C$2]+[.AK$5];[.$C$2])&gt;(-1+[.$C$2]^2));([.$D15]*[.$C$2]+MOD([.$C$2]+[.AK$5];[.$C$2])&lt;([.$D15]*[.$C$2]+[.AK$5])));&quot;&quot;;[.$D15]*[.$C$2]+MOD([.$C$2]+[.AK$5];[.$C$2]))">
            <text:p/>
          </table:table-cell>
          <table:table-cell/>
          <table:table-cell table:style-name="ce26" table:number-columns-repeated="3"/>
          <table:table-cell table:number-columns-repeated="4"/>
          <table:table-cell table:style-name="ce26"/>
          <table:table-cell/>
          <table:table-cell table:style-name="ce26" table:number-columns-repeated="4"/>
          <table:table-cell/>
          <table:table-cell table:style-name="ce26"/>
          <table:table-cell table:number-columns-repeated="7"/>
          <table:table-cell table:style-name="ce26" table:number-columns-repeated="3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5]+1" office:value-type="float" office:value="10" calcext:value-type="float">
            <text:p>10</text:p>
          </table:table-cell>
          <table:table-cell table:style-name="ce12" table:formula="of:=IF(OR(([.$D16]*[.$C$2]+MOD([.$C$2]+[.E$5];[.$C$2])&gt;(-1+[.$C$2]^2));([.$D16]*[.$C$2]+MOD([.$C$2]+[.E$5];[.$C$2])&lt;([.$D16]*[.$C$2]+[.E$5])));&quot;&quot;;[.$D16]*[.$C$2]+MOD([.$C$2]+[.E$5];[.$C$2]))">
            <text:p/>
          </table:table-cell>
          <table:table-cell table:style-name="ce16" table:formula="of:=IF(OR(([.$D16]*[.$C$2]+MOD([.$C$2]+[.F$5];[.$C$2])&gt;(-1+[.$C$2]^2));([.$D16]*[.$C$2]+MOD([.$C$2]+[.F$5];[.$C$2])&lt;([.$D16]*[.$C$2]+[.F$5])));&quot;&quot;;[.$D16]*[.$C$2]+MOD([.$C$2]+[.F$5];[.$C$2]))">
            <text:p/>
          </table:table-cell>
          <table:table-cell table:style-name="ce16" table:formula="of:=IF(OR(([.$D16]*[.$C$2]+MOD([.$C$2]+[.G$5];[.$C$2])&gt;(-1+[.$C$2]^2));([.$D16]*[.$C$2]+MOD([.$C$2]+[.G$5];[.$C$2])&lt;([.$D16]*[.$C$2]+[.G$5])));&quot;&quot;;[.$D16]*[.$C$2]+MOD([.$C$2]+[.G$5];[.$C$2]))">
            <text:p/>
          </table:table-cell>
          <table:table-cell table:style-name="ce16" table:formula="of:=IF(OR(([.$D16]*[.$C$2]+MOD([.$C$2]+[.H$5];[.$C$2])&gt;(-1+[.$C$2]^2));([.$D16]*[.$C$2]+MOD([.$C$2]+[.H$5];[.$C$2])&lt;([.$D16]*[.$C$2]+[.H$5])));&quot;&quot;;[.$D16]*[.$C$2]+MOD([.$C$2]+[.H$5];[.$C$2]))">
            <text:p/>
          </table:table-cell>
          <table:table-cell table:style-name="ce16" table:formula="of:=IF(OR(([.$D16]*[.$C$2]+MOD([.$C$2]+[.I$5];[.$C$2])&gt;(-1+[.$C$2]^2));([.$D16]*[.$C$2]+MOD([.$C$2]+[.I$5];[.$C$2])&lt;([.$D16]*[.$C$2]+[.I$5])));&quot;&quot;;[.$D16]*[.$C$2]+MOD([.$C$2]+[.I$5];[.$C$2]))">
            <text:p/>
          </table:table-cell>
          <table:table-cell table:style-name="ce16" table:formula="of:=IF(OR(([.$D16]*[.$C$2]+MOD([.$C$2]+[.J$5];[.$C$2])&gt;(-1+[.$C$2]^2));([.$D16]*[.$C$2]+MOD([.$C$2]+[.J$5];[.$C$2])&lt;([.$D16]*[.$C$2]+[.J$5])));&quot;&quot;;[.$D16]*[.$C$2]+MOD([.$C$2]+[.J$5];[.$C$2]))">
            <text:p/>
          </table:table-cell>
          <table:table-cell table:style-name="ce16" table:formula="of:=IF(OR(([.$D16]*[.$C$2]+MOD([.$C$2]+[.K$5];[.$C$2])&gt;(-1+[.$C$2]^2));([.$D16]*[.$C$2]+MOD([.$C$2]+[.K$5];[.$C$2])&lt;([.$D16]*[.$C$2]+[.K$5])));&quot;&quot;;[.$D16]*[.$C$2]+MOD([.$C$2]+[.K$5];[.$C$2]))">
            <text:p/>
          </table:table-cell>
          <table:table-cell table:style-name="ce16" table:formula="of:=IF(OR(([.$D16]*[.$C$2]+MOD([.$C$2]+[.L$5];[.$C$2])&gt;(-1+[.$C$2]^2));([.$D16]*[.$C$2]+MOD([.$C$2]+[.L$5];[.$C$2])&lt;([.$D16]*[.$C$2]+[.L$5])));&quot;&quot;;[.$D16]*[.$C$2]+MOD([.$C$2]+[.L$5];[.$C$2]))">
            <text:p/>
          </table:table-cell>
          <table:table-cell table:style-name="ce16" table:formula="of:=IF(OR(([.$D16]*[.$C$2]+MOD([.$C$2]+[.M$5];[.$C$2])&gt;(-1+[.$C$2]^2));([.$D16]*[.$C$2]+MOD([.$C$2]+[.M$5];[.$C$2])&lt;([.$D16]*[.$C$2]+[.M$5])));&quot;&quot;;[.$D16]*[.$C$2]+MOD([.$C$2]+[.M$5];[.$C$2]))">
            <text:p/>
          </table:table-cell>
          <table:table-cell table:style-name="ce16" table:formula="of:=IF(OR(([.$D16]*[.$C$2]+MOD([.$C$2]+[.N$5];[.$C$2])&gt;(-1+[.$C$2]^2));([.$D16]*[.$C$2]+MOD([.$C$2]+[.N$5];[.$C$2])&lt;([.$D16]*[.$C$2]+[.N$5])));&quot;&quot;;[.$D16]*[.$C$2]+MOD([.$C$2]+[.N$5];[.$C$2]))">
            <text:p/>
          </table:table-cell>
          <table:table-cell table:style-name="ce16" table:formula="of:=IF(OR(([.$D16]*[.$C$2]+MOD([.$C$2]+[.O$5];[.$C$2])&gt;(-1+[.$C$2]^2));([.$D16]*[.$C$2]+MOD([.$C$2]+[.O$5];[.$C$2])&lt;([.$D16]*[.$C$2]+[.O$5])));&quot;&quot;;[.$D16]*[.$C$2]+MOD([.$C$2]+[.O$5];[.$C$2]))">
            <text:p/>
          </table:table-cell>
          <table:table-cell table:style-name="ce16" table:formula="of:=IF(OR(([.$D16]*[.$C$2]+MOD([.$C$2]+[.P$5];[.$C$2])&gt;(-1+[.$C$2]^2));([.$D16]*[.$C$2]+MOD([.$C$2]+[.P$5];[.$C$2])&lt;([.$D16]*[.$C$2]+[.P$5])));&quot;&quot;;[.$D16]*[.$C$2]+MOD([.$C$2]+[.P$5];[.$C$2]))">
            <text:p/>
          </table:table-cell>
          <table:table-cell table:style-name="ce16" table:formula="of:=IF(OR(([.$D16]*[.$C$2]+MOD([.$C$2]+[.Q$5];[.$C$2])&gt;(-1+[.$C$2]^2));([.$D16]*[.$C$2]+MOD([.$C$2]+[.Q$5];[.$C$2])&lt;([.$D16]*[.$C$2]+[.Q$5])));&quot;&quot;;[.$D16]*[.$C$2]+MOD([.$C$2]+[.Q$5];[.$C$2]))">
            <text:p/>
          </table:table-cell>
          <table:table-cell table:style-name="ce16" table:formula="of:=IF(OR(([.$D16]*[.$C$2]+MOD([.$C$2]+[.R$5];[.$C$2])&gt;(-1+[.$C$2]^2));([.$D16]*[.$C$2]+MOD([.$C$2]+[.R$5];[.$C$2])&lt;([.$D16]*[.$C$2]+[.R$5])));&quot;&quot;;[.$D16]*[.$C$2]+MOD([.$C$2]+[.R$5];[.$C$2]))">
            <text:p/>
          </table:table-cell>
          <table:table-cell table:style-name="ce21" table:formula="of:=IF(OR(([.$D16]*[.$C$2]+MOD([.$C$2]+[.S$5];[.$C$2])&gt;(-1+[.$C$2]^2));([.$D16]*[.$C$2]+MOD([.$C$2]+[.S$5];[.$C$2])&lt;([.$D16]*[.$C$2]+[.S$5])));&quot;&quot;;[.$D16]*[.$C$2]+MOD([.$C$2]+[.S$5];[.$C$2]))">
            <text:p/>
          </table:table-cell>
          <table:table-cell/>
          <table:covered-table-cell/>
          <table:table-cell table:style-name="ce5" table:formula="of:=[.V15]+1" office:value-type="float" office:value="10" calcext:value-type="float">
            <text:p>10</text:p>
          </table:table-cell>
          <table:table-cell table:style-name="ce12" table:formula="of:=IF(OR(([.$D16]*[.$C$2]+MOD([.$C$2]+[.W$5];[.$C$2])&gt;(-1+[.$C$2]^2));([.$D16]*[.$C$2]+MOD([.$C$2]+[.W$5];[.$C$2])&lt;([.$D16]*[.$C$2]+[.W$5])));&quot;&quot;;[.$D16]*[.$C$2]+MOD([.$C$2]+[.W$5];[.$C$2]))">
            <text:p/>
          </table:table-cell>
          <table:table-cell table:style-name="ce16" table:formula="of:=IF(OR(([.$D16]*[.$C$2]+MOD([.$C$2]+[.X$5];[.$C$2])&gt;(-1+[.$C$2]^2));([.$D16]*[.$C$2]+MOD([.$C$2]+[.X$5];[.$C$2])&lt;([.$D16]*[.$C$2]+[.X$5])));&quot;&quot;;[.$D16]*[.$C$2]+MOD([.$C$2]+[.X$5];[.$C$2]))">
            <text:p/>
          </table:table-cell>
          <table:table-cell table:style-name="ce16" table:formula="of:=IF(OR(([.$D16]*[.$C$2]+MOD([.$C$2]+[.Y$5];[.$C$2])&gt;(-1+[.$C$2]^2));([.$D16]*[.$C$2]+MOD([.$C$2]+[.Y$5];[.$C$2])&lt;([.$D16]*[.$C$2]+[.Y$5])));&quot;&quot;;[.$D16]*[.$C$2]+MOD([.$C$2]+[.Y$5];[.$C$2]))">
            <text:p/>
          </table:table-cell>
          <table:table-cell table:style-name="ce16" table:formula="of:=IF(OR(([.$D16]*[.$C$2]+MOD([.$C$2]+[.Z$5];[.$C$2])&gt;(-1+[.$C$2]^2));([.$D16]*[.$C$2]+MOD([.$C$2]+[.Z$5];[.$C$2])&lt;([.$D16]*[.$C$2]+[.Z$5])));&quot;&quot;;[.$D16]*[.$C$2]+MOD([.$C$2]+[.Z$5];[.$C$2]))">
            <text:p/>
          </table:table-cell>
          <table:table-cell table:style-name="ce16" table:formula="of:=IF(OR(([.$D16]*[.$C$2]+MOD([.$C$2]+[.AA$5];[.$C$2])&gt;(-1+[.$C$2]^2));([.$D16]*[.$C$2]+MOD([.$C$2]+[.AA$5];[.$C$2])&lt;([.$D16]*[.$C$2]+[.AA$5])));&quot;&quot;;[.$D16]*[.$C$2]+MOD([.$C$2]+[.AA$5];[.$C$2]))">
            <text:p/>
          </table:table-cell>
          <table:table-cell table:style-name="ce16" table:formula="of:=IF(OR(([.$D16]*[.$C$2]+MOD([.$C$2]+[.AB$5];[.$C$2])&gt;(-1+[.$C$2]^2));([.$D16]*[.$C$2]+MOD([.$C$2]+[.AB$5];[.$C$2])&lt;([.$D16]*[.$C$2]+[.AB$5])));&quot;&quot;;[.$D16]*[.$C$2]+MOD([.$C$2]+[.AB$5];[.$C$2]))">
            <text:p/>
          </table:table-cell>
          <table:table-cell table:style-name="ce16" table:formula="of:=IF(OR(([.$D16]*[.$C$2]+MOD([.$C$2]+[.AC$5];[.$C$2])&gt;(-1+[.$C$2]^2));([.$D16]*[.$C$2]+MOD([.$C$2]+[.AC$5];[.$C$2])&lt;([.$D16]*[.$C$2]+[.AC$5])));&quot;&quot;;[.$D16]*[.$C$2]+MOD([.$C$2]+[.AC$5];[.$C$2]))">
            <text:p/>
          </table:table-cell>
          <table:table-cell table:style-name="ce16" table:formula="of:=IF(OR(([.$D16]*[.$C$2]+MOD([.$C$2]+[.AD$5];[.$C$2])&gt;(-1+[.$C$2]^2));([.$D16]*[.$C$2]+MOD([.$C$2]+[.AD$5];[.$C$2])&lt;([.$D16]*[.$C$2]+[.AD$5])));&quot;&quot;;[.$D16]*[.$C$2]+MOD([.$C$2]+[.AD$5];[.$C$2]))">
            <text:p/>
          </table:table-cell>
          <table:table-cell table:style-name="ce16" table:formula="of:=IF(OR(([.$D16]*[.$C$2]+MOD([.$C$2]+[.AE$5];[.$C$2])&gt;(-1+[.$C$2]^2));([.$D16]*[.$C$2]+MOD([.$C$2]+[.AE$5];[.$C$2])&lt;([.$D16]*[.$C$2]+[.AE$5])));&quot;&quot;;[.$D16]*[.$C$2]+MOD([.$C$2]+[.AE$5];[.$C$2]))">
            <text:p/>
          </table:table-cell>
          <table:table-cell table:style-name="ce16" table:formula="of:=IF(OR(([.$D16]*[.$C$2]+MOD([.$C$2]+[.AF$5];[.$C$2])&gt;(-1+[.$C$2]^2));([.$D16]*[.$C$2]+MOD([.$C$2]+[.AF$5];[.$C$2])&lt;([.$D16]*[.$C$2]+[.AF$5])));&quot;&quot;;[.$D16]*[.$C$2]+MOD([.$C$2]+[.AF$5];[.$C$2]))">
            <text:p/>
          </table:table-cell>
          <table:table-cell table:style-name="ce16" table:formula="of:=IF(OR(([.$D16]*[.$C$2]+MOD([.$C$2]+[.AG$5];[.$C$2])&gt;(-1+[.$C$2]^2));([.$D16]*[.$C$2]+MOD([.$C$2]+[.AG$5];[.$C$2])&lt;([.$D16]*[.$C$2]+[.AG$5])));&quot;&quot;;[.$D16]*[.$C$2]+MOD([.$C$2]+[.AG$5];[.$C$2]))">
            <text:p/>
          </table:table-cell>
          <table:table-cell table:style-name="ce16" table:formula="of:=IF(OR(([.$D16]*[.$C$2]+MOD([.$C$2]+[.AH$5];[.$C$2])&gt;(-1+[.$C$2]^2));([.$D16]*[.$C$2]+MOD([.$C$2]+[.AH$5];[.$C$2])&lt;([.$D16]*[.$C$2]+[.AH$5])));&quot;&quot;;[.$D16]*[.$C$2]+MOD([.$C$2]+[.AH$5];[.$C$2]))">
            <text:p/>
          </table:table-cell>
          <table:table-cell table:style-name="ce16" table:formula="of:=IF(OR(([.$D16]*[.$C$2]+MOD([.$C$2]+[.AI$5];[.$C$2])&gt;(-1+[.$C$2]^2));([.$D16]*[.$C$2]+MOD([.$C$2]+[.AI$5];[.$C$2])&lt;([.$D16]*[.$C$2]+[.AI$5])));&quot;&quot;;[.$D16]*[.$C$2]+MOD([.$C$2]+[.AI$5];[.$C$2]))">
            <text:p/>
          </table:table-cell>
          <table:table-cell table:style-name="ce16" table:formula="of:=IF(OR(([.$D16]*[.$C$2]+MOD([.$C$2]+[.AJ$5];[.$C$2])&gt;(-1+[.$C$2]^2));([.$D16]*[.$C$2]+MOD([.$C$2]+[.AJ$5];[.$C$2])&lt;([.$D16]*[.$C$2]+[.AJ$5])));&quot;&quot;;[.$D16]*[.$C$2]+MOD([.$C$2]+[.AJ$5];[.$C$2]))">
            <text:p/>
          </table:table-cell>
          <table:table-cell table:style-name="ce21" table:formula="of:=IF(OR(([.$D16]*[.$C$2]+MOD([.$C$2]+[.AK$5];[.$C$2])&gt;(-1+[.$C$2]^2));([.$D16]*[.$C$2]+MOD([.$C$2]+[.AK$5];[.$C$2])&lt;([.$D16]*[.$C$2]+[.AK$5])));&quot;&quot;;[.$D16]*[.$C$2]+MOD([.$C$2]+[.AK$5];[.$C$2]))">
            <text:p/>
          </table:table-cell>
          <table:table-cell/>
          <table:table-cell table:style-name="ce26"/>
          <table:table-cell table:number-columns-repeated="3"/>
          <table:table-cell table:style-name="ce26" table:number-columns-repeated="2"/>
          <table:table-cell/>
          <table:table-cell table:style-name="ce26" table:number-columns-repeated="3"/>
          <table:table-cell table:number-columns-repeated="4"/>
          <table:table-cell table:style-name="ce26"/>
          <table:table-cell table:style-name="ce27"/>
          <table:table-cell table:style-name="ce26" table:number-columns-repeated="7"/>
          <table:table-cell/>
          <table:table-cell table:style-name="ce2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6]+1" office:value-type="float" office:value="11" calcext:value-type="float">
            <text:p>11</text:p>
          </table:table-cell>
          <table:table-cell table:style-name="ce12" table:formula="of:=IF(OR(([.$D17]*[.$C$2]+MOD([.$C$2]+[.E$5];[.$C$2])&gt;(-1+[.$C$2]^2));([.$D17]*[.$C$2]+MOD([.$C$2]+[.E$5];[.$C$2])&lt;([.$D17]*[.$C$2]+[.E$5])));&quot;&quot;;[.$D17]*[.$C$2]+MOD([.$C$2]+[.E$5];[.$C$2]))">
            <text:p/>
          </table:table-cell>
          <table:table-cell table:style-name="ce16" table:formula="of:=IF(OR(([.$D17]*[.$C$2]+MOD([.$C$2]+[.F$5];[.$C$2])&gt;(-1+[.$C$2]^2));([.$D17]*[.$C$2]+MOD([.$C$2]+[.F$5];[.$C$2])&lt;([.$D17]*[.$C$2]+[.F$5])));&quot;&quot;;[.$D17]*[.$C$2]+MOD([.$C$2]+[.F$5];[.$C$2]))">
            <text:p/>
          </table:table-cell>
          <table:table-cell table:style-name="ce16" table:formula="of:=IF(OR(([.$D17]*[.$C$2]+MOD([.$C$2]+[.G$5];[.$C$2])&gt;(-1+[.$C$2]^2));([.$D17]*[.$C$2]+MOD([.$C$2]+[.G$5];[.$C$2])&lt;([.$D17]*[.$C$2]+[.G$5])));&quot;&quot;;[.$D17]*[.$C$2]+MOD([.$C$2]+[.G$5];[.$C$2]))">
            <text:p/>
          </table:table-cell>
          <table:table-cell table:style-name="ce16" table:formula="of:=IF(OR(([.$D17]*[.$C$2]+MOD([.$C$2]+[.H$5];[.$C$2])&gt;(-1+[.$C$2]^2));([.$D17]*[.$C$2]+MOD([.$C$2]+[.H$5];[.$C$2])&lt;([.$D17]*[.$C$2]+[.H$5])));&quot;&quot;;[.$D17]*[.$C$2]+MOD([.$C$2]+[.H$5];[.$C$2]))">
            <text:p/>
          </table:table-cell>
          <table:table-cell table:style-name="ce16" table:formula="of:=IF(OR(([.$D17]*[.$C$2]+MOD([.$C$2]+[.I$5];[.$C$2])&gt;(-1+[.$C$2]^2));([.$D17]*[.$C$2]+MOD([.$C$2]+[.I$5];[.$C$2])&lt;([.$D17]*[.$C$2]+[.I$5])));&quot;&quot;;[.$D17]*[.$C$2]+MOD([.$C$2]+[.I$5];[.$C$2]))">
            <text:p/>
          </table:table-cell>
          <table:table-cell table:style-name="ce16" table:formula="of:=IF(OR(([.$D17]*[.$C$2]+MOD([.$C$2]+[.J$5];[.$C$2])&gt;(-1+[.$C$2]^2));([.$D17]*[.$C$2]+MOD([.$C$2]+[.J$5];[.$C$2])&lt;([.$D17]*[.$C$2]+[.J$5])));&quot;&quot;;[.$D17]*[.$C$2]+MOD([.$C$2]+[.J$5];[.$C$2]))">
            <text:p/>
          </table:table-cell>
          <table:table-cell table:style-name="ce16" table:formula="of:=IF(OR(([.$D17]*[.$C$2]+MOD([.$C$2]+[.K$5];[.$C$2])&gt;(-1+[.$C$2]^2));([.$D17]*[.$C$2]+MOD([.$C$2]+[.K$5];[.$C$2])&lt;([.$D17]*[.$C$2]+[.K$5])));&quot;&quot;;[.$D17]*[.$C$2]+MOD([.$C$2]+[.K$5];[.$C$2]))">
            <text:p/>
          </table:table-cell>
          <table:table-cell table:style-name="ce16" table:formula="of:=IF(OR(([.$D17]*[.$C$2]+MOD([.$C$2]+[.L$5];[.$C$2])&gt;(-1+[.$C$2]^2));([.$D17]*[.$C$2]+MOD([.$C$2]+[.L$5];[.$C$2])&lt;([.$D17]*[.$C$2]+[.L$5])));&quot;&quot;;[.$D17]*[.$C$2]+MOD([.$C$2]+[.L$5];[.$C$2]))">
            <text:p/>
          </table:table-cell>
          <table:table-cell table:style-name="ce16" table:formula="of:=IF(OR(([.$D17]*[.$C$2]+MOD([.$C$2]+[.M$5];[.$C$2])&gt;(-1+[.$C$2]^2));([.$D17]*[.$C$2]+MOD([.$C$2]+[.M$5];[.$C$2])&lt;([.$D17]*[.$C$2]+[.M$5])));&quot;&quot;;[.$D17]*[.$C$2]+MOD([.$C$2]+[.M$5];[.$C$2]))">
            <text:p/>
          </table:table-cell>
          <table:table-cell table:style-name="ce16" table:formula="of:=IF(OR(([.$D17]*[.$C$2]+MOD([.$C$2]+[.N$5];[.$C$2])&gt;(-1+[.$C$2]^2));([.$D17]*[.$C$2]+MOD([.$C$2]+[.N$5];[.$C$2])&lt;([.$D17]*[.$C$2]+[.N$5])));&quot;&quot;;[.$D17]*[.$C$2]+MOD([.$C$2]+[.N$5];[.$C$2]))">
            <text:p/>
          </table:table-cell>
          <table:table-cell table:style-name="ce16" table:formula="of:=IF(OR(([.$D17]*[.$C$2]+MOD([.$C$2]+[.O$5];[.$C$2])&gt;(-1+[.$C$2]^2));([.$D17]*[.$C$2]+MOD([.$C$2]+[.O$5];[.$C$2])&lt;([.$D17]*[.$C$2]+[.O$5])));&quot;&quot;;[.$D17]*[.$C$2]+MOD([.$C$2]+[.O$5];[.$C$2]))">
            <text:p/>
          </table:table-cell>
          <table:table-cell table:style-name="ce16" table:formula="of:=IF(OR(([.$D17]*[.$C$2]+MOD([.$C$2]+[.P$5];[.$C$2])&gt;(-1+[.$C$2]^2));([.$D17]*[.$C$2]+MOD([.$C$2]+[.P$5];[.$C$2])&lt;([.$D17]*[.$C$2]+[.P$5])));&quot;&quot;;[.$D17]*[.$C$2]+MOD([.$C$2]+[.P$5];[.$C$2]))">
            <text:p/>
          </table:table-cell>
          <table:table-cell table:style-name="ce16" table:formula="of:=IF(OR(([.$D17]*[.$C$2]+MOD([.$C$2]+[.Q$5];[.$C$2])&gt;(-1+[.$C$2]^2));([.$D17]*[.$C$2]+MOD([.$C$2]+[.Q$5];[.$C$2])&lt;([.$D17]*[.$C$2]+[.Q$5])));&quot;&quot;;[.$D17]*[.$C$2]+MOD([.$C$2]+[.Q$5];[.$C$2]))">
            <text:p/>
          </table:table-cell>
          <table:table-cell table:style-name="ce16" table:formula="of:=IF(OR(([.$D17]*[.$C$2]+MOD([.$C$2]+[.R$5];[.$C$2])&gt;(-1+[.$C$2]^2));([.$D17]*[.$C$2]+MOD([.$C$2]+[.R$5];[.$C$2])&lt;([.$D17]*[.$C$2]+[.R$5])));&quot;&quot;;[.$D17]*[.$C$2]+MOD([.$C$2]+[.R$5];[.$C$2]))">
            <text:p/>
          </table:table-cell>
          <table:table-cell table:style-name="ce21" table:formula="of:=IF(OR(([.$D17]*[.$C$2]+MOD([.$C$2]+[.S$5];[.$C$2])&gt;(-1+[.$C$2]^2));([.$D17]*[.$C$2]+MOD([.$C$2]+[.S$5];[.$C$2])&lt;([.$D17]*[.$C$2]+[.S$5])));&quot;&quot;;[.$D17]*[.$C$2]+MOD([.$C$2]+[.S$5];[.$C$2]))">
            <text:p/>
          </table:table-cell>
          <table:table-cell/>
          <table:covered-table-cell/>
          <table:table-cell table:style-name="ce5" table:formula="of:=[.V16]+1" office:value-type="float" office:value="11" calcext:value-type="float">
            <text:p>11</text:p>
          </table:table-cell>
          <table:table-cell table:style-name="ce12" table:formula="of:=IF(OR(([.$D17]*[.$C$2]+MOD([.$C$2]+[.W$5];[.$C$2])&gt;(-1+[.$C$2]^2));([.$D17]*[.$C$2]+MOD([.$C$2]+[.W$5];[.$C$2])&lt;([.$D17]*[.$C$2]+[.W$5])));&quot;&quot;;[.$D17]*[.$C$2]+MOD([.$C$2]+[.W$5];[.$C$2]))">
            <text:p/>
          </table:table-cell>
          <table:table-cell table:style-name="ce16" table:formula="of:=IF(OR(([.$D17]*[.$C$2]+MOD([.$C$2]+[.X$5];[.$C$2])&gt;(-1+[.$C$2]^2));([.$D17]*[.$C$2]+MOD([.$C$2]+[.X$5];[.$C$2])&lt;([.$D17]*[.$C$2]+[.X$5])));&quot;&quot;;[.$D17]*[.$C$2]+MOD([.$C$2]+[.X$5];[.$C$2]))">
            <text:p/>
          </table:table-cell>
          <table:table-cell table:style-name="ce16" table:formula="of:=IF(OR(([.$D17]*[.$C$2]+MOD([.$C$2]+[.Y$5];[.$C$2])&gt;(-1+[.$C$2]^2));([.$D17]*[.$C$2]+MOD([.$C$2]+[.Y$5];[.$C$2])&lt;([.$D17]*[.$C$2]+[.Y$5])));&quot;&quot;;[.$D17]*[.$C$2]+MOD([.$C$2]+[.Y$5];[.$C$2]))">
            <text:p/>
          </table:table-cell>
          <table:table-cell table:style-name="ce16" table:formula="of:=IF(OR(([.$D17]*[.$C$2]+MOD([.$C$2]+[.Z$5];[.$C$2])&gt;(-1+[.$C$2]^2));([.$D17]*[.$C$2]+MOD([.$C$2]+[.Z$5];[.$C$2])&lt;([.$D17]*[.$C$2]+[.Z$5])));&quot;&quot;;[.$D17]*[.$C$2]+MOD([.$C$2]+[.Z$5];[.$C$2]))">
            <text:p/>
          </table:table-cell>
          <table:table-cell table:style-name="ce16" table:formula="of:=IF(OR(([.$D17]*[.$C$2]+MOD([.$C$2]+[.AA$5];[.$C$2])&gt;(-1+[.$C$2]^2));([.$D17]*[.$C$2]+MOD([.$C$2]+[.AA$5];[.$C$2])&lt;([.$D17]*[.$C$2]+[.AA$5])));&quot;&quot;;[.$D17]*[.$C$2]+MOD([.$C$2]+[.AA$5];[.$C$2]))">
            <text:p/>
          </table:table-cell>
          <table:table-cell table:style-name="ce16" table:formula="of:=IF(OR(([.$D17]*[.$C$2]+MOD([.$C$2]+[.AB$5];[.$C$2])&gt;(-1+[.$C$2]^2));([.$D17]*[.$C$2]+MOD([.$C$2]+[.AB$5];[.$C$2])&lt;([.$D17]*[.$C$2]+[.AB$5])));&quot;&quot;;[.$D17]*[.$C$2]+MOD([.$C$2]+[.AB$5];[.$C$2]))">
            <text:p/>
          </table:table-cell>
          <table:table-cell table:style-name="ce16" table:formula="of:=IF(OR(([.$D17]*[.$C$2]+MOD([.$C$2]+[.AC$5];[.$C$2])&gt;(-1+[.$C$2]^2));([.$D17]*[.$C$2]+MOD([.$C$2]+[.AC$5];[.$C$2])&lt;([.$D17]*[.$C$2]+[.AC$5])));&quot;&quot;;[.$D17]*[.$C$2]+MOD([.$C$2]+[.AC$5];[.$C$2]))">
            <text:p/>
          </table:table-cell>
          <table:table-cell table:style-name="ce16" table:formula="of:=IF(OR(([.$D17]*[.$C$2]+MOD([.$C$2]+[.AD$5];[.$C$2])&gt;(-1+[.$C$2]^2));([.$D17]*[.$C$2]+MOD([.$C$2]+[.AD$5];[.$C$2])&lt;([.$D17]*[.$C$2]+[.AD$5])));&quot;&quot;;[.$D17]*[.$C$2]+MOD([.$C$2]+[.AD$5];[.$C$2]))">
            <text:p/>
          </table:table-cell>
          <table:table-cell table:style-name="ce16" table:formula="of:=IF(OR(([.$D17]*[.$C$2]+MOD([.$C$2]+[.AE$5];[.$C$2])&gt;(-1+[.$C$2]^2));([.$D17]*[.$C$2]+MOD([.$C$2]+[.AE$5];[.$C$2])&lt;([.$D17]*[.$C$2]+[.AE$5])));&quot;&quot;;[.$D17]*[.$C$2]+MOD([.$C$2]+[.AE$5];[.$C$2]))">
            <text:p/>
          </table:table-cell>
          <table:table-cell table:style-name="ce16" table:formula="of:=IF(OR(([.$D17]*[.$C$2]+MOD([.$C$2]+[.AF$5];[.$C$2])&gt;(-1+[.$C$2]^2));([.$D17]*[.$C$2]+MOD([.$C$2]+[.AF$5];[.$C$2])&lt;([.$D17]*[.$C$2]+[.AF$5])));&quot;&quot;;[.$D17]*[.$C$2]+MOD([.$C$2]+[.AF$5];[.$C$2]))">
            <text:p/>
          </table:table-cell>
          <table:table-cell table:style-name="ce16" table:formula="of:=IF(OR(([.$D17]*[.$C$2]+MOD([.$C$2]+[.AG$5];[.$C$2])&gt;(-1+[.$C$2]^2));([.$D17]*[.$C$2]+MOD([.$C$2]+[.AG$5];[.$C$2])&lt;([.$D17]*[.$C$2]+[.AG$5])));&quot;&quot;;[.$D17]*[.$C$2]+MOD([.$C$2]+[.AG$5];[.$C$2]))">
            <text:p/>
          </table:table-cell>
          <table:table-cell table:style-name="ce16" table:formula="of:=IF(OR(([.$D17]*[.$C$2]+MOD([.$C$2]+[.AH$5];[.$C$2])&gt;(-1+[.$C$2]^2));([.$D17]*[.$C$2]+MOD([.$C$2]+[.AH$5];[.$C$2])&lt;([.$D17]*[.$C$2]+[.AH$5])));&quot;&quot;;[.$D17]*[.$C$2]+MOD([.$C$2]+[.AH$5];[.$C$2]))">
            <text:p/>
          </table:table-cell>
          <table:table-cell table:style-name="ce16" table:formula="of:=IF(OR(([.$D17]*[.$C$2]+MOD([.$C$2]+[.AI$5];[.$C$2])&gt;(-1+[.$C$2]^2));([.$D17]*[.$C$2]+MOD([.$C$2]+[.AI$5];[.$C$2])&lt;([.$D17]*[.$C$2]+[.AI$5])));&quot;&quot;;[.$D17]*[.$C$2]+MOD([.$C$2]+[.AI$5];[.$C$2]))">
            <text:p/>
          </table:table-cell>
          <table:table-cell table:style-name="ce16" table:formula="of:=IF(OR(([.$D17]*[.$C$2]+MOD([.$C$2]+[.AJ$5];[.$C$2])&gt;(-1+[.$C$2]^2));([.$D17]*[.$C$2]+MOD([.$C$2]+[.AJ$5];[.$C$2])&lt;([.$D17]*[.$C$2]+[.AJ$5])));&quot;&quot;;[.$D17]*[.$C$2]+MOD([.$C$2]+[.AJ$5];[.$C$2]))">
            <text:p/>
          </table:table-cell>
          <table:table-cell table:style-name="ce21" table:formula="of:=IF(OR(([.$D17]*[.$C$2]+MOD([.$C$2]+[.AK$5];[.$C$2])&gt;(-1+[.$C$2]^2));([.$D17]*[.$C$2]+MOD([.$C$2]+[.AK$5];[.$C$2])&lt;([.$D17]*[.$C$2]+[.AK$5])));&quot;&quot;;[.$D17]*[.$C$2]+MOD([.$C$2]+[.AK$5];[.$C$2]))">
            <text:p/>
          </table:table-cell>
          <table:table-cell/>
          <table:table-cell table:style-name="ce26"/>
          <table:table-cell table:number-columns-repeated="2"/>
          <table:table-cell table:style-name="ce26" table:number-columns-repeated="3"/>
          <table:table-cell table:number-columns-repeated="5"/>
          <table:table-cell table:style-name="ce26" table:number-columns-repeated="2"/>
          <table:table-cell/>
          <table:table-cell table:style-name="ce26"/>
          <table:table-cell table:number-columns-repeated="5"/>
          <table:table-cell table:style-name="ce26"/>
          <table:table-cell table:number-columns-repeated="3"/>
          <table:table-cell table:style-name="ce26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7]+1" office:value-type="float" office:value="12" calcext:value-type="float">
            <text:p>12</text:p>
          </table:table-cell>
          <table:table-cell table:style-name="ce12" table:formula="of:=IF(OR(([.$D18]*[.$C$2]+MOD([.$C$2]+[.E$5];[.$C$2])&gt;(-1+[.$C$2]^2));([.$D18]*[.$C$2]+MOD([.$C$2]+[.E$5];[.$C$2])&lt;([.$D18]*[.$C$2]+[.E$5])));&quot;&quot;;[.$D18]*[.$C$2]+MOD([.$C$2]+[.E$5];[.$C$2]))">
            <text:p/>
          </table:table-cell>
          <table:table-cell table:style-name="ce16" table:formula="of:=IF(OR(([.$D18]*[.$C$2]+MOD([.$C$2]+[.F$5];[.$C$2])&gt;(-1+[.$C$2]^2));([.$D18]*[.$C$2]+MOD([.$C$2]+[.F$5];[.$C$2])&lt;([.$D18]*[.$C$2]+[.F$5])));&quot;&quot;;[.$D18]*[.$C$2]+MOD([.$C$2]+[.F$5];[.$C$2]))">
            <text:p/>
          </table:table-cell>
          <table:table-cell table:style-name="ce16" table:formula="of:=IF(OR(([.$D18]*[.$C$2]+MOD([.$C$2]+[.G$5];[.$C$2])&gt;(-1+[.$C$2]^2));([.$D18]*[.$C$2]+MOD([.$C$2]+[.G$5];[.$C$2])&lt;([.$D18]*[.$C$2]+[.G$5])));&quot;&quot;;[.$D18]*[.$C$2]+MOD([.$C$2]+[.G$5];[.$C$2]))">
            <text:p/>
          </table:table-cell>
          <table:table-cell table:style-name="ce16" table:formula="of:=IF(OR(([.$D18]*[.$C$2]+MOD([.$C$2]+[.H$5];[.$C$2])&gt;(-1+[.$C$2]^2));([.$D18]*[.$C$2]+MOD([.$C$2]+[.H$5];[.$C$2])&lt;([.$D18]*[.$C$2]+[.H$5])));&quot;&quot;;[.$D18]*[.$C$2]+MOD([.$C$2]+[.H$5];[.$C$2]))">
            <text:p/>
          </table:table-cell>
          <table:table-cell table:style-name="ce16" table:formula="of:=IF(OR(([.$D18]*[.$C$2]+MOD([.$C$2]+[.I$5];[.$C$2])&gt;(-1+[.$C$2]^2));([.$D18]*[.$C$2]+MOD([.$C$2]+[.I$5];[.$C$2])&lt;([.$D18]*[.$C$2]+[.I$5])));&quot;&quot;;[.$D18]*[.$C$2]+MOD([.$C$2]+[.I$5];[.$C$2]))">
            <text:p/>
          </table:table-cell>
          <table:table-cell table:style-name="ce16" table:formula="of:=IF(OR(([.$D18]*[.$C$2]+MOD([.$C$2]+[.J$5];[.$C$2])&gt;(-1+[.$C$2]^2));([.$D18]*[.$C$2]+MOD([.$C$2]+[.J$5];[.$C$2])&lt;([.$D18]*[.$C$2]+[.J$5])));&quot;&quot;;[.$D18]*[.$C$2]+MOD([.$C$2]+[.J$5];[.$C$2]))">
            <text:p/>
          </table:table-cell>
          <table:table-cell table:style-name="ce16" table:formula="of:=IF(OR(([.$D18]*[.$C$2]+MOD([.$C$2]+[.K$5];[.$C$2])&gt;(-1+[.$C$2]^2));([.$D18]*[.$C$2]+MOD([.$C$2]+[.K$5];[.$C$2])&lt;([.$D18]*[.$C$2]+[.K$5])));&quot;&quot;;[.$D18]*[.$C$2]+MOD([.$C$2]+[.K$5];[.$C$2]))">
            <text:p/>
          </table:table-cell>
          <table:table-cell table:style-name="ce16" table:formula="of:=IF(OR(([.$D18]*[.$C$2]+MOD([.$C$2]+[.L$5];[.$C$2])&gt;(-1+[.$C$2]^2));([.$D18]*[.$C$2]+MOD([.$C$2]+[.L$5];[.$C$2])&lt;([.$D18]*[.$C$2]+[.L$5])));&quot;&quot;;[.$D18]*[.$C$2]+MOD([.$C$2]+[.L$5];[.$C$2]))">
            <text:p/>
          </table:table-cell>
          <table:table-cell table:style-name="ce16" table:formula="of:=IF(OR(([.$D18]*[.$C$2]+MOD([.$C$2]+[.M$5];[.$C$2])&gt;(-1+[.$C$2]^2));([.$D18]*[.$C$2]+MOD([.$C$2]+[.M$5];[.$C$2])&lt;([.$D18]*[.$C$2]+[.M$5])));&quot;&quot;;[.$D18]*[.$C$2]+MOD([.$C$2]+[.M$5];[.$C$2]))">
            <text:p/>
          </table:table-cell>
          <table:table-cell table:style-name="ce16" table:formula="of:=IF(OR(([.$D18]*[.$C$2]+MOD([.$C$2]+[.N$5];[.$C$2])&gt;(-1+[.$C$2]^2));([.$D18]*[.$C$2]+MOD([.$C$2]+[.N$5];[.$C$2])&lt;([.$D18]*[.$C$2]+[.N$5])));&quot;&quot;;[.$D18]*[.$C$2]+MOD([.$C$2]+[.N$5];[.$C$2]))">
            <text:p/>
          </table:table-cell>
          <table:table-cell table:style-name="ce16" table:formula="of:=IF(OR(([.$D18]*[.$C$2]+MOD([.$C$2]+[.O$5];[.$C$2])&gt;(-1+[.$C$2]^2));([.$D18]*[.$C$2]+MOD([.$C$2]+[.O$5];[.$C$2])&lt;([.$D18]*[.$C$2]+[.O$5])));&quot;&quot;;[.$D18]*[.$C$2]+MOD([.$C$2]+[.O$5];[.$C$2]))">
            <text:p/>
          </table:table-cell>
          <table:table-cell table:style-name="ce16" table:formula="of:=IF(OR(([.$D18]*[.$C$2]+MOD([.$C$2]+[.P$5];[.$C$2])&gt;(-1+[.$C$2]^2));([.$D18]*[.$C$2]+MOD([.$C$2]+[.P$5];[.$C$2])&lt;([.$D18]*[.$C$2]+[.P$5])));&quot;&quot;;[.$D18]*[.$C$2]+MOD([.$C$2]+[.P$5];[.$C$2]))">
            <text:p/>
          </table:table-cell>
          <table:table-cell table:style-name="ce16" table:formula="of:=IF(OR(([.$D18]*[.$C$2]+MOD([.$C$2]+[.Q$5];[.$C$2])&gt;(-1+[.$C$2]^2));([.$D18]*[.$C$2]+MOD([.$C$2]+[.Q$5];[.$C$2])&lt;([.$D18]*[.$C$2]+[.Q$5])));&quot;&quot;;[.$D18]*[.$C$2]+MOD([.$C$2]+[.Q$5];[.$C$2]))">
            <text:p/>
          </table:table-cell>
          <table:table-cell table:style-name="ce16" table:formula="of:=IF(OR(([.$D18]*[.$C$2]+MOD([.$C$2]+[.R$5];[.$C$2])&gt;(-1+[.$C$2]^2));([.$D18]*[.$C$2]+MOD([.$C$2]+[.R$5];[.$C$2])&lt;([.$D18]*[.$C$2]+[.R$5])));&quot;&quot;;[.$D18]*[.$C$2]+MOD([.$C$2]+[.R$5];[.$C$2]))">
            <text:p/>
          </table:table-cell>
          <table:table-cell table:style-name="ce21" table:formula="of:=IF(OR(([.$D18]*[.$C$2]+MOD([.$C$2]+[.S$5];[.$C$2])&gt;(-1+[.$C$2]^2));([.$D18]*[.$C$2]+MOD([.$C$2]+[.S$5];[.$C$2])&lt;([.$D18]*[.$C$2]+[.S$5])));&quot;&quot;;[.$D18]*[.$C$2]+MOD([.$C$2]+[.S$5];[.$C$2]))">
            <text:p/>
          </table:table-cell>
          <table:table-cell/>
          <table:covered-table-cell/>
          <table:table-cell table:style-name="ce5" table:formula="of:=[.V17]+1" office:value-type="float" office:value="12" calcext:value-type="float">
            <text:p>12</text:p>
          </table:table-cell>
          <table:table-cell table:style-name="ce12" table:formula="of:=IF(OR(([.$D18]*[.$C$2]+MOD([.$C$2]+[.W$5];[.$C$2])&gt;(-1+[.$C$2]^2));([.$D18]*[.$C$2]+MOD([.$C$2]+[.W$5];[.$C$2])&lt;([.$D18]*[.$C$2]+[.W$5])));&quot;&quot;;[.$D18]*[.$C$2]+MOD([.$C$2]+[.W$5];[.$C$2]))">
            <text:p/>
          </table:table-cell>
          <table:table-cell table:style-name="ce16" table:formula="of:=IF(OR(([.$D18]*[.$C$2]+MOD([.$C$2]+[.X$5];[.$C$2])&gt;(-1+[.$C$2]^2));([.$D18]*[.$C$2]+MOD([.$C$2]+[.X$5];[.$C$2])&lt;([.$D18]*[.$C$2]+[.X$5])));&quot;&quot;;[.$D18]*[.$C$2]+MOD([.$C$2]+[.X$5];[.$C$2]))">
            <text:p/>
          </table:table-cell>
          <table:table-cell table:style-name="ce16" table:formula="of:=IF(OR(([.$D18]*[.$C$2]+MOD([.$C$2]+[.Y$5];[.$C$2])&gt;(-1+[.$C$2]^2));([.$D18]*[.$C$2]+MOD([.$C$2]+[.Y$5];[.$C$2])&lt;([.$D18]*[.$C$2]+[.Y$5])));&quot;&quot;;[.$D18]*[.$C$2]+MOD([.$C$2]+[.Y$5];[.$C$2]))">
            <text:p/>
          </table:table-cell>
          <table:table-cell table:style-name="ce16" table:formula="of:=IF(OR(([.$D18]*[.$C$2]+MOD([.$C$2]+[.Z$5];[.$C$2])&gt;(-1+[.$C$2]^2));([.$D18]*[.$C$2]+MOD([.$C$2]+[.Z$5];[.$C$2])&lt;([.$D18]*[.$C$2]+[.Z$5])));&quot;&quot;;[.$D18]*[.$C$2]+MOD([.$C$2]+[.Z$5];[.$C$2]))">
            <text:p/>
          </table:table-cell>
          <table:table-cell table:style-name="ce16" table:formula="of:=IF(OR(([.$D18]*[.$C$2]+MOD([.$C$2]+[.AA$5];[.$C$2])&gt;(-1+[.$C$2]^2));([.$D18]*[.$C$2]+MOD([.$C$2]+[.AA$5];[.$C$2])&lt;([.$D18]*[.$C$2]+[.AA$5])));&quot;&quot;;[.$D18]*[.$C$2]+MOD([.$C$2]+[.AA$5];[.$C$2]))">
            <text:p/>
          </table:table-cell>
          <table:table-cell table:style-name="ce16" table:formula="of:=IF(OR(([.$D18]*[.$C$2]+MOD([.$C$2]+[.AB$5];[.$C$2])&gt;(-1+[.$C$2]^2));([.$D18]*[.$C$2]+MOD([.$C$2]+[.AB$5];[.$C$2])&lt;([.$D18]*[.$C$2]+[.AB$5])));&quot;&quot;;[.$D18]*[.$C$2]+MOD([.$C$2]+[.AB$5];[.$C$2]))">
            <text:p/>
          </table:table-cell>
          <table:table-cell table:style-name="ce16" table:formula="of:=IF(OR(([.$D18]*[.$C$2]+MOD([.$C$2]+[.AC$5];[.$C$2])&gt;(-1+[.$C$2]^2));([.$D18]*[.$C$2]+MOD([.$C$2]+[.AC$5];[.$C$2])&lt;([.$D18]*[.$C$2]+[.AC$5])));&quot;&quot;;[.$D18]*[.$C$2]+MOD([.$C$2]+[.AC$5];[.$C$2]))">
            <text:p/>
          </table:table-cell>
          <table:table-cell table:style-name="ce16" table:formula="of:=IF(OR(([.$D18]*[.$C$2]+MOD([.$C$2]+[.AD$5];[.$C$2])&gt;(-1+[.$C$2]^2));([.$D18]*[.$C$2]+MOD([.$C$2]+[.AD$5];[.$C$2])&lt;([.$D18]*[.$C$2]+[.AD$5])));&quot;&quot;;[.$D18]*[.$C$2]+MOD([.$C$2]+[.AD$5];[.$C$2]))">
            <text:p/>
          </table:table-cell>
          <table:table-cell table:style-name="ce16" table:formula="of:=IF(OR(([.$D18]*[.$C$2]+MOD([.$C$2]+[.AE$5];[.$C$2])&gt;(-1+[.$C$2]^2));([.$D18]*[.$C$2]+MOD([.$C$2]+[.AE$5];[.$C$2])&lt;([.$D18]*[.$C$2]+[.AE$5])));&quot;&quot;;[.$D18]*[.$C$2]+MOD([.$C$2]+[.AE$5];[.$C$2]))">
            <text:p/>
          </table:table-cell>
          <table:table-cell table:style-name="ce16" table:formula="of:=IF(OR(([.$D18]*[.$C$2]+MOD([.$C$2]+[.AF$5];[.$C$2])&gt;(-1+[.$C$2]^2));([.$D18]*[.$C$2]+MOD([.$C$2]+[.AF$5];[.$C$2])&lt;([.$D18]*[.$C$2]+[.AF$5])));&quot;&quot;;[.$D18]*[.$C$2]+MOD([.$C$2]+[.AF$5];[.$C$2]))">
            <text:p/>
          </table:table-cell>
          <table:table-cell table:style-name="ce16" table:formula="of:=IF(OR(([.$D18]*[.$C$2]+MOD([.$C$2]+[.AG$5];[.$C$2])&gt;(-1+[.$C$2]^2));([.$D18]*[.$C$2]+MOD([.$C$2]+[.AG$5];[.$C$2])&lt;([.$D18]*[.$C$2]+[.AG$5])));&quot;&quot;;[.$D18]*[.$C$2]+MOD([.$C$2]+[.AG$5];[.$C$2]))">
            <text:p/>
          </table:table-cell>
          <table:table-cell table:style-name="ce16" table:formula="of:=IF(OR(([.$D18]*[.$C$2]+MOD([.$C$2]+[.AH$5];[.$C$2])&gt;(-1+[.$C$2]^2));([.$D18]*[.$C$2]+MOD([.$C$2]+[.AH$5];[.$C$2])&lt;([.$D18]*[.$C$2]+[.AH$5])));&quot;&quot;;[.$D18]*[.$C$2]+MOD([.$C$2]+[.AH$5];[.$C$2]))">
            <text:p/>
          </table:table-cell>
          <table:table-cell table:style-name="ce16" table:formula="of:=IF(OR(([.$D18]*[.$C$2]+MOD([.$C$2]+[.AI$5];[.$C$2])&gt;(-1+[.$C$2]^2));([.$D18]*[.$C$2]+MOD([.$C$2]+[.AI$5];[.$C$2])&lt;([.$D18]*[.$C$2]+[.AI$5])));&quot;&quot;;[.$D18]*[.$C$2]+MOD([.$C$2]+[.AI$5];[.$C$2]))">
            <text:p/>
          </table:table-cell>
          <table:table-cell table:style-name="ce16" table:formula="of:=IF(OR(([.$D18]*[.$C$2]+MOD([.$C$2]+[.AJ$5];[.$C$2])&gt;(-1+[.$C$2]^2));([.$D18]*[.$C$2]+MOD([.$C$2]+[.AJ$5];[.$C$2])&lt;([.$D18]*[.$C$2]+[.AJ$5])));&quot;&quot;;[.$D18]*[.$C$2]+MOD([.$C$2]+[.AJ$5];[.$C$2]))">
            <text:p/>
          </table:table-cell>
          <table:table-cell table:style-name="ce21" table:formula="of:=IF(OR(([.$D18]*[.$C$2]+MOD([.$C$2]+[.AK$5];[.$C$2])&gt;(-1+[.$C$2]^2));([.$D18]*[.$C$2]+MOD([.$C$2]+[.AK$5];[.$C$2])&lt;([.$D18]*[.$C$2]+[.AK$5])));&quot;&quot;;[.$D18]*[.$C$2]+MOD([.$C$2]+[.AK$5];[.$C$2]))">
            <text:p/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 table:number-columns-repeated="2"/>
          <table:table-cell table:number-columns-repeated="2"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6321"/>
        </table:table-row>
        <table:table-row table:style-name="ro1">
          <table:table-cell table:number-columns-repeated="2"/>
          <table:covered-table-cell/>
          <table:table-cell table:style-name="ce5" table:formula="of:=[.D18]+1" office:value-type="float" office:value="13" calcext:value-type="float">
            <text:p>13</text:p>
          </table:table-cell>
          <table:table-cell table:style-name="ce12" table:formula="of:=IF(OR(([.$D19]*[.$C$2]+MOD([.$C$2]+[.E$5];[.$C$2])&gt;(-1+[.$C$2]^2));([.$D19]*[.$C$2]+MOD([.$C$2]+[.E$5];[.$C$2])&lt;([.$D19]*[.$C$2]+[.E$5])));&quot;&quot;;[.$D19]*[.$C$2]+MOD([.$C$2]+[.E$5];[.$C$2]))">
            <text:p/>
          </table:table-cell>
          <table:table-cell table:style-name="ce16" table:formula="of:=IF(OR(([.$D19]*[.$C$2]+MOD([.$C$2]+[.F$5];[.$C$2])&gt;(-1+[.$C$2]^2));([.$D19]*[.$C$2]+MOD([.$C$2]+[.F$5];[.$C$2])&lt;([.$D19]*[.$C$2]+[.F$5])));&quot;&quot;;[.$D19]*[.$C$2]+MOD([.$C$2]+[.F$5];[.$C$2]))">
            <text:p/>
          </table:table-cell>
          <table:table-cell table:style-name="ce16" table:formula="of:=IF(OR(([.$D19]*[.$C$2]+MOD([.$C$2]+[.G$5];[.$C$2])&gt;(-1+[.$C$2]^2));([.$D19]*[.$C$2]+MOD([.$C$2]+[.G$5];[.$C$2])&lt;([.$D19]*[.$C$2]+[.G$5])));&quot;&quot;;[.$D19]*[.$C$2]+MOD([.$C$2]+[.G$5];[.$C$2]))">
            <text:p/>
          </table:table-cell>
          <table:table-cell table:style-name="ce16" table:formula="of:=IF(OR(([.$D19]*[.$C$2]+MOD([.$C$2]+[.H$5];[.$C$2])&gt;(-1+[.$C$2]^2));([.$D19]*[.$C$2]+MOD([.$C$2]+[.H$5];[.$C$2])&lt;([.$D19]*[.$C$2]+[.H$5])));&quot;&quot;;[.$D19]*[.$C$2]+MOD([.$C$2]+[.H$5];[.$C$2]))">
            <text:p/>
          </table:table-cell>
          <table:table-cell table:style-name="ce16" table:formula="of:=IF(OR(([.$D19]*[.$C$2]+MOD([.$C$2]+[.I$5];[.$C$2])&gt;(-1+[.$C$2]^2));([.$D19]*[.$C$2]+MOD([.$C$2]+[.I$5];[.$C$2])&lt;([.$D19]*[.$C$2]+[.I$5])));&quot;&quot;;[.$D19]*[.$C$2]+MOD([.$C$2]+[.I$5];[.$C$2]))">
            <text:p/>
          </table:table-cell>
          <table:table-cell table:style-name="ce16" table:formula="of:=IF(OR(([.$D19]*[.$C$2]+MOD([.$C$2]+[.J$5];[.$C$2])&gt;(-1+[.$C$2]^2));([.$D19]*[.$C$2]+MOD([.$C$2]+[.J$5];[.$C$2])&lt;([.$D19]*[.$C$2]+[.J$5])));&quot;&quot;;[.$D19]*[.$C$2]+MOD([.$C$2]+[.J$5];[.$C$2]))">
            <text:p/>
          </table:table-cell>
          <table:table-cell table:style-name="ce16" table:formula="of:=IF(OR(([.$D19]*[.$C$2]+MOD([.$C$2]+[.K$5];[.$C$2])&gt;(-1+[.$C$2]^2));([.$D19]*[.$C$2]+MOD([.$C$2]+[.K$5];[.$C$2])&lt;([.$D19]*[.$C$2]+[.K$5])));&quot;&quot;;[.$D19]*[.$C$2]+MOD([.$C$2]+[.K$5];[.$C$2]))">
            <text:p/>
          </table:table-cell>
          <table:table-cell table:style-name="ce16" table:formula="of:=IF(OR(([.$D19]*[.$C$2]+MOD([.$C$2]+[.L$5];[.$C$2])&gt;(-1+[.$C$2]^2));([.$D19]*[.$C$2]+MOD([.$C$2]+[.L$5];[.$C$2])&lt;([.$D19]*[.$C$2]+[.L$5])));&quot;&quot;;[.$D19]*[.$C$2]+MOD([.$C$2]+[.L$5];[.$C$2]))">
            <text:p/>
          </table:table-cell>
          <table:table-cell table:style-name="ce16" table:formula="of:=IF(OR(([.$D19]*[.$C$2]+MOD([.$C$2]+[.M$5];[.$C$2])&gt;(-1+[.$C$2]^2));([.$D19]*[.$C$2]+MOD([.$C$2]+[.M$5];[.$C$2])&lt;([.$D19]*[.$C$2]+[.M$5])));&quot;&quot;;[.$D19]*[.$C$2]+MOD([.$C$2]+[.M$5];[.$C$2]))">
            <text:p/>
          </table:table-cell>
          <table:table-cell table:style-name="ce16" table:formula="of:=IF(OR(([.$D19]*[.$C$2]+MOD([.$C$2]+[.N$5];[.$C$2])&gt;(-1+[.$C$2]^2));([.$D19]*[.$C$2]+MOD([.$C$2]+[.N$5];[.$C$2])&lt;([.$D19]*[.$C$2]+[.N$5])));&quot;&quot;;[.$D19]*[.$C$2]+MOD([.$C$2]+[.N$5];[.$C$2]))">
            <text:p/>
          </table:table-cell>
          <table:table-cell table:style-name="ce16" table:formula="of:=IF(OR(([.$D19]*[.$C$2]+MOD([.$C$2]+[.O$5];[.$C$2])&gt;(-1+[.$C$2]^2));([.$D19]*[.$C$2]+MOD([.$C$2]+[.O$5];[.$C$2])&lt;([.$D19]*[.$C$2]+[.O$5])));&quot;&quot;;[.$D19]*[.$C$2]+MOD([.$C$2]+[.O$5];[.$C$2]))">
            <text:p/>
          </table:table-cell>
          <table:table-cell table:style-name="ce16" table:formula="of:=IF(OR(([.$D19]*[.$C$2]+MOD([.$C$2]+[.P$5];[.$C$2])&gt;(-1+[.$C$2]^2));([.$D19]*[.$C$2]+MOD([.$C$2]+[.P$5];[.$C$2])&lt;([.$D19]*[.$C$2]+[.P$5])));&quot;&quot;;[.$D19]*[.$C$2]+MOD([.$C$2]+[.P$5];[.$C$2]))">
            <text:p/>
          </table:table-cell>
          <table:table-cell table:style-name="ce16" table:formula="of:=IF(OR(([.$D19]*[.$C$2]+MOD([.$C$2]+[.Q$5];[.$C$2])&gt;(-1+[.$C$2]^2));([.$D19]*[.$C$2]+MOD([.$C$2]+[.Q$5];[.$C$2])&lt;([.$D19]*[.$C$2]+[.Q$5])));&quot;&quot;;[.$D19]*[.$C$2]+MOD([.$C$2]+[.Q$5];[.$C$2]))">
            <text:p/>
          </table:table-cell>
          <table:table-cell table:style-name="ce16" table:formula="of:=IF(OR(([.$D19]*[.$C$2]+MOD([.$C$2]+[.R$5];[.$C$2])&gt;(-1+[.$C$2]^2));([.$D19]*[.$C$2]+MOD([.$C$2]+[.R$5];[.$C$2])&lt;([.$D19]*[.$C$2]+[.R$5])));&quot;&quot;;[.$D19]*[.$C$2]+MOD([.$C$2]+[.R$5];[.$C$2]))">
            <text:p/>
          </table:table-cell>
          <table:table-cell table:style-name="ce21" table:formula="of:=IF(OR(([.$D19]*[.$C$2]+MOD([.$C$2]+[.S$5];[.$C$2])&gt;(-1+[.$C$2]^2));([.$D19]*[.$C$2]+MOD([.$C$2]+[.S$5];[.$C$2])&lt;([.$D19]*[.$C$2]+[.S$5])));&quot;&quot;;[.$D19]*[.$C$2]+MOD([.$C$2]+[.S$5];[.$C$2]))">
            <text:p/>
          </table:table-cell>
          <table:table-cell/>
          <table:covered-table-cell/>
          <table:table-cell table:style-name="ce5" table:formula="of:=[.V18]+1" office:value-type="float" office:value="13" calcext:value-type="float">
            <text:p>13</text:p>
          </table:table-cell>
          <table:table-cell table:style-name="ce12" table:formula="of:=IF(OR(([.$D19]*[.$C$2]+MOD([.$C$2]+[.W$5];[.$C$2])&gt;(-1+[.$C$2]^2));([.$D19]*[.$C$2]+MOD([.$C$2]+[.W$5];[.$C$2])&lt;([.$D19]*[.$C$2]+[.W$5])));&quot;&quot;;[.$D19]*[.$C$2]+MOD([.$C$2]+[.W$5];[.$C$2]))">
            <text:p/>
          </table:table-cell>
          <table:table-cell table:style-name="ce16" table:formula="of:=IF(OR(([.$D19]*[.$C$2]+MOD([.$C$2]+[.X$5];[.$C$2])&gt;(-1+[.$C$2]^2));([.$D19]*[.$C$2]+MOD([.$C$2]+[.X$5];[.$C$2])&lt;([.$D19]*[.$C$2]+[.X$5])));&quot;&quot;;[.$D19]*[.$C$2]+MOD([.$C$2]+[.X$5];[.$C$2]))">
            <text:p/>
          </table:table-cell>
          <table:table-cell table:style-name="ce16" table:formula="of:=IF(OR(([.$D19]*[.$C$2]+MOD([.$C$2]+[.Y$5];[.$C$2])&gt;(-1+[.$C$2]^2));([.$D19]*[.$C$2]+MOD([.$C$2]+[.Y$5];[.$C$2])&lt;([.$D19]*[.$C$2]+[.Y$5])));&quot;&quot;;[.$D19]*[.$C$2]+MOD([.$C$2]+[.Y$5];[.$C$2]))">
            <text:p/>
          </table:table-cell>
          <table:table-cell table:style-name="ce16" table:formula="of:=IF(OR(([.$D19]*[.$C$2]+MOD([.$C$2]+[.Z$5];[.$C$2])&gt;(-1+[.$C$2]^2));([.$D19]*[.$C$2]+MOD([.$C$2]+[.Z$5];[.$C$2])&lt;([.$D19]*[.$C$2]+[.Z$5])));&quot;&quot;;[.$D19]*[.$C$2]+MOD([.$C$2]+[.Z$5];[.$C$2]))">
            <text:p/>
          </table:table-cell>
          <table:table-cell table:style-name="ce16" table:formula="of:=IF(OR(([.$D19]*[.$C$2]+MOD([.$C$2]+[.AA$5];[.$C$2])&gt;(-1+[.$C$2]^2));([.$D19]*[.$C$2]+MOD([.$C$2]+[.AA$5];[.$C$2])&lt;([.$D19]*[.$C$2]+[.AA$5])));&quot;&quot;;[.$D19]*[.$C$2]+MOD([.$C$2]+[.AA$5];[.$C$2]))">
            <text:p/>
          </table:table-cell>
          <table:table-cell table:style-name="ce16" table:formula="of:=IF(OR(([.$D19]*[.$C$2]+MOD([.$C$2]+[.AB$5];[.$C$2])&gt;(-1+[.$C$2]^2));([.$D19]*[.$C$2]+MOD([.$C$2]+[.AB$5];[.$C$2])&lt;([.$D19]*[.$C$2]+[.AB$5])));&quot;&quot;;[.$D19]*[.$C$2]+MOD([.$C$2]+[.AB$5];[.$C$2]))">
            <text:p/>
          </table:table-cell>
          <table:table-cell table:style-name="ce16" table:formula="of:=IF(OR(([.$D19]*[.$C$2]+MOD([.$C$2]+[.AC$5];[.$C$2])&gt;(-1+[.$C$2]^2));([.$D19]*[.$C$2]+MOD([.$C$2]+[.AC$5];[.$C$2])&lt;([.$D19]*[.$C$2]+[.AC$5])));&quot;&quot;;[.$D19]*[.$C$2]+MOD([.$C$2]+[.AC$5];[.$C$2]))">
            <text:p/>
          </table:table-cell>
          <table:table-cell table:style-name="ce16" table:formula="of:=IF(OR(([.$D19]*[.$C$2]+MOD([.$C$2]+[.AD$5];[.$C$2])&gt;(-1+[.$C$2]^2));([.$D19]*[.$C$2]+MOD([.$C$2]+[.AD$5];[.$C$2])&lt;([.$D19]*[.$C$2]+[.AD$5])));&quot;&quot;;[.$D19]*[.$C$2]+MOD([.$C$2]+[.AD$5];[.$C$2]))">
            <text:p/>
          </table:table-cell>
          <table:table-cell table:style-name="ce16" table:formula="of:=IF(OR(([.$D19]*[.$C$2]+MOD([.$C$2]+[.AE$5];[.$C$2])&gt;(-1+[.$C$2]^2));([.$D19]*[.$C$2]+MOD([.$C$2]+[.AE$5];[.$C$2])&lt;([.$D19]*[.$C$2]+[.AE$5])));&quot;&quot;;[.$D19]*[.$C$2]+MOD([.$C$2]+[.AE$5];[.$C$2]))">
            <text:p/>
          </table:table-cell>
          <table:table-cell table:style-name="ce16" table:formula="of:=IF(OR(([.$D19]*[.$C$2]+MOD([.$C$2]+[.AF$5];[.$C$2])&gt;(-1+[.$C$2]^2));([.$D19]*[.$C$2]+MOD([.$C$2]+[.AF$5];[.$C$2])&lt;([.$D19]*[.$C$2]+[.AF$5])));&quot;&quot;;[.$D19]*[.$C$2]+MOD([.$C$2]+[.AF$5];[.$C$2]))">
            <text:p/>
          </table:table-cell>
          <table:table-cell table:style-name="ce16" table:formula="of:=IF(OR(([.$D19]*[.$C$2]+MOD([.$C$2]+[.AG$5];[.$C$2])&gt;(-1+[.$C$2]^2));([.$D19]*[.$C$2]+MOD([.$C$2]+[.AG$5];[.$C$2])&lt;([.$D19]*[.$C$2]+[.AG$5])));&quot;&quot;;[.$D19]*[.$C$2]+MOD([.$C$2]+[.AG$5];[.$C$2]))">
            <text:p/>
          </table:table-cell>
          <table:table-cell table:style-name="ce16" table:formula="of:=IF(OR(([.$D19]*[.$C$2]+MOD([.$C$2]+[.AH$5];[.$C$2])&gt;(-1+[.$C$2]^2));([.$D19]*[.$C$2]+MOD([.$C$2]+[.AH$5];[.$C$2])&lt;([.$D19]*[.$C$2]+[.AH$5])));&quot;&quot;;[.$D19]*[.$C$2]+MOD([.$C$2]+[.AH$5];[.$C$2]))">
            <text:p/>
          </table:table-cell>
          <table:table-cell table:style-name="ce16" table:formula="of:=IF(OR(([.$D19]*[.$C$2]+MOD([.$C$2]+[.AI$5];[.$C$2])&gt;(-1+[.$C$2]^2));([.$D19]*[.$C$2]+MOD([.$C$2]+[.AI$5];[.$C$2])&lt;([.$D19]*[.$C$2]+[.AI$5])));&quot;&quot;;[.$D19]*[.$C$2]+MOD([.$C$2]+[.AI$5];[.$C$2]))">
            <text:p/>
          </table:table-cell>
          <table:table-cell table:style-name="ce16" table:formula="of:=IF(OR(([.$D19]*[.$C$2]+MOD([.$C$2]+[.AJ$5];[.$C$2])&gt;(-1+[.$C$2]^2));([.$D19]*[.$C$2]+MOD([.$C$2]+[.AJ$5];[.$C$2])&lt;([.$D19]*[.$C$2]+[.AJ$5])));&quot;&quot;;[.$D19]*[.$C$2]+MOD([.$C$2]+[.AJ$5];[.$C$2]))">
            <text:p/>
          </table:table-cell>
          <table:table-cell table:style-name="ce21" table:formula="of:=IF(OR(([.$D19]*[.$C$2]+MOD([.$C$2]+[.AK$5];[.$C$2])&gt;(-1+[.$C$2]^2));([.$D19]*[.$C$2]+MOD([.$C$2]+[.AK$5];[.$C$2])&lt;([.$D19]*[.$C$2]+[.AK$5])));&quot;&quot;;[.$D19]*[.$C$2]+MOD([.$C$2]+[.AK$5];[.$C$2]))">
            <text:p/>
          </table:table-cell>
          <table:table-cell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/>
          <table:table-cell table:style-name="ce26"/>
          <table:table-cell table:number-columns-repeated="2"/>
          <table:table-cell table:style-name="ce26" table:number-columns-repeated="3"/>
          <table:table-cell table:number-columns-repeated="16331"/>
        </table:table-row>
        <table:table-row table:style-name="ro1">
          <table:table-cell table:number-columns-repeated="2"/>
          <table:covered-table-cell/>
          <table:table-cell table:style-name="ce6" table:formula="of:=[.D19]+1" office:value-type="float" office:value="14" calcext:value-type="float">
            <text:p>14</text:p>
          </table:table-cell>
          <table:table-cell table:style-name="ce13" table:formula="of:=IF(OR(([.$D20]*[.$C$2]+MOD([.$C$2]+[.E$5];[.$C$2])&gt;(-1+[.$C$2]^2));([.$D20]*[.$C$2]+MOD([.$C$2]+[.E$5];[.$C$2])&lt;([.$D20]*[.$C$2]+[.E$5])));&quot;&quot;;[.$D20]*[.$C$2]+MOD([.$C$2]+[.E$5];[.$C$2]))">
            <text:p/>
          </table:table-cell>
          <table:table-cell table:style-name="ce17" table:formula="of:=IF(OR(([.$D20]*[.$C$2]+MOD([.$C$2]+[.F$5];[.$C$2])&gt;(-1+[.$C$2]^2));([.$D20]*[.$C$2]+MOD([.$C$2]+[.F$5];[.$C$2])&lt;([.$D20]*[.$C$2]+[.F$5])));&quot;&quot;;[.$D20]*[.$C$2]+MOD([.$C$2]+[.F$5];[.$C$2]))">
            <text:p/>
          </table:table-cell>
          <table:table-cell table:style-name="ce17" table:formula="of:=IF(OR(([.$D20]*[.$C$2]+MOD([.$C$2]+[.G$5];[.$C$2])&gt;(-1+[.$C$2]^2));([.$D20]*[.$C$2]+MOD([.$C$2]+[.G$5];[.$C$2])&lt;([.$D20]*[.$C$2]+[.G$5])));&quot;&quot;;[.$D20]*[.$C$2]+MOD([.$C$2]+[.G$5];[.$C$2]))">
            <text:p/>
          </table:table-cell>
          <table:table-cell table:style-name="ce17" table:formula="of:=IF(OR(([.$D20]*[.$C$2]+MOD([.$C$2]+[.H$5];[.$C$2])&gt;(-1+[.$C$2]^2));([.$D20]*[.$C$2]+MOD([.$C$2]+[.H$5];[.$C$2])&lt;([.$D20]*[.$C$2]+[.H$5])));&quot;&quot;;[.$D20]*[.$C$2]+MOD([.$C$2]+[.H$5];[.$C$2]))">
            <text:p/>
          </table:table-cell>
          <table:table-cell table:style-name="ce17" table:formula="of:=IF(OR(([.$D20]*[.$C$2]+MOD([.$C$2]+[.I$5];[.$C$2])&gt;(-1+[.$C$2]^2));([.$D20]*[.$C$2]+MOD([.$C$2]+[.I$5];[.$C$2])&lt;([.$D20]*[.$C$2]+[.I$5])));&quot;&quot;;[.$D20]*[.$C$2]+MOD([.$C$2]+[.I$5];[.$C$2]))">
            <text:p/>
          </table:table-cell>
          <table:table-cell table:style-name="ce17" table:formula="of:=IF(OR(([.$D20]*[.$C$2]+MOD([.$C$2]+[.J$5];[.$C$2])&gt;(-1+[.$C$2]^2));([.$D20]*[.$C$2]+MOD([.$C$2]+[.J$5];[.$C$2])&lt;([.$D20]*[.$C$2]+[.J$5])));&quot;&quot;;[.$D20]*[.$C$2]+MOD([.$C$2]+[.J$5];[.$C$2]))">
            <text:p/>
          </table:table-cell>
          <table:table-cell table:style-name="ce17" table:formula="of:=IF(OR(([.$D20]*[.$C$2]+MOD([.$C$2]+[.K$5];[.$C$2])&gt;(-1+[.$C$2]^2));([.$D20]*[.$C$2]+MOD([.$C$2]+[.K$5];[.$C$2])&lt;([.$D20]*[.$C$2]+[.K$5])));&quot;&quot;;[.$D20]*[.$C$2]+MOD([.$C$2]+[.K$5];[.$C$2]))">
            <text:p/>
          </table:table-cell>
          <table:table-cell table:style-name="ce17" table:formula="of:=IF(OR(([.$D20]*[.$C$2]+MOD([.$C$2]+[.L$5];[.$C$2])&gt;(-1+[.$C$2]^2));([.$D20]*[.$C$2]+MOD([.$C$2]+[.L$5];[.$C$2])&lt;([.$D20]*[.$C$2]+[.L$5])));&quot;&quot;;[.$D20]*[.$C$2]+MOD([.$C$2]+[.L$5];[.$C$2]))">
            <text:p/>
          </table:table-cell>
          <table:table-cell table:style-name="ce17" table:formula="of:=IF(OR(([.$D20]*[.$C$2]+MOD([.$C$2]+[.M$5];[.$C$2])&gt;(-1+[.$C$2]^2));([.$D20]*[.$C$2]+MOD([.$C$2]+[.M$5];[.$C$2])&lt;([.$D20]*[.$C$2]+[.M$5])));&quot;&quot;;[.$D20]*[.$C$2]+MOD([.$C$2]+[.M$5];[.$C$2]))">
            <text:p/>
          </table:table-cell>
          <table:table-cell table:style-name="ce17" table:formula="of:=IF(OR(([.$D20]*[.$C$2]+MOD([.$C$2]+[.N$5];[.$C$2])&gt;(-1+[.$C$2]^2));([.$D20]*[.$C$2]+MOD([.$C$2]+[.N$5];[.$C$2])&lt;([.$D20]*[.$C$2]+[.N$5])));&quot;&quot;;[.$D20]*[.$C$2]+MOD([.$C$2]+[.N$5];[.$C$2]))">
            <text:p/>
          </table:table-cell>
          <table:table-cell table:style-name="ce17" table:formula="of:=IF(OR(([.$D20]*[.$C$2]+MOD([.$C$2]+[.O$5];[.$C$2])&gt;(-1+[.$C$2]^2));([.$D20]*[.$C$2]+MOD([.$C$2]+[.O$5];[.$C$2])&lt;([.$D20]*[.$C$2]+[.O$5])));&quot;&quot;;[.$D20]*[.$C$2]+MOD([.$C$2]+[.O$5];[.$C$2]))">
            <text:p/>
          </table:table-cell>
          <table:table-cell table:style-name="ce17" table:formula="of:=IF(OR(([.$D20]*[.$C$2]+MOD([.$C$2]+[.P$5];[.$C$2])&gt;(-1+[.$C$2]^2));([.$D20]*[.$C$2]+MOD([.$C$2]+[.P$5];[.$C$2])&lt;([.$D20]*[.$C$2]+[.P$5])));&quot;&quot;;[.$D20]*[.$C$2]+MOD([.$C$2]+[.P$5];[.$C$2]))">
            <text:p/>
          </table:table-cell>
          <table:table-cell table:style-name="ce17" table:formula="of:=IF(OR(([.$D20]*[.$C$2]+MOD([.$C$2]+[.Q$5];[.$C$2])&gt;(-1+[.$C$2]^2));([.$D20]*[.$C$2]+MOD([.$C$2]+[.Q$5];[.$C$2])&lt;([.$D20]*[.$C$2]+[.Q$5])));&quot;&quot;;[.$D20]*[.$C$2]+MOD([.$C$2]+[.Q$5];[.$C$2]))">
            <text:p/>
          </table:table-cell>
          <table:table-cell table:style-name="ce17" table:formula="of:=IF(OR(([.$D20]*[.$C$2]+MOD([.$C$2]+[.R$5];[.$C$2])&gt;(-1+[.$C$2]^2));([.$D20]*[.$C$2]+MOD([.$C$2]+[.R$5];[.$C$2])&lt;([.$D20]*[.$C$2]+[.R$5])));&quot;&quot;;[.$D20]*[.$C$2]+MOD([.$C$2]+[.R$5];[.$C$2]))">
            <text:p/>
          </table:table-cell>
          <table:table-cell table:style-name="ce22" table:formula="of:=IF(OR(([.$D20]*[.$C$2]+MOD([.$C$2]+[.S$5];[.$C$2])&gt;(-1+[.$C$2]^2));([.$D20]*[.$C$2]+MOD([.$C$2]+[.S$5];[.$C$2])&lt;([.$D20]*[.$C$2]+[.S$5])));&quot;&quot;;[.$D20]*[.$C$2]+MOD([.$C$2]+[.S$5];[.$C$2]))">
            <text:p/>
          </table:table-cell>
          <table:table-cell/>
          <table:covered-table-cell/>
          <table:table-cell table:style-name="ce6" table:formula="of:=[.V19]+1" office:value-type="float" office:value="14" calcext:value-type="float">
            <text:p>14</text:p>
          </table:table-cell>
          <table:table-cell table:style-name="ce13" table:formula="of:=IF(OR(([.$D20]*[.$C$2]+MOD([.$C$2]+[.W$5];[.$C$2])&gt;(-1+[.$C$2]^2));([.$D20]*[.$C$2]+MOD([.$C$2]+[.W$5];[.$C$2])&lt;([.$D20]*[.$C$2]+[.W$5])));&quot;&quot;;[.$D20]*[.$C$2]+MOD([.$C$2]+[.W$5];[.$C$2]))">
            <text:p/>
          </table:table-cell>
          <table:table-cell table:style-name="ce17" table:formula="of:=IF(OR(([.$D20]*[.$C$2]+MOD([.$C$2]+[.X$5];[.$C$2])&gt;(-1+[.$C$2]^2));([.$D20]*[.$C$2]+MOD([.$C$2]+[.X$5];[.$C$2])&lt;([.$D20]*[.$C$2]+[.X$5])));&quot;&quot;;[.$D20]*[.$C$2]+MOD([.$C$2]+[.X$5];[.$C$2]))">
            <text:p/>
          </table:table-cell>
          <table:table-cell table:style-name="ce17" table:formula="of:=IF(OR(([.$D20]*[.$C$2]+MOD([.$C$2]+[.Y$5];[.$C$2])&gt;(-1+[.$C$2]^2));([.$D20]*[.$C$2]+MOD([.$C$2]+[.Y$5];[.$C$2])&lt;([.$D20]*[.$C$2]+[.Y$5])));&quot;&quot;;[.$D20]*[.$C$2]+MOD([.$C$2]+[.Y$5];[.$C$2]))">
            <text:p/>
          </table:table-cell>
          <table:table-cell table:style-name="ce17" table:formula="of:=IF(OR(([.$D20]*[.$C$2]+MOD([.$C$2]+[.Z$5];[.$C$2])&gt;(-1+[.$C$2]^2));([.$D20]*[.$C$2]+MOD([.$C$2]+[.Z$5];[.$C$2])&lt;([.$D20]*[.$C$2]+[.Z$5])));&quot;&quot;;[.$D20]*[.$C$2]+MOD([.$C$2]+[.Z$5];[.$C$2]))">
            <text:p/>
          </table:table-cell>
          <table:table-cell table:style-name="ce17" table:formula="of:=IF(OR(([.$D20]*[.$C$2]+MOD([.$C$2]+[.AA$5];[.$C$2])&gt;(-1+[.$C$2]^2));([.$D20]*[.$C$2]+MOD([.$C$2]+[.AA$5];[.$C$2])&lt;([.$D20]*[.$C$2]+[.AA$5])));&quot;&quot;;[.$D20]*[.$C$2]+MOD([.$C$2]+[.AA$5];[.$C$2]))">
            <text:p/>
          </table:table-cell>
          <table:table-cell table:style-name="ce17" table:formula="of:=IF(OR(([.$D20]*[.$C$2]+MOD([.$C$2]+[.AB$5];[.$C$2])&gt;(-1+[.$C$2]^2));([.$D20]*[.$C$2]+MOD([.$C$2]+[.AB$5];[.$C$2])&lt;([.$D20]*[.$C$2]+[.AB$5])));&quot;&quot;;[.$D20]*[.$C$2]+MOD([.$C$2]+[.AB$5];[.$C$2]))">
            <text:p/>
          </table:table-cell>
          <table:table-cell table:style-name="ce17" table:formula="of:=IF(OR(([.$D20]*[.$C$2]+MOD([.$C$2]+[.AC$5];[.$C$2])&gt;(-1+[.$C$2]^2));([.$D20]*[.$C$2]+MOD([.$C$2]+[.AC$5];[.$C$2])&lt;([.$D20]*[.$C$2]+[.AC$5])));&quot;&quot;;[.$D20]*[.$C$2]+MOD([.$C$2]+[.AC$5];[.$C$2]))">
            <text:p/>
          </table:table-cell>
          <table:table-cell table:style-name="ce17" table:formula="of:=IF(OR(([.$D20]*[.$C$2]+MOD([.$C$2]+[.AD$5];[.$C$2])&gt;(-1+[.$C$2]^2));([.$D20]*[.$C$2]+MOD([.$C$2]+[.AD$5];[.$C$2])&lt;([.$D20]*[.$C$2]+[.AD$5])));&quot;&quot;;[.$D20]*[.$C$2]+MOD([.$C$2]+[.AD$5];[.$C$2]))">
            <text:p/>
          </table:table-cell>
          <table:table-cell table:style-name="ce17" table:formula="of:=IF(OR(([.$D20]*[.$C$2]+MOD([.$C$2]+[.AE$5];[.$C$2])&gt;(-1+[.$C$2]^2));([.$D20]*[.$C$2]+MOD([.$C$2]+[.AE$5];[.$C$2])&lt;([.$D20]*[.$C$2]+[.AE$5])));&quot;&quot;;[.$D20]*[.$C$2]+MOD([.$C$2]+[.AE$5];[.$C$2]))">
            <text:p/>
          </table:table-cell>
          <table:table-cell table:style-name="ce17" table:formula="of:=IF(OR(([.$D20]*[.$C$2]+MOD([.$C$2]+[.AF$5];[.$C$2])&gt;(-1+[.$C$2]^2));([.$D20]*[.$C$2]+MOD([.$C$2]+[.AF$5];[.$C$2])&lt;([.$D20]*[.$C$2]+[.AF$5])));&quot;&quot;;[.$D20]*[.$C$2]+MOD([.$C$2]+[.AF$5];[.$C$2]))">
            <text:p/>
          </table:table-cell>
          <table:table-cell table:style-name="ce17" table:formula="of:=IF(OR(([.$D20]*[.$C$2]+MOD([.$C$2]+[.AG$5];[.$C$2])&gt;(-1+[.$C$2]^2));([.$D20]*[.$C$2]+MOD([.$C$2]+[.AG$5];[.$C$2])&lt;([.$D20]*[.$C$2]+[.AG$5])));&quot;&quot;;[.$D20]*[.$C$2]+MOD([.$C$2]+[.AG$5];[.$C$2]))">
            <text:p/>
          </table:table-cell>
          <table:table-cell table:style-name="ce17" table:formula="of:=IF(OR(([.$D20]*[.$C$2]+MOD([.$C$2]+[.AH$5];[.$C$2])&gt;(-1+[.$C$2]^2));([.$D20]*[.$C$2]+MOD([.$C$2]+[.AH$5];[.$C$2])&lt;([.$D20]*[.$C$2]+[.AH$5])));&quot;&quot;;[.$D20]*[.$C$2]+MOD([.$C$2]+[.AH$5];[.$C$2]))">
            <text:p/>
          </table:table-cell>
          <table:table-cell table:style-name="ce17" table:formula="of:=IF(OR(([.$D20]*[.$C$2]+MOD([.$C$2]+[.AI$5];[.$C$2])&gt;(-1+[.$C$2]^2));([.$D20]*[.$C$2]+MOD([.$C$2]+[.AI$5];[.$C$2])&lt;([.$D20]*[.$C$2]+[.AI$5])));&quot;&quot;;[.$D20]*[.$C$2]+MOD([.$C$2]+[.AI$5];[.$C$2]))">
            <text:p/>
          </table:table-cell>
          <table:table-cell table:style-name="ce17" table:formula="of:=IF(OR(([.$D20]*[.$C$2]+MOD([.$C$2]+[.AJ$5];[.$C$2])&gt;(-1+[.$C$2]^2));([.$D20]*[.$C$2]+MOD([.$C$2]+[.AJ$5];[.$C$2])&lt;([.$D20]*[.$C$2]+[.AJ$5])));&quot;&quot;;[.$D20]*[.$C$2]+MOD([.$C$2]+[.AJ$5];[.$C$2]))">
            <text:p/>
          </table:table-cell>
          <table:table-cell table:style-name="ce22" table:formula="of:=IF(OR(([.$D20]*[.$C$2]+MOD([.$C$2]+[.AK$5];[.$C$2])&gt;(-1+[.$C$2]^2));([.$D20]*[.$C$2]+MOD([.$C$2]+[.AK$5];[.$C$2])&lt;([.$D20]*[.$C$2]+[.AK$5])));&quot;&quot;;[.$D20]*[.$C$2]+MOD([.$C$2]+[.AK$5];[.$C$2]))">
            <text:p/>
          </table:table-cell>
          <table:table-cell/>
          <table:table-cell table:style-name="ce26"/>
          <table:table-cell table:number-columns-repeated="2"/>
          <table:table-cell table:style-name="ce26"/>
          <table:table-cell table:number-columns-repeated="3"/>
          <table:table-cell table:style-name="ce26"/>
          <table:table-cell/>
          <table:table-cell table:style-name="ce26" table:number-columns-repeated="2"/>
          <table:table-cell table:number-columns-repeated="6"/>
          <table:table-cell table:style-name="ce26" table:number-columns-repeated="5"/>
          <table:table-cell table:number-columns-repeated="16324"/>
        </table:table-row>
        <table:table-row table:style-name="ro1">
          <table:table-cell table:number-columns-repeated="38"/>
          <table:table-cell table:style-name="ce26"/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27"/>
          <table:table-cell table:style-name="ce26" table:number-columns-repeated="6"/>
          <table:table-cell table:number-columns-repeated="3"/>
          <table:table-cell table:style-name="ce26"/>
          <table:table-cell table:number-columns-repeated="16324"/>
        </table:table-row>
        <table:table-row table:style-name="ro1">
          <table:table-cell table:number-columns-repeated="38"/>
          <table:table-cell table:style-name="ce26"/>
          <table:table-cell/>
          <table:table-cell table:style-name="ce26"/>
          <table:table-cell table:number-columns-repeated="4"/>
          <table:table-cell table:style-name="ce26" table:number-columns-repeated="2"/>
          <table:table-cell/>
          <table:table-cell table:style-name="ce26"/>
          <table:table-cell table:number-columns-repeated="3"/>
          <table:table-cell table:style-name="ce26" table:number-columns-repeated="2"/>
          <table:table-cell table:number-columns-repeated="5"/>
          <table:table-cell table:style-name="ce26" table:number-columns-repeated="2"/>
          <table:table-cell table:number-columns-repeated="16323"/>
        </table:table-row>
        <table:table-row table:style-name="ro1">
          <table:table-cell table:number-columns-repeated="3"/>
          <table: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2" calcext:value-type="float">
            <text:p>102</text:p>
          </table:table-cell>
          <table:table-cell table:style-name="Default"/>
          <table:table-cell table:style-name="ce16" table:formula="of:=IF([.E23]&gt;128;0;1)" office:value-type="float" office:value="1" calcext:value-type="float">
            <text:p>1</text:p>
          </table:table-cell>
          <table:table-cell table:style-name="ce16" table:formula="of:=IF([.F23]&gt;128;0;1)" office:value-type="float" office:value="1" calcext:value-type="float">
            <text:p>1</text:p>
          </table:table-cell>
          <table:table-cell table:style-name="ce16" table:formula="of:=IF([.G23]&gt;128;0;1)" office:value-type="float" office:value="1" calcext:value-type="float">
            <text:p>1</text:p>
          </table:table-cell>
          <table:table-cell table:style-name="ce16" table:formula="of:=IF([.H23]&gt;128;0;1)" office:value-type="float" office:value="1" calcext:value-type="float">
            <text:p>1</text:p>
          </table:table-cell>
          <table:table-cell table:style-name="ce16" table:formula="of:=IF([.I23]&gt;128;0;1)"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9"/>
          <table:table-cell table:style-name="ce26"/>
          <table:table-cell/>
          <table:table-cell table:style-name="ce26" table:number-columns-repeated="4"/>
          <table:table-cell/>
          <table:table-cell table:style-name="ce26" table:number-columns-repeated="2"/>
          <table:table-cell/>
          <table:table-cell table:style-name="ce26" table:number-columns-repeated="3"/>
          <table:table-cell table:number-columns-repeated="2"/>
          <table:table-cell table:style-name="ce26"/>
          <table:table-cell/>
          <table:table-cell table:style-name="ce26" table:number-columns-repeated="3"/>
          <table:table-cell table:number-columns-repeated="2"/>
          <table:table-cell table:style-name="ce26"/>
          <table:table-cell table:number-columns-repeated="16323"/>
        </table:table-row>
        <table:table-row table:style-name="ro1">
          <table:table-cell table:number-columns-repeated="3"/>
          <table:table-cell table:style-name="ce7"/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28" calcext:value-type="float">
            <text:p>228</text:p>
          </table:table-cell>
          <table:table-cell table:style-name="ce7"/>
          <table:table-cell table:style-name="ce16" table:formula="of:=IF([.E24]&gt;128;0;1)" office:value-type="float" office:value="0" calcext:value-type="float">
            <text:p>0</text:p>
          </table:table-cell>
          <table:table-cell table:style-name="ce16" table:formula="of:=IF([.F24]&gt;128;0;1)" office:value-type="float" office:value="1" calcext:value-type="float">
            <text:p>1</text:p>
          </table:table-cell>
          <table:table-cell table:style-name="ce16" table:formula="of:=IF([.G24]&gt;128;0;1)" office:value-type="float" office:value="0" calcext:value-type="float">
            <text:p>0</text:p>
          </table:table-cell>
          <table:table-cell table:style-name="ce16" table:formula="of:=IF([.H24]&gt;128;0;1)" office:value-type="float" office:value="1" calcext:value-type="float">
            <text:p>1</text:p>
          </table:table-cell>
          <table:table-cell table:style-name="ce16" table:formula="of:=IF([.I24]&gt;128;0;1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9"/>
          <table:table-cell table:style-name="ce26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6"/>
          <table:table-cell table:style-name="ce26"/>
          <table:table-cell table:number-columns-repeated="16323"/>
        </table:table-row>
        <table:table-row table:style-name="ro1">
          <table:table-cell table:number-columns-repeated="3"/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7" calcext:value-type="float">
            <text:p>27</text:p>
          </table:table-cell>
          <table:table-cell table:style-name="ce7"/>
          <table:table-cell table:style-name="ce16" table:formula="of:=IF([.E25]&gt;128;0;1)" office:value-type="float" office:value="1" calcext:value-type="float">
            <text:p>1</text:p>
          </table:table-cell>
          <table:table-cell table:style-name="ce16" table:formula="of:=IF([.F25]&gt;128;0;1)" office:value-type="float" office:value="1" calcext:value-type="float">
            <text:p>1</text:p>
          </table:table-cell>
          <table:table-cell table:style-name="ce16" table:formula="of:=IF([.G25]&gt;128;0;1)" office:value-type="float" office:value="0" calcext:value-type="float">
            <text:p>0</text:p>
          </table:table-cell>
          <table:table-cell table:style-name="ce16" table:formula="of:=IF([.H25]&gt;128;0;1)" office:value-type="float" office:value="1" calcext:value-type="float">
            <text:p>1</text:p>
          </table:table-cell>
          <table:table-cell table:style-name="ce16" table:formula="of:=IF([.I25]&gt;128;0;1)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9"/>
          <table:table-cell table:style-name="ce26" table:number-columns-repeated="2"/>
          <table:table-cell table:number-columns-repeated="3"/>
          <table:table-cell table:style-name="ce26" table:number-columns-repeated="4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6"/>
          <table:table-cell table:number-columns-repeated="16323"/>
        </table:table-row>
        <table:table-row table:style-name="ro1">
          <table:table-cell table:number-columns-repeated="3"/>
          <table:table-cell table:style-name="ce7"/>
          <table:table-cell office:value-type="float" office:value="39" calcext:value-type="float">
            <text:p>39</text:p>
          </table:table-cell>
          <table:table-cell office:value-type="float" office:value="161" calcext:value-type="float">
            <text:p>161</text:p>
          </table:table-cell>
          <table:table-cell office:value-type="float" office:value="220" calcext:value-type="float">
            <text:p>220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  <table:table-cell table:style-name="ce7"/>
          <table:table-cell table:style-name="ce16" table:formula="of:=IF([.E26]&gt;128;0;1)" office:value-type="float" office:value="1" calcext:value-type="float">
            <text:p>1</text:p>
          </table:table-cell>
          <table:table-cell table:style-name="ce16" table:formula="of:=IF([.F26]&gt;128;0;1)" office:value-type="float" office:value="0" calcext:value-type="float">
            <text:p>0</text:p>
          </table:table-cell>
          <table:table-cell table:style-name="ce16" table:formula="of:=IF([.G26]&gt;128;0;1)" office:value-type="float" office:value="0" calcext:value-type="float">
            <text:p>0</text:p>
          </table:table-cell>
          <table:table-cell table:style-name="ce16" table:formula="of:=IF([.H26]&gt;128;0;1)" office:value-type="float" office:value="0" calcext:value-type="float">
            <text:p>0</text:p>
          </table:table-cell>
          <table:table-cell table:style-name="ce16" table:formula="of:=IF([.I26]&gt;128;0;1)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0"/>
          <table:table-cell table:style-name="ce26"/>
          <table:table-cell table:number-columns-repeated="10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number-columns-repeated="16328"/>
        </table:table-row>
        <table:table-row table:style-name="ro1">
          <table:table-cell table:number-columns-repeated="3"/>
          <table:table-cell table:style-name="ce7"/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table:style-name="ce7"/>
          <table:table-cell table:style-name="ce16" table:formula="of:=IF([.E27]&gt;128;0;1)" office:value-type="float" office:value="0" calcext:value-type="float">
            <text:p>0</text:p>
          </table:table-cell>
          <table:table-cell table:style-name="ce16" table:formula="of:=IF([.F27]&gt;128;0;1)" office:value-type="float" office:value="0" calcext:value-type="float">
            <text:p>0</text:p>
          </table:table-cell>
          <table:table-cell table:style-name="ce16" table:formula="of:=IF([.G27]&gt;128;0;1)" office:value-type="float" office:value="0" calcext:value-type="float">
            <text:p>0</text:p>
          </table:table-cell>
          <table:table-cell table:style-name="ce16" table:formula="of:=IF([.H27]&gt;128;0;1)" office:value-type="float" office:value="0" calcext:value-type="float">
            <text:p>0</text:p>
          </table:table-cell>
          <table:table-cell table:style-name="ce16" table:formula="of:=IF([.I27]&gt;128;0;1)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20"/>
          <table:table-cell table:style-name="ce26" table:number-columns-repeated="12"/>
          <table:table-cell/>
          <table:table-cell table:style-name="ce26" table:number-columns-repeated="4"/>
          <table:table-cell table:number-columns-repeated="16328"/>
        </table:table-row>
        <table:table-row table:style-name="ro1">
          <table:table-cell table:number-columns-repeated="3"/>
          <table:table-cell table:style-name="ce7" table:number-columns-repeated="1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0]+1" office:value-type="float" office:value="10" calcext:value-type="float">
            <text:p>10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1]+1" office:value-type="float" office:value="9" calcext:value-type="float">
            <text:p>9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2]+1" office:value-type="float" office:value="8" calcext:value-type="float">
            <text:p>8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3]+1" office:value-type="float" office:value="7" calcext:value-type="float">
            <text:p>7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4]+1" office:value-type="float" office:value="6" calcext:value-type="float">
            <text:p>6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5]+1" office:value-type="float" office:value="5" calcext:value-type="float">
            <text:p>5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6]+1" office:value-type="float" office:value="4" calcext:value-type="float">
            <text:p>4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7]+1" office:value-type="float" office:value="3" calcext:value-type="float">
            <text:p>3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8]+1" office:value-type="float" office:value="2" calcext:value-type="float">
            <text:p>2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table:formula="of:=[.C39]+1" office:value-type="float" office:value="1" calcext:value-type="float">
            <text:p>1</text:p>
          </table:table-cell>
          <table:table-cell table:style-name="ce8" table:number-columns-repeated="10"/>
          <table:table-cell table:style-name="ce7" table:number-columns-repeated="6"/>
          <table:table-cell table:number-columns-repeated="16365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9]+1" office:value-type="float" office:value="2" calcext:value-type="float">
            <text:p>2</text:p>
          </table:table-cell>
          <table:table-cell table:style-name="ce4" table:formula="of:=[.E39]+1" office:value-type="float" office:value="3" calcext:value-type="float">
            <text:p>3</text:p>
          </table:table-cell>
          <table:table-cell table:style-name="ce4" table:formula="of:=[.F39]+1" office:value-type="float" office:value="4" calcext:value-type="float">
            <text:p>4</text:p>
          </table:table-cell>
          <table:table-cell table:style-name="ce4" table:formula="of:=[.G39]+1" office:value-type="float" office:value="5" calcext:value-type="float">
            <text:p>5</text:p>
          </table:table-cell>
          <table:table-cell table:style-name="ce4" table:formula="of:=[.H39]+1" office:value-type="float" office:value="6" calcext:value-type="float">
            <text:p>6</text:p>
          </table:table-cell>
          <table:table-cell table:style-name="ce4" table:formula="of:=[.I39]+1" office:value-type="float" office:value="7" calcext:value-type="float">
            <text:p>7</text:p>
          </table:table-cell>
          <table:table-cell table:style-name="ce4" table:formula="of:=[.J39]+1" office:value-type="float" office:value="8" calcext:value-type="float">
            <text:p>8</text:p>
          </table:table-cell>
          <table:table-cell table:style-name="ce4" table:formula="of:=[.K39]+1" office:value-type="float" office:value="9" calcext:value-type="float">
            <text:p>9</text:p>
          </table:table-cell>
          <table:table-cell table:style-name="ce4" table:formula="of:=[.L39]+1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number-columns-repeated="21"/>
          <table:table-cell table:style-name="ce23" table:formula="of:=&quot;[ &quot; &amp; COM.MICROSOFT.TEXTJOIN(&quot;, &quot;;TRUE();[.V41:.V56]) &amp; &quot; ]&quot;" office:value-type="string" office:string-value="[ [{0, 10}, {1, 10}], [{1, 10}, {2, 10}], [{2, 10}, {3, 10}], [{3, 10}, {4, 10}], [{4, 10}, {5, 10}], [{5, 10}, {5, 9}], [{5, 9}, {5, 8}], [{5, 8}, {5, 7}], [{5, 7}, {4, 7}], [{4, 7}, {3, 7}], [{3, 7}, {2, 7}], [{2, 7}, {1, 7}], [{1, 7}, {0, 7}], [{0, 7}, {0, 8}], [{0, 8}, {0, 9}], [{0, 9}, {0, 10}] ]" calcext:value-type="string">
            <text:p>[ [{0, 10}, {1, 10}], [{1, 10}, {2, 10}], [{2, 10}, {3, 10}], [{3, 10}, {4, 10}], [{4, 10}, {5, 10}], [{5, 10}, {5, 9}], [{5, 9}, {5, 8}], [{5, 8}, {5, 7}], [{5, 7}, {4, 7}], [{4, 7}, {3, 7}], [{3, 7}, {2, 7}], [{2, 7}, {1, 7}], [{1, 7}, {0, 7}], [{0, 7}, {0, 8}], [{0, 8}, {0, 9}], [{0, 9}, {0, 10}] ]</text:p>
          </table:table-cell>
          <table:table-cell table:number-columns-repeated="11"/>
          <table:table-cell table:style-name="ce23" table:formula="of:=&quot;[ &quot; &amp; COM.MICROSOFT.TEXTJOIN(&quot;, &quot;;TRUE();[.AH41:.AH56]) &amp; &quot; ]&quot;" office:value-type="string" office:string-value="[ [{2, 9}, {3, 9}], [{3, 9}, {4, 9}], [{4, 9}, {4, 8}], [{4, 8}, {3, 8}], [{3, 8}, {2, 8}], [{2, 8}, {2, 9}] ]" calcext:value-type="string">
            <text:p>[ [{2, 9}, {3, 9}], [{3, 9}, {4, 9}], [{4, 9}, {4, 8}], [{4, 8}, {3, 8}], [{3, 8}, {2, 8}], [{2, 8}, {2, 9}] ]</text:p>
          </table:table-cell>
          <table:table-cell table:number-columns-repeated="16350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P41]+1" office:value-type="float" office:value="1" calcext:value-type="float">
            <text:p>1</text:p>
          </table:table-cell>
          <table:table-cell table:formula="of:=[.Q41]" office:value-type="float" office:value="10" calcext:value-type="float">
            <text:p>10</text:p>
          </table:table-cell>
          <table:table-cell table:number-columns-repeated="2"/>
          <table:table-cell table:style-name="ce24" table:formula="of:=&quot;[{&quot;&amp;[.P41]&amp;&quot;, &quot;&amp;[.Q41]&amp;&quot;}, {&quot;&amp;[.R41]&amp;&quot;, &quot;&amp;[.S41]&amp;&quot;}]&quot;" office:value-type="string" office:string-value="[{0, 10}, {1, 10}]" calcext:value-type="string">
            <text:p>[{0, 10}, {1, 10}]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AB41]+1" office:value-type="float" office:value="3" calcext:value-type="float">
            <text:p>3</text:p>
          </table:table-cell>
          <table:table-cell table:formula="of:=[.AC41]" office:value-type="float" office:value="9" calcext:value-type="float">
            <text:p>9</text:p>
          </table:table-cell>
          <table:table-cell table:number-columns-repeated="2"/>
          <table:table-cell table:style-name="ce24" table:formula="of:=&quot;[{&quot;&amp;[.AB41]&amp;&quot;, &quot;&amp;[.AC41]&amp;&quot;}, {&quot;&amp;[.AD41]&amp;&quot;, &quot;&amp;[.AE41]&amp;&quot;}]&quot;" office:value-type="string" office:string-value="[{2, 9}, {3, 9}]" calcext:value-type="string">
            <text:p>[{2, 9}, {3, 9}]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formula="of:=[.R41]" office:value-type="float" office:value="1" calcext:value-type="float">
            <text:p>1</text:p>
          </table:table-cell>
          <table:table-cell table:formula="of:=[.S41]" office:value-type="float" office:value="10" calcext:value-type="float">
            <text:p>10</text:p>
          </table:table-cell>
          <table:table-cell table:formula="of:=[.P42]+1" office:value-type="float" office:value="2" calcext:value-type="float">
            <text:p>2</text:p>
          </table:table-cell>
          <table:table-cell table:formula="of:=[.Q42]" office:value-type="float" office:value="10" calcext:value-type="float">
            <text:p>10</text:p>
          </table:table-cell>
          <table:table-cell table:number-columns-repeated="2"/>
          <table:table-cell table:style-name="ce24" table:formula="of:=&quot;[{&quot;&amp;[.P42]&amp;&quot;, &quot;&amp;[.Q42]&amp;&quot;}, {&quot;&amp;[.R42]&amp;&quot;, &quot;&amp;[.S42]&amp;&quot;}]&quot;" office:value-type="string" office:string-value="[{1, 10}, {2, 10}]" calcext:value-type="string">
            <text:p>[{1, 10}, {2, 10}]</text:p>
          </table:table-cell>
          <table:table-cell table:number-columns-repeated="5"/>
          <table:table-cell table:formula="of:=[.AD41]" office:value-type="float" office:value="3" calcext:value-type="float">
            <text:p>3</text:p>
          </table:table-cell>
          <table:table-cell table:formula="of:=[.AE41]" office:value-type="float" office:value="9" calcext:value-type="float">
            <text:p>9</text:p>
          </table:table-cell>
          <table:table-cell table:formula="of:=[.AB42]+1" office:value-type="float" office:value="4" calcext:value-type="float">
            <text:p>4</text:p>
          </table:table-cell>
          <table:table-cell table:formula="of:=[.AC42]" office:value-type="float" office:value="9" calcext:value-type="float">
            <text:p>9</text:p>
          </table:table-cell>
          <table:table-cell table:number-columns-repeated="2"/>
          <table:table-cell table:style-name="ce24" table:formula="of:=&quot;[{&quot;&amp;[.AB42]&amp;&quot;, &quot;&amp;[.AC42]&amp;&quot;}, {&quot;&amp;[.AD42]&amp;&quot;, &quot;&amp;[.AE42]&amp;&quot;}]&quot;" office:value-type="string" office:string-value="[{3, 9}, {4, 9}]" calcext:value-type="string">
            <text:p>[{3, 9}, {4, 9}]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formula="of:=[.R42]" office:value-type="float" office:value="2" calcext:value-type="float">
            <text:p>2</text:p>
          </table:table-cell>
          <table:table-cell table:formula="of:=[.S42]" office:value-type="float" office:value="10" calcext:value-type="float">
            <text:p>10</text:p>
          </table:table-cell>
          <table:table-cell table:formula="of:=[.P43]+1" office:value-type="float" office:value="3" calcext:value-type="float">
            <text:p>3</text:p>
          </table:table-cell>
          <table:table-cell table:formula="of:=[.Q43]" office:value-type="float" office:value="10" calcext:value-type="float">
            <text:p>10</text:p>
          </table:table-cell>
          <table:table-cell table:number-columns-repeated="2"/>
          <table:table-cell table:style-name="ce24" table:formula="of:=&quot;[{&quot;&amp;[.P43]&amp;&quot;, &quot;&amp;[.Q43]&amp;&quot;}, {&quot;&amp;[.R43]&amp;&quot;, &quot;&amp;[.S43]&amp;&quot;}]&quot;" office:value-type="string" office:string-value="[{2, 10}, {3, 10}]" calcext:value-type="string">
            <text:p>[{2, 10}, {3, 10}]</text:p>
          </table:table-cell>
          <table:table-cell table:number-columns-repeated="5"/>
          <table:table-cell table:formula="of:=[.AD42]" office:value-type="float" office:value="4" calcext:value-type="float">
            <text:p>4</text:p>
          </table:table-cell>
          <table:table-cell table:formula="of:=[.AE42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table:formula="of:=&quot;[{&quot;&amp;[.AB43]&amp;&quot;, &quot;&amp;[.AC43]&amp;&quot;}, {&quot;&amp;[.AD43]&amp;&quot;, &quot;&amp;[.AE43]&amp;&quot;}]&quot;" office:value-type="string" office:string-value="[{4, 9}, {4, 8}]" calcext:value-type="string">
            <text:p>[{4, 9}, {4, 8}]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formula="of:=[.R43]" office:value-type="float" office:value="3" calcext:value-type="float">
            <text:p>3</text:p>
          </table:table-cell>
          <table:table-cell table:formula="of:=[.S43]" office:value-type="float" office:value="10" calcext:value-type="float">
            <text:p>10</text:p>
          </table:table-cell>
          <table:table-cell table:formula="of:=[.P44]+1" office:value-type="float" office:value="4" calcext:value-type="float">
            <text:p>4</text:p>
          </table:table-cell>
          <table:table-cell table:formula="of:=[.Q44]" office:value-type="float" office:value="10" calcext:value-type="float">
            <text:p>10</text:p>
          </table:table-cell>
          <table:table-cell table:number-columns-repeated="2"/>
          <table:table-cell table:style-name="ce24" table:formula="of:=&quot;[{&quot;&amp;[.P44]&amp;&quot;, &quot;&amp;[.Q44]&amp;&quot;}, {&quot;&amp;[.R44]&amp;&quot;, &quot;&amp;[.S44]&amp;&quot;}]&quot;" office:value-type="string" office:string-value="[{3, 10}, {4, 10}]" calcext:value-type="string">
            <text:p>[{3, 10}, {4, 10}]</text:p>
          </table:table-cell>
          <table:table-cell table:number-columns-repeated="5"/>
          <table:table-cell table:formula="of:=[.AD43]" office:value-type="float" office:value="4" calcext:value-type="float">
            <text:p>4</text:p>
          </table:table-cell>
          <table:table-cell table:formula="of:=[.AE4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AC44]" office:value-type="float" office:value="8" calcext:value-type="float">
            <text:p>8</text:p>
          </table:table-cell>
          <table:table-cell table:number-columns-repeated="2"/>
          <table:table-cell table:style-name="ce24" table:formula="of:=&quot;[{&quot;&amp;[.AB44]&amp;&quot;, &quot;&amp;[.AC44]&amp;&quot;}, {&quot;&amp;[.AD44]&amp;&quot;, &quot;&amp;[.AE44]&amp;&quot;}]&quot;" office:value-type="string" office:string-value="[{4, 8}, {3, 8}]" calcext:value-type="string">
            <text:p>[{4, 8}, {3, 8}]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formula="of:=[.R44]" office:value-type="float" office:value="4" calcext:value-type="float">
            <text:p>4</text:p>
          </table:table-cell>
          <table:table-cell table:formula="of:=[.S44]" office:value-type="float" office:value="10" calcext:value-type="float">
            <text:p>10</text:p>
          </table:table-cell>
          <table:table-cell table:formula="of:=[.P45]+1" office:value-type="float" office:value="5" calcext:value-type="float">
            <text:p>5</text:p>
          </table:table-cell>
          <table:table-cell table:formula="of:=[.Q45]" office:value-type="float" office:value="10" calcext:value-type="float">
            <text:p>10</text:p>
          </table:table-cell>
          <table:table-cell table:number-columns-repeated="2"/>
          <table:table-cell table:style-name="ce24" table:formula="of:=&quot;[{&quot;&amp;[.P45]&amp;&quot;, &quot;&amp;[.Q45]&amp;&quot;}, {&quot;&amp;[.R45]&amp;&quot;, &quot;&amp;[.S45]&amp;&quot;}]&quot;" office:value-type="string" office:string-value="[{4, 10}, {5, 10}]" calcext:value-type="string">
            <text:p>[{4, 10}, {5, 10}]</text:p>
          </table:table-cell>
          <table:table-cell table:number-columns-repeated="5"/>
          <table:table-cell table:formula="of:=[.AD44]" office:value-type="float" office:value="3" calcext:value-type="float">
            <text:p>3</text:p>
          </table:table-cell>
          <table:table-cell table:formula="of:=[.AE44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AC45]" office:value-type="float" office:value="8" calcext:value-type="float">
            <text:p>8</text:p>
          </table:table-cell>
          <table:table-cell table:number-columns-repeated="2"/>
          <table:table-cell table:style-name="ce24" table:formula="of:=&quot;[{&quot;&amp;[.AB45]&amp;&quot;, &quot;&amp;[.AC45]&amp;&quot;}, {&quot;&amp;[.AD45]&amp;&quot;, &quot;&amp;[.AE45]&amp;&quot;}]&quot;" office:value-type="string" office:string-value="[{3, 8}, {2, 8}]" calcext:value-type="string">
            <text:p>[{3, 8}, {2, 8}]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formula="of:=[.R45]" office:value-type="float" office:value="5" calcext:value-type="float">
            <text:p>5</text:p>
          </table:table-cell>
          <table:table-cell table:formula="of:=[.S45]" office:value-type="float" office:value="10" calcext:value-type="float">
            <text:p>10</text:p>
          </table:table-cell>
          <table:table-cell table:formula="of:=[.P46]" office:value-type="float" office:value="5" calcext:value-type="float">
            <text:p>5</text:p>
          </table:table-cell>
          <table:table-cell table:formula="of:=[.Q46]-1" office:value-type="float" office:value="9" calcext:value-type="float">
            <text:p>9</text:p>
          </table:table-cell>
          <table:table-cell table:number-columns-repeated="2"/>
          <table:table-cell table:style-name="ce24" table:formula="of:=&quot;[{&quot;&amp;[.P46]&amp;&quot;, &quot;&amp;[.Q46]&amp;&quot;}, {&quot;&amp;[.R46]&amp;&quot;, &quot;&amp;[.S46]&amp;&quot;}]&quot;" office:value-type="string" office:string-value="[{5, 10}, {5, 9}]" calcext:value-type="string">
            <text:p>[{5, 10}, {5, 9}]</text:p>
          </table:table-cell>
          <table:table-cell table:number-columns-repeated="5"/>
          <table:table-cell table:formula="of:=[.AD45]" office:value-type="float" office:value="2" calcext:value-type="float">
            <text:p>2</text:p>
          </table:table-cell>
          <table:table-cell table:formula="of:=[.AE45]" office:value-type="float" office:value="8" calcext:value-type="float">
            <text:p>8</text:p>
          </table:table-cell>
          <table:table-cell table:formula="of:=[.AB46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table:formula="of:=&quot;[{&quot;&amp;[.AB46]&amp;&quot;, &quot;&amp;[.AC46]&amp;&quot;}, {&quot;&amp;[.AD46]&amp;&quot;, &quot;&amp;[.AE46]&amp;&quot;}]&quot;" office:value-type="string" office:string-value="[{2, 8}, {2, 9}]" calcext:value-type="string">
            <text:p>[{2, 8}, {2, 9}]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formula="of:=[.R46]" office:value-type="float" office:value="5" calcext:value-type="float">
            <text:p>5</text:p>
          </table:table-cell>
          <table:table-cell table:formula="of:=[.S46]" office:value-type="float" office:value="9" calcext:value-type="float">
            <text:p>9</text:p>
          </table:table-cell>
          <table:table-cell table:formula="of:=[.P47]" office:value-type="float" office:value="5" calcext:value-type="float">
            <text:p>5</text:p>
          </table:table-cell>
          <table:table-cell table:formula="of:=[.Q47]-1" office:value-type="float" office:value="8" calcext:value-type="float">
            <text:p>8</text:p>
          </table:table-cell>
          <table:table-cell table:number-columns-repeated="2"/>
          <table:table-cell table:style-name="ce24" table:formula="of:=&quot;[{&quot;&amp;[.P47]&amp;&quot;, &quot;&amp;[.Q47]&amp;&quot;}, {&quot;&amp;[.R47]&amp;&quot;, &quot;&amp;[.S47]&amp;&quot;}]&quot;" office:value-type="string" office:string-value="[{5, 9}, {5, 8}]" calcext:value-type="string">
            <text:p>[{5, 9}, {5, 8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47]" office:value-type="float" office:value="5" calcext:value-type="float">
            <text:p>5</text:p>
          </table:table-cell>
          <table:table-cell table:formula="of:=[.S47]" office:value-type="float" office:value="8" calcext:value-type="float">
            <text:p>8</text:p>
          </table:table-cell>
          <table:table-cell table:formula="of:=[.P48]" office:value-type="float" office:value="5" calcext:value-type="float">
            <text:p>5</text:p>
          </table:table-cell>
          <table:table-cell table:formula="of:=[.Q48]-1" office:value-type="float" office:value="7" calcext:value-type="float">
            <text:p>7</text:p>
          </table:table-cell>
          <table:table-cell table:number-columns-repeated="2"/>
          <table:table-cell table:style-name="ce24" table:formula="of:=&quot;[{&quot;&amp;[.P48]&amp;&quot;, &quot;&amp;[.Q48]&amp;&quot;}, {&quot;&amp;[.R48]&amp;&quot;, &quot;&amp;[.S48]&amp;&quot;}]&quot;" office:value-type="string" office:string-value="[{5, 8}, {5, 7}]" calcext:value-type="string">
            <text:p>[{5, 8}, {5, 7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48]" office:value-type="float" office:value="5" calcext:value-type="float">
            <text:p>5</text:p>
          </table:table-cell>
          <table:table-cell table:formula="of:=[.S48]" office:value-type="float" office:value="7" calcext:value-type="float">
            <text:p>7</text:p>
          </table:table-cell>
          <table:table-cell table:formula="of:=[.P49]-1" office:value-type="float" office:value="4" calcext:value-type="float">
            <text:p>4</text:p>
          </table:table-cell>
          <table:table-cell table:formula="of:=[.Q49]" office:value-type="float" office:value="7" calcext:value-type="float">
            <text:p>7</text:p>
          </table:table-cell>
          <table:table-cell table:number-columns-repeated="2"/>
          <table:table-cell table:style-name="ce24" table:formula="of:=&quot;[{&quot;&amp;[.P49]&amp;&quot;, &quot;&amp;[.Q49]&amp;&quot;}, {&quot;&amp;[.R49]&amp;&quot;, &quot;&amp;[.S49]&amp;&quot;}]&quot;" office:value-type="string" office:string-value="[{5, 7}, {4, 7}]" calcext:value-type="string">
            <text:p>[{5, 7}, {4, 7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49]" office:value-type="float" office:value="4" calcext:value-type="float">
            <text:p>4</text:p>
          </table:table-cell>
          <table:table-cell table:formula="of:=[.S49]" office:value-type="float" office:value="7" calcext:value-type="float">
            <text:p>7</text:p>
          </table:table-cell>
          <table:table-cell table:formula="of:=[.P50]-1" office:value-type="float" office:value="3" calcext:value-type="float">
            <text:p>3</text:p>
          </table:table-cell>
          <table:table-cell table:formula="of:=[.Q50]" office:value-type="float" office:value="7" calcext:value-type="float">
            <text:p>7</text:p>
          </table:table-cell>
          <table:table-cell table:number-columns-repeated="2"/>
          <table:table-cell table:style-name="ce24" table:formula="of:=&quot;[{&quot;&amp;[.P50]&amp;&quot;, &quot;&amp;[.Q50]&amp;&quot;}, {&quot;&amp;[.R50]&amp;&quot;, &quot;&amp;[.S50]&amp;&quot;}]&quot;" office:value-type="string" office:string-value="[{4, 7}, {3, 7}]" calcext:value-type="string">
            <text:p>[{4, 7}, {3, 7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50]" office:value-type="float" office:value="3" calcext:value-type="float">
            <text:p>3</text:p>
          </table:table-cell>
          <table:table-cell table:formula="of:=[.S50]" office:value-type="float" office:value="7" calcext:value-type="float">
            <text:p>7</text:p>
          </table:table-cell>
          <table:table-cell table:formula="of:=[.P51]-1" office:value-type="float" office:value="2" calcext:value-type="float">
            <text:p>2</text:p>
          </table:table-cell>
          <table:table-cell table:formula="of:=[.Q51]" office:value-type="float" office:value="7" calcext:value-type="float">
            <text:p>7</text:p>
          </table:table-cell>
          <table:table-cell table:number-columns-repeated="2"/>
          <table:table-cell table:style-name="ce24" table:formula="of:=&quot;[{&quot;&amp;[.P51]&amp;&quot;, &quot;&amp;[.Q51]&amp;&quot;}, {&quot;&amp;[.R51]&amp;&quot;, &quot;&amp;[.S51]&amp;&quot;}]&quot;" office:value-type="string" office:string-value="[{3, 7}, {2, 7}]" calcext:value-type="string">
            <text:p>[{3, 7}, {2, 7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51]" office:value-type="float" office:value="2" calcext:value-type="float">
            <text:p>2</text:p>
          </table:table-cell>
          <table:table-cell table:formula="of:=[.S51]" office:value-type="float" office:value="7" calcext:value-type="float">
            <text:p>7</text:p>
          </table:table-cell>
          <table:table-cell table:formula="of:=[.P52]-1" office:value-type="float" office:value="1" calcext:value-type="float">
            <text:p>1</text:p>
          </table:table-cell>
          <table:table-cell table:formula="of:=[.Q52]" office:value-type="float" office:value="7" calcext:value-type="float">
            <text:p>7</text:p>
          </table:table-cell>
          <table:table-cell table:number-columns-repeated="2"/>
          <table:table-cell table:style-name="ce24" table:formula="of:=&quot;[{&quot;&amp;[.P52]&amp;&quot;, &quot;&amp;[.Q52]&amp;&quot;}, {&quot;&amp;[.R52]&amp;&quot;, &quot;&amp;[.S52]&amp;&quot;}]&quot;" office:value-type="string" office:string-value="[{2, 7}, {1, 7}]" calcext:value-type="string">
            <text:p>[{2, 7}, {1, 7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52]" office:value-type="float" office:value="1" calcext:value-type="float">
            <text:p>1</text:p>
          </table:table-cell>
          <table:table-cell table:formula="of:=[.S52]" office:value-type="float" office:value="7" calcext:value-type="float">
            <text:p>7</text:p>
          </table:table-cell>
          <table:table-cell table:formula="of:=[.P53]-1" office:value-type="float" office:value="0" calcext:value-type="float">
            <text:p>0</text:p>
          </table:table-cell>
          <table:table-cell table:formula="of:=[.Q53]" office:value-type="float" office:value="7" calcext:value-type="float">
            <text:p>7</text:p>
          </table:table-cell>
          <table:table-cell table:number-columns-repeated="2"/>
          <table:table-cell table:style-name="ce24" table:formula="of:=&quot;[{&quot;&amp;[.P53]&amp;&quot;, &quot;&amp;[.Q53]&amp;&quot;}, {&quot;&amp;[.R53]&amp;&quot;, &quot;&amp;[.S53]&amp;&quot;}]&quot;" office:value-type="string" office:string-value="[{1, 7}, {0, 7}]" calcext:value-type="string">
            <text:p>[{1, 7}, {0, 7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53]" office:value-type="float" office:value="0" calcext:value-type="float">
            <text:p>0</text:p>
          </table:table-cell>
          <table:table-cell table:formula="of:=[.S53]" office:value-type="float" office:value="7" calcext:value-type="float">
            <text:p>7</text:p>
          </table:table-cell>
          <table:table-cell table:formula="of:=[.P54]" office:value-type="float" office:value="0" calcext:value-type="float">
            <text:p>0</text:p>
          </table:table-cell>
          <table:table-cell table:formula="of:=[.Q54]+1" office:value-type="float" office:value="8" calcext:value-type="float">
            <text:p>8</text:p>
          </table:table-cell>
          <table:table-cell table:number-columns-repeated="2"/>
          <table:table-cell table:style-name="ce24" table:formula="of:=&quot;[{&quot;&amp;[.P54]&amp;&quot;, &quot;&amp;[.Q54]&amp;&quot;}, {&quot;&amp;[.R54]&amp;&quot;, &quot;&amp;[.S54]&amp;&quot;}]&quot;" office:value-type="string" office:string-value="[{0, 7}, {0, 8}]" calcext:value-type="string">
            <text:p>[{0, 7}, {0, 8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54]" office:value-type="float" office:value="0" calcext:value-type="float">
            <text:p>0</text:p>
          </table:table-cell>
          <table:table-cell table:formula="of:=[.S54]" office:value-type="float" office:value="8" calcext:value-type="float">
            <text:p>8</text:p>
          </table:table-cell>
          <table:table-cell table:formula="of:=[.P55]" office:value-type="float" office:value="0" calcext:value-type="float">
            <text:p>0</text:p>
          </table:table-cell>
          <table:table-cell table:formula="of:=[.Q55]+1" office:value-type="float" office:value="9" calcext:value-type="float">
            <text:p>9</text:p>
          </table:table-cell>
          <table:table-cell table:number-columns-repeated="2"/>
          <table:table-cell table:style-name="ce24" table:formula="of:=&quot;[{&quot;&amp;[.P55]&amp;&quot;, &quot;&amp;[.Q55]&amp;&quot;}, {&quot;&amp;[.R55]&amp;&quot;, &quot;&amp;[.S55]&amp;&quot;}]&quot;" office:value-type="string" office:string-value="[{0, 8}, {0, 9}]" calcext:value-type="string">
            <text:p>[{0, 8}, {0, 9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>
          <table:table-cell table:number-columns-repeated="15"/>
          <table:table-cell table:formula="of:=[.R55]" office:value-type="float" office:value="0" calcext:value-type="float">
            <text:p>0</text:p>
          </table:table-cell>
          <table:table-cell table:formula="of:=[.S55]" office:value-type="float" office:value="9" calcext:value-type="float">
            <text:p>9</text:p>
          </table:table-cell>
          <table:table-cell table:formula="of:=[.P56]" office:value-type="float" office:value="0" calcext:value-type="float">
            <text:p>0</text:p>
          </table:table-cell>
          <table:table-cell table:formula="of:=[.Q56]+1" office:value-type="float" office:value="10" calcext:value-type="float">
            <text:p>10</text:p>
          </table:table-cell>
          <table:table-cell table:number-columns-repeated="2"/>
          <table:table-cell table:style-name="ce24" table:formula="of:=&quot;[{&quot;&amp;[.P56]&amp;&quot;, &quot;&amp;[.Q56]&amp;&quot;}, {&quot;&amp;[.R56]&amp;&quot;, &quot;&amp;[.S56]&amp;&quot;}]&quot;" office:value-type="string" office:string-value="[{0, 9}, {0, 10}]" calcext:value-type="string">
            <text:p>[{0, 9}, {0, 10}]</text:p>
          </table:table-cell>
          <table:table-cell table:number-columns-repeated="11"/>
          <table:table-cell table:style-name="ce24"/>
          <table:table-cell table:number-columns-repeated="16350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shapes>
          <draw:frame draw:z-index="0" draw:style-name="gr1" draw:text-style-name="P1" svg:width="7.4791in" svg:height="7.3272in" svg:x="12.4409in" svg:y="2.7791in">
            <draw:object draw:notify-on-update-of-ranges="Sheet2.H3:Sheet2.H66 Sheet2.I3:Sheet2.I66 Sheet2.J3:Sheet2.J66 Sheet2.K3:Sheet2.K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6378" table:default-cell-style-name="ce28"/>
        <table:table-row table:style-name="ro2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67"/>
        </table:table-row>
        <table:table-row table:style-name="ro2" table:number-rows-repeated="16">
          <table:table-cell table:number-columns-repeated="9"/>
          <table:table-cell table:style-name="Default" table:number-columns-repeated="2"/>
          <table:table-cell table:number-columns-repeated="16367"/>
        </table:table-row>
        <table:table-row table:style-name="ro2" table:number-rows-repeated="1048531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k Tsalicoglou</meta:initial-creator>
    <meta:creation-date>2024-05-04T15:45:38.199442234</meta:creation-date>
    <dc:date>2024-06-12T23:05:15.093655596</dc:date>
    <dc:creator>Isaak Tsalicoglou</dc:creator>
    <meta:editing-duration>P4DT19H13M10S</meta:editing-duration>
    <meta:editing-cycles>27</meta:editing-cycles>
    <meta:generator>LibreOffice/7.4.7.2$Linux_X86_64 LibreOffice_project/40$Build-2</meta:generator>
    <meta:printed-by>Isaak Tsalicoglou</meta:printed-by>
    <meta:print-date>2024-06-12T22:43:40.615664052</meta:print-date>
    <meta:document-statistic meta:table-count="2" meta:cell-count="8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8.998cm" svg:height="18.612cm" xlink:href=".." xlink:type="simple" chart:class="chart:scatter" chart:style-name="ch1">
        <chart:plot-area chart:style-name="ch2" table:cell-range-address="Sheet2.H3:Sheet2.I66 Sheet2.K3:Sheet2.K66" svg:x="0.379cm" svg:y="0.372cm" svg:width="18.24cm" svg:height="17.868cm">
          <chart:coordinate-region svg:x="1cm" svg:y="0.571cm" svg:width="17.432cm" svg:height="17.02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2.I3:Sheet2.I66" chart:class="chart:scatter">
            <chart:domain table:cell-range-address="Sheet2.H3:Sheet2.H66"/>
            <chart:data-point chart:repeated="64"/>
          </chart:series>
          <chart:series chart:style-name="ch7" chart:values-cell-range-address="Sheet2.K3:Sheet2.K66" chart:class="chart:scatter">
            <chart:domain table:cell-range-address="Sheet2.J3:Sheet2.J66"/>
            <chart:data-point chart:repeated="64"/>
          </chart:series>
          <chart:wall chart:style-name="ch8"/>
          <chart:floor chart:style-name="ch9"/>
        </chart:plot-area>
        <draw:frame draw:style-name="gr1" draw:text-style-name="P1" svg:width="0.1cm" svg:height="0.1cm" svg:x="0cm" svg:y="0cm">
          <draw:image xlink:href="Pictures/2000000600004A37000048B5F7B0AAC0359406BC.svm" xlink:type="simple" xlink:show="embed" xlink:actuate="onLoad" draw:mime-type="image/x-svm">
            <text:p/>
          </draw:image>
          <draw:image xlink:href="Pictures/10000001000002CF000002C00F85BD61C4746AA0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1D500003D8500002D51112BB68CF4D79778.svm" xlink:type="simple" xlink:show="embed" xlink:actuate="onLoad" draw:mime-type="image/x-svm">
            <text:p/>
          </draw:image>
          <draw:image xlink:href="Pictures/1000000100000254000001B7B6B02AB2C7E529A6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H3:Sheet2.H66</svg:desc>
                </draw:g>
              </table:table-cell>
              <table:table-cell office:value-type="float" office:value="8">
                <text:p>8</text:p>
                <draw:g>
                  <svg:desc>Sheet2.I3:Sheet2.I66</svg:desc>
                </draw:g>
              </table:table-cell>
              <table:table-cell office:value-type="float" office:value="1">
                <text:p>1</text:p>
                <draw:g>
                  <svg:desc>Sheet2.J3:Sheet2.J66</svg:desc>
                </draw:g>
              </table:table-cell>
              <table:table-cell office:value-type="float" office:value="8">
                <text:p>8</text:p>
                <draw:g>
                  <svg:desc>Sheet2.K3:Sheet2.K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